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Palatino Linotype" svg:font-family="'Palatino Linotype'" style:font-family-generic="roma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use-window-font-color="true" fo:font-size="10pt" style:font-size-asian="10pt" style:font-size-complex="10pt"/>
    </style:style>
    <style:style style:name="P3" style:family="paragraph" style:parent-style-name="Standard">
      <style:paragraph-properties fo:text-align="center" style:justify-single-word="false" style:writing-mode="lr-tb"/>
      <style:text-properties style:use-window-font-color="true" fo:font-size="10pt" style:font-size-asian="10pt" style:font-size-complex="10pt"/>
    </style:style>
    <style:style style:name="P4" style:family="paragraph" style:parent-style-name="Standard">
      <style:paragraph-properties style:writing-mode="lr-tb"/>
      <style:text-properties style:use-window-font-color="true" fo:font-size="10pt" style:font-size-asian="10pt" style:font-name-complex="Arial Unicode MS" style:font-size-complex="10pt"/>
    </style:style>
    <style:style style:name="P5" style:family="paragraph" style:parent-style-name="Standard">
      <style:paragraph-properties style:writing-mode="lr-tb"/>
      <style:text-properties style:use-window-font-color="true" fo:font-size="10pt" fo:language="it" fo:country="IT" style:font-size-asian="10pt" style:language-asian="it" style:country-asian="IT" style:font-size-complex="10pt"/>
    </style:style>
    <style:style style:name="P6" style:family="paragraph" style:parent-style-name="Standard">
      <style:paragraph-properties style:writing-mode="lr-tb"/>
      <style:text-properties style:use-window-font-color="true" fo:font-size="10pt" fo:language="en" fo:country="US" style:font-size-asian="10pt" style:font-size-complex="10pt"/>
    </style:style>
    <style:style style:name="P7" style:family="paragraph" style:parent-style-name="Standard">
      <style:paragraph-properties style:writing-mode="lr-tb"/>
      <style:text-properties style:use-window-font-color="true" fo:font-size="10pt" fo:language="en" fo:country="US" style:font-size-asian="10pt" style:font-name-complex="Arial Unicode MS" style:font-size-complex="10pt"/>
    </style:style>
    <style:style style:name="P8" style:family="paragraph" style:parent-style-name="Standard">
      <style:paragraph-properties fo:break-before="page" style:writing-mode="lr-tb"/>
      <style:text-properties style:use-window-font-color="true" fo:font-size="10pt" style:font-size-asian="10pt" style:font-size-complex="10pt"/>
    </style:style>
    <style:style style:name="P9" style:family="paragraph" style:parent-style-name="Standard">
      <style:paragraph-properties fo:break-before="page" style:writing-mode="lr-tb"/>
      <style:text-properties style:use-window-font-color="true" fo:font-size="10pt" style:font-size-asian="10pt" style:font-name-complex="Arial Unicode MS" style:font-size-complex="10pt"/>
    </style:style>
    <style:style style:name="P10" style:family="paragraph" style:parent-style-name="Standard">
      <style:paragraph-properties fo:margin-left="0cm" fo:margin-right="0cm" fo:text-indent="0.635cm" style:auto-text-indent="false" style:writing-mode="lr-tb"/>
    </style:style>
    <style:style style:name="P11" style:family="paragraph" style:parent-style-name="Standard">
      <style:paragraph-properties fo:margin-left="0cm" fo:margin-right="0cm" fo:text-indent="0.635cm" style:auto-text-indent="false" style:writing-mode="lr-tb"/>
      <style:text-properties style:use-window-font-color="true" fo:font-size="10pt" style:font-size-asian="10pt" style:font-size-complex="10pt"/>
    </style:style>
    <style:style style:name="P12" style:family="paragraph" style:parent-style-name="Standard">
      <style:paragraph-properties fo:margin-left="0cm" fo:margin-right="0cm" fo:text-indent="0.635cm" style:auto-text-indent="false" style:writing-mode="lr-tb">
        <style:tab-stops>
          <style:tab-stop style:position="10.345cm"/>
        </style:tab-stops>
      </style:paragraph-properties>
      <style:text-properties style:use-window-font-color="true" fo:font-size="10pt" style:font-size-asian="10pt" style:font-size-complex="10pt"/>
    </style:style>
    <style:style style:name="P13" style:family="paragraph" style:parent-style-name="Standard">
      <style:paragraph-properties fo:margin-left="0cm" fo:margin-right="0cm" fo:text-indent="0.635cm" style:auto-text-indent="false" style:writing-mode="lr-tb">
        <style:tab-stops>
          <style:tab-stop style:position="10.597cm"/>
        </style:tab-stops>
      </style:paragraph-properties>
    </style:style>
    <style:style style:name="P14" style:family="paragraph" style:parent-style-name="Standard">
      <style:paragraph-properties fo:margin-left="0cm" fo:margin-right="0cm" fo:text-indent="0.635cm" style:auto-text-indent="false" fo:break-before="page" style:writing-mode="lr-tb"/>
      <style:text-properties style:use-window-font-color="true" fo:font-size="10pt" style:font-size-asian="10pt" style:font-size-complex="10pt"/>
    </style:style>
    <style:style style:name="P15" style:family="paragraph" style:parent-style-name="Standard">
      <style:paragraph-properties fo:margin-left="0cm" fo:margin-right="0cm" fo:text-indent="0.635cm" style:auto-text-indent="false" fo:break-before="page" style:writing-mode="lr-tb"/>
      <style:text-properties style:use-window-font-color="true" fo:font-size="10pt" style:font-size-asian="10pt" style:font-name-complex="Arial Unicode MS" style:font-size-complex="10pt"/>
    </style:style>
    <style:style style:name="P16" style:family="paragraph" style:parent-style-name="Standard">
      <style:paragraph-properties fo:margin-left="0.635cm" fo:margin-right="0cm" fo:text-indent="-0.635cm" style:auto-text-indent="false" style:writing-mode="lr-tb"/>
    </style:style>
    <style:style style:name="P17" style:family="paragraph" style:parent-style-name="Standard">
      <style:paragraph-properties fo:margin-left="0.635cm" fo:margin-right="0cm" fo:text-indent="-0.635cm" style:auto-text-indent="false" style:writing-mode="lr-tb"/>
      <style:text-properties style:use-window-font-color="true" fo:font-size="10pt" style:font-size-asian="10pt" style:font-size-complex="10pt"/>
    </style:style>
    <style:style style:name="P18" style:family="paragraph" style:parent-style-name="Standard">
      <style:paragraph-properties fo:margin-left="0.635cm" fo:margin-right="0cm" fo:text-indent="-0.635cm" style:auto-text-indent="false" fo:break-before="page" style:writing-mode="lr-tb"/>
      <style:text-properties style:use-window-font-color="true" fo:font-size="10pt" style:font-size-asian="10pt" style:font-size-complex="10pt"/>
    </style:style>
    <style:style style:name="P19" style:family="paragraph" style:parent-style-name="Standard" style:master-page-name="Standard">
      <style:paragraph-properties fo:text-align="center" style:justify-single-word="false" style:page-number="auto" style:writing-mode="lr-tb"/>
      <style:text-properties style:use-window-font-color="true" fo:font-size="10pt" style:font-size-asian="10pt" style:font-size-complex="10pt"/>
    </style:style>
    <style:style style:name="T1" style:family="text">
      <style:text-properties style:use-window-font-color="true" fo:font-size="10pt" style:font-size-asian="10pt" style:font-size-complex="10pt"/>
    </style:style>
    <style:style style:name="T2" style:family="text">
      <style:text-properties style:use-window-font-color="true" fo:font-size="10pt" style:font-size-asian="10pt" style:font-name-complex="Arial Unicode MS" style:font-size-complex="10pt"/>
    </style:style>
    <style:style style:name="T3" style:family="text">
      <style:text-properties style:use-window-font-color="true" fo:font-size="10pt" style:font-size-asian="10pt" style:language-asian="en" style:country-asian="US" style:font-size-complex="10pt"/>
    </style:style>
    <style:style style:name="T4" style:family="text">
      <style:text-properties style:use-window-font-color="true" fo:font-size="10pt" fo:language="es" fo:country="ES" style:font-size-asian="10pt" style:language-asian="es" style:country-asian="ES" style:font-size-complex="10pt"/>
    </style:style>
    <style:style style:name="T5" style:family="text">
      <style:text-properties style:use-window-font-color="true" fo:font-size="10pt" fo:language="it" fo:country="IT" style:font-size-asian="10pt" style:language-asian="it" style:country-asian="IT" style:font-size-complex="10pt"/>
    </style:style>
    <style:style style:name="T6" style:family="text">
      <style:text-properties style:use-window-font-color="true" fo:font-size="10pt" fo:language="en" fo:country="US" style:font-size-asian="10pt" style:font-size-complex="10pt"/>
    </style:style>
    <style:style style:name="T7" style:family="text">
      <style:text-properties style:use-window-font-color="true" fo:font-size="10pt" fo:language="en" fo:country="US" style:font-size-asian="10pt" style:font-name-complex="Arial Unicode MS" style:font-size-complex="10pt"/>
    </style:style>
    <style:style style:name="T8" style:family="text">
      <style:text-properties style:use-window-font-color="true" style:text-position="-25% 100%" fo:font-size="10pt" style:font-size-asian="10pt" style:font-size-complex="10pt"/>
    </style:style>
    <style:style style:name="T9" style:family="text">
      <style:text-properties style:use-window-font-color="true" style:text-position="35% 100%" fo:font-size="10pt" style:font-size-asian="10pt" style:font-size-complex="10pt"/>
    </style:style>
    <style:style style:name="T10" style:family="text">
      <style:text-properties style:use-window-font-color="true" style:text-position="25% 100%" fo:font-size="10pt" style:font-size-asian="10pt" style:font-size-complex="10pt"/>
    </style:style>
    <style:style style:name="T11" style:family="text">
      <style:text-properties style:use-window-font-color="true" style:text-position="-16% 100%" fo:font-size="10pt" style:font-size-asian="10pt" style:font-size-complex="10pt"/>
    </style:style>
    <style:style style:name="T12" style:family="text">
      <style:text-properties fo:font-variant="small-caps" style:use-window-font-color="true"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Henri de Régnier</text:p>
      <text:p text:style-name="P3"/>
      <text:p text:style-name="P3">Sujets et paysages</text:p>
      <text:p text:style-name="P2"/>
      <text:p text:style-name="P2">Incomplet, manquent : « Pays et paysages », « Gens et choses d’autrefois » (p. 1 à 189)</text:p>
      <text:p text:style-name="P8">ROMANTIQUES</text:p>
      <text:p text:style-name="P11">J'étais, il y a quelque temps, à l'ouverture de l'Exposition des Artistes indépendants et, comme la foule qui s'y pressait empêchait de voir les tableaux, je m'amusais à regarder les visages. II y en avait d'intéressants, car, outre le public com­posite qui fermait la cohue des curieux, la circons­tance avait amené là, des ateliers de Montmartre et de Montparnasse, beaucoup de jeunes gens. Ils avaient délaissé, ce jour-là, les pinceaux et la palette, et ils promenaient, à travers les salles encombrées, leur flânerie de spectateurs et leurs inquiétudes d'exposants. Tous, ils étaient recon- naissables à cette expression particulière que donne aux physionomies la pratique de l'art,mais, comme s'ils eussent craint de ne point cependant se distin­guer assez du commun, ils avaient, eût-on dit, cherché, par le caractère de leur coiffure et de leur vêtement, à bien marquer à tous les yeux l'indica­tion de leur état.</text:p>
      <text:p text:style-name="P11">C'est aux modes romantiques que cette jeunesse artiste m'a bien semblé avoir emprunté la coupe</text:p>
      <text:p text:style-name="P14"/>
      <text:p text:style-name="P2">de ses pantalons, l'ajustement de ses habits et la forme de ses chapeaux. Elle parait avoir pris ses modèles aux vignettes de Devéria et aux planches de Gavarni. Je crois d'ailleurs qu'en cela elle a obéi non seulement à son goût du pittoresque, mais peut-être aussi à un sentiment plu| incons­cient, mais non moins réel.</text:p>
      <text:p text:style-name="P11">Le romantisme, en effet, nous a laissé de beaux souvenirs de liberté, de hardiesse et d'indépen­dance, aussi rien n'est-il plus naturel à des jeunes gens que de se sentir en sympathie avec les modes d'une époque qui ëf représenté magnifiquement des aspirations qu'ils partagent avec elle, du fait même de leur jeunesse.</text:p>
      <text:p text:style-name="P11">C'est donc sans doute cette communauté d'idées et de désirs qui nous vaut de voir, cravatés haut et gilet és de velours, nos Delacroix de demain et de nous retourner avec plaisir sur leur passage pour admirer leurs airs de Jeunes-France et leurs allures mil huit cent trente.</text:p>
      <text:p text:style-name="P11">Certes, ce n'est pas moi qui reprocherai à nos jeunes artistes d'aujourd'hui d'avoir adopté ces modes d'autrefois^. surtout si elles sont pour eux un moven de s'entretenir en des idées d'indépen­dance et d'orisinalité. Si 3a couleur d'un gilet et la forme d'un chapeau peuvent les aider à mieux con­server présent à leur esprit ce louable souci, ils ont raison d'user de ce stratagème innocent. Cha­cun a les siens. Dans î'une des scènes de son beau</text:p>
      <text:p text:style-name="P14"/>
      <text:p text:style-name="P2">roman, la Lueur sur la cime, si plein de passion et de pensée, si romantique et si moderne à la fois, si vivant de caractères et de style, M. Jacques Vontade^ne nous rapporte-t-il pas que Hogarth, îe grand peintre anglais, avait fait incruster dans sa palette une arabesque en cuivre, de ia forme d'un S : c'était un memento, et il l'appelait la ligne de beauté. Elle lui rappelait de chercher à donner à ses figures de la flexibilité et de la souplesse.</text:p>
      <text:p text:style-name="P2"/>
      <text:p text:style-name="P11">Ce n'est pas seulement auprès des jeunes artistes que le Romantisme jouit de la faveur actuelle : le public entier s'intéresse à cette déjà lointaine et curieuse époque. Après le discrédit momentané que lui fît subir successivement la triple réaction par­nassienne, naturaliste et symboliste, le Romantisme a retrouvé des partisans et des admirateurs. Ses belles œuvres ont pris leur juste place dans notre littérature nationale et maintiennent l'attention sur la noble période littéraire qu'elles ont illustrée. D'autres productions même, d'un mérite moins éclatant, ne nous sont pas indifférentes, car elles ajoutent leurs _ nuances particulières à la couleur générale d'un temps dont aucune manifestation ne nous semble tout à fait inutile, si elle peut nous en mieux faire connaître l'esprit. Tel est le Shyhck</text:p>
      <text:p text:style-name="P14"/>
      <text:p text:style-name="P2">d'Alfred de Vigny, qu'a représenté la Comédie- Française.</text:p>
      <text:p text:style-name="P10"><text:span text:style-name="T1">Il serait peut-être exagéré de dire que cette adaptation du Marchand de Venise</text:span><text:span text:style-name="T8">;</text:span><text:span text:style-name="T1"> du grand Shakespeare, soit une des œuvres les plus impor­tantes du grand Vigny. La délicieuse et cruelle fan­taisie shakespearienne y apparaît un peu étriquée. Elle a perdu son aisance souveraine et sa hardiesse incomparable. Le vers timide et maladroit de l'a­daptateur ne contient que bien peu des images qui abondent au texte original, mais, quoi qu'il en soit, l'essai scénique d'Alfred de Vigny nous rensei­gne au moins sur la façon dont, aux premières années du Romantisme, on croyait devoir encore classiciser Shakespeare pour le rendre tolérableaux spectateurs français. Le Shyïock de Vigny a donc un intérêt historique, à défaut d'une haute valeur littéraire. Que le public prenne plaisir à ce spec­tacle, j'y vois un indice précieux !</text:span></text:p>
      <text:p text:style-name="P11">En effet, ce goût de l'époque romantique nous mènera sans doute à quelque chose qui serait à souhaiter. Ne serait-il pas curieux de commencer à reconstituer la mise en scène du théâtre roman­tique telle qu'elle était lors des représentations originales? Pourquoi, par exemple, ne pas nous donner un Hernani conforme à celui qui apparut aux yeux étonnés des contemporains? Le costume au théâtre a ses modes comme ailleurs. Nous nous en sommes aperçus au moment de la reprise d'_4/i-</text:p>
      <text:p text:style-name="P14"/>
      <text:p text:style-name="P1"><text:span text:style-name="T1">gelo. M</text:span><text:span text:style-name="T9">me</text:span><text:span text:style-name="T1"> Sarah Bernhardt a joué la Tisbé dans un costume fort différent de celui que portait jadis, dans Je même rôîe, M</text:span><text:span text:style-name="T9">lie</text:span><text:span text:style-name="T1"> Mars. Des gravures repro­duites par les journaux illustrés ont permis la comparaison, et justement, au moyen de ces gra­vures de jadis, il serait aisé de rendre aujourd'hui aux pièces romantiques l'aspect qu'elles eurent autrefois, il y aurait, dans ces reconstitutions rétrospectives, quelque chose qui ne déplairait peut-être pas aux amateurs de théâtre, s'ils res­semblent aux amateurs de livres, qui préfèrent les feuillets des éditions originales aux pages des plus</text:span></text:p>
      <text:p text:style-name="P2">somptueuses réimpressions.</text:p>
      <text:p text:style-name="P2"/>
      <text:p text:style-name="P11">Ce retour au Romantisme, qui est réel, s'est fait, il faut l'avouer, plus par les personnes que par les livres. Il est plus psychologique que littéraire. En effet,- il a coïncidé avec la publication de nombreux documents biographiques ou sentimentaux sur les héros romantiques, car le moment est arrivé pour eux où les archives laissent consulter leurs dos­siers et où les tiroirs laissent pénétrer leurs secrets.</text:p>
      <text:p text:style-name="P11">Depuis tiix ans, nous avons fêté beaucoup d'an­niversaires.</text:p>
      <text:p text:style-name="P11">Nous avons vu célébrer les centenaires de Michelet,de Balzac, de Yigny, de Hugo, de Dumas, de George Sand. Ï1 y a eu des cérémonies, des</text:p>
      <text:p text:style-name="P14"/>
      <text:p text:style-name="P2">discours, des statues. II y a eu des révélations. La façon de respecter la mémoire des grands hommes \|arie avec Is temps. À mesure qu'ils entrent dans la postérité, les devoirs de la discrétion semblent diminuer, tandis qu'augmentent les droits de la vérité, et cette évolution de sentiment nous a valu de passionnantes divulgations.</text:p>
      <text:p text:style-name="P10"><text:span text:style-name="T1">Les lettres ont eu une part importante à cette sorte de mise en lumière de certaines grandes figures du Romantisme. Çe sont les Lettres à l'É</text:span><text:span text:style-name="T2">­</text:span><text:span text:style-name="T1">trangère^ qui nous ont montré un Balzac, sinon nouveau, du moins encore plus balzacien que nous ne pouvions l'imaginer. Ce sont les Lettres à la Fiancée* qui nous ont appris un Hugo jeune et charmant, avant que, en d'autres lettres encore, nous le vissions disputant son bonheur et son hon­neur à un Sainte-Beuve, qui. nous initie dans les siennes aux tourments de son amour sournois et aux misères de son. cœur rancunier. Ce sont des lettres aussi qui nous ont ému une fois encore sur la lamentable histoire d'amour où le jeune Musset et la belle Sand blessèrent si cruellement l'une à l'autre leurs âmes incompatibles et différentes?</text:span></text:p>
      <text:p text:style-name="P11">Certes, ces diverses publications, si nous pas­sons outre à ce qu'elles peuvent avoir *eu malgré tout d'un peu choquant, ont contribué heureuse­ment à nous attirer plus familièrement vers les héros du Romantisme. En nous mêlant ainsi à leur vie. nous y avons pris un goût plus vif pour leur</text:p>
      <text:p text:style-name="P14"/>
      <text:p text:style-name="P1"><text:span text:style-name="T1">œuvre, nous avons mieux compris </text:span><text:span text:style-name="T4">Fótat </text:span><text:span text:style-name="T1">d'esprit où-elles avaient été composées,et si,tout d'abord, c'est notre curiosité qui a été flattée, nous avons tiré ensuite de cette fréquentation de leur intimité un profit d'intelligence, et il y en a un réel à bien connaître cette époque si glorieuse et si féconde, dont l'entrain magnifique, l'ardeur généreuse, Tin- dépendance hardie, ont rendu obligatoires dans les lettres et l'art français les qualités qu'elle y a appor­tées et dont, s'ils n'en portent, hélas I que les fleurs intermittentes, ils conservent du moins la sève secrète.</text:span></text:p>
      <text:p text:style-name="P11">Parmi les amants romantiques dont oc s'occupe volontiers aujourd'hui, il en est un que l'on regrette un peu d'y rencontrer : c'est Alfred de Vigny. Vigny, en effet, fat un homme réservé qui, durant toute sa vie, chercha à demeurer à l'écart de la curiosité publique. Ce n'est pas lui qui, comme Sainte-Beuve, eût préparé pour la postérité les révélations hypocrites d'un livre d'amour! Il méri­tait donc d'échapper au sort de ses illustres con­temporains, mais il comptait sans les biographes. Ce sont eux qui nous ont découvert les orages douloureux de sa passion pour la comédienne Marie Dorval, passion cruelle et presque tragique puisqu'elle aboutit, chez le grand pGète de la Go-</text:p>
      <text:p text:style-name="P14"/>
      <text:p text:style-name="P2">1ère de Samson, à l'amertume et au désespoir.</text:p>
      <text:p text:style-name="P11">Certes, Alfred de Vigny fut toujours un pessi- mis^, mais l'infidélité de sou amie ajouta en lui le désenchantement du cœur aux désillusions de l'es­prit. Il ne guérit jamais de cette blessure. Il l'em­porta dans la retraite et la solitude où il s'enferma jusqu'à la fin de son existence» Ame grave et sérieuse, il souffrit plus qu'un autre. Il n'eut pas les consolations d'intelligence que trouva un Sainte- Beuve dans un travail acharné et varié, ni les puis­santes diversions du prodigieux labeur où Balzac oubliait, dans la merveilleuse fièvre de son inven­tion incessante, les obstacles qui le séparaient de l'Etrangère, comme George Sand elle-même oubliait en ses cent romans celui qu'elle avait vécu jadis dans l'atmosphère passionnée de Venise.</text:p>
      <text:p text:style-name="P11">Du reste, ce fut une singulière destinée que celle d'Alfred de Yigny. Précurseur du Romantisme, il laissa à d'autres le soin de réaliser pleinement ce qu'il avait entrevu tt dont il avait donné, le pre­mier, d'éclatantes indications. Il y avait chez lui une sorte de fierté orgueilleuse qui le portait à s'isoler. S'il n'avait rien d'un chef d'école, il n'avait rien d'un disciple. De l'un, il lui manquait la cha­leur communicative, de l'autre, la docilité obéis­sante. Sa gloire a conservé de cet isolement je ne sais quoi de très pur et d'un peu hautain. Si, comme dans la délicieuse fable du Marchand de Venise, la poésie était venue à lui sous la figure</text:p>
      <text:p text:style-name="P14"/>
      <text:p text:style-name="P2">de Portia, précédée des trois coffrets scellés, l'un d'or, l'autre d'argent, l'autre de plomb, c'est celui- là qu'il aurait, comme le jeune Bassanio, touché de sa baguette, et le portrait qu'il y eût trouvé eût été non point l'image de 3a Muse bruyante qu'ap­plaudit le succès et qu'escorte l'acclamation, mais celle de la Muse silencieuse et grave qui, selon le vers du poète :</text:p>
      <text:p text:style-name="P2">Marche à travers les champs, une ileur à la maïn</text:p>
      <text:p text:style-name="P2"><text:bookmark-start text:name="bookmark21"/>igo5.<text:bookmark-end text:name="bookmark21"/></text:p>
      <text:p text:style-name="P8"/>
      <text:p text:style-name="P2"><text:bookmark-start text:name="bookmark22"/>LUI ET NOUS<text:bookmark-end text:name="bookmark22"/></text:p>
      <text:p text:style-name="P11">Ce qu'il y eut de plus singulier dans le cente­naire de Victor Hugo, célébré à la fin du mois de février 1902, c'est qu'il y manqua Victor Hugo. Rien 11'eût paru plus naturel que de l'y voir assis­ter vivant. Hugo « à cent ans » n'eût point étonné. Il était de la race des gens qui vivent leur siècle et c'était, si l'on peut dire,l'intention de la nature que Hugo vécût le sien.</text:p>
      <text:p text:style-name="P11">Quoi qu'il fût né, comme il Ta dit lui-même quelque part. « sans couleur et sans voix », Hugo était de corps vivace et sain, et les forces lui vin­rent avec la vie. La vieillesse même, qui d'ordi­naire détruit, lui fut longtemps inoffensive. Elle paracheva en lui l'homme. A quarante ans, Hugo était robuste; à cinquante, il donne dans ses por­traits Tidée d'aine vigueur ramassée et durable; à soixante, il apparaît plus solide encore avec sa barbe blanche et sa chevelure épaisse et courte; à soixante-dix ans, il a je ne sais quoi d'éternel; à quatre-vingts, il eut de la peine à mourir.</text:p>
      <text:p text:style-name="P2">Quelqu'un qui l'a vu sur son lit de mort nous a</text:p>
      <text:p text:style-name="P8"/>
      <text:p text:style-name="P1"><text:span text:style-name="T1">raconté qu'il avait l'air d'avoir été emporté p ar sur­prise, déraciné comme par un « coup de vent ». Le mot est beau — il est de M</text:span><text:span text:style-name="T9">ffle</text:span><text:span text:style-name="T1"> Judith Gautier — et il semble juste.</text:span></text:p>
      <text:p text:style-name="P11">Pourquoi n'aurait-il pas duré davantage et pres­que indéfiniment, ce vieillard étonnant et magni­fique qui, après tant d'œuvres, gardait encore quinze volumes en portefeuille, qui étaient comme l'épargne de son génie, et dont la publication pos­thume fit de lui une sorte d'auteur d'outre-tombe et de confrère de l'au-delà, qui continuait, du fond des ombres, à la fois invisible et présent, son mystérieux métier de gloire. Victor Hugo était plutôt disparu que mort; aussi cela nous eut-il paru tout simple qu'il revînt parmi nous, et nous £ûmes presque surpris qu'il ne fût plus là, pour être le témoin des fêtes dont on honora le souvenir de sa naissance séculaire.</text:p>
      <text:p text:style-name="P11">Certes la présence du maître eût donné à ces cérémonies un élan et une chaleur qu'elles n'eu­rent pas. J'imagine que M. Hanotaux, qui porta la parole au nom de l'Académie, ne parla pas avec l'émotion qu'il eût ressentie à être écouté d'un tel auditeur. Messieurs de la Comédie-Française eus­sent mis à jouer les Bargraves un feu particulier, s'ils avaient su, au fond d'une loge, glorieux, cente­naire et attentif, le vieillard illustre qui eût si bien pu être vivant qu'on s'étonne un peu qu'il ne soit</text:p>
      <text:p text:style-name="P14"/>
      <text:p text:style-name="P4"/>
      <text:p text:style-name="P10"><text:span text:style-name="T1">Le Victor Hugo des dernières années est en effet une figure singulièrement présente et familière, même à ceux qui ne l'ont pas réellement connu. Les visiteurs du salon de la rue de Clichy et de l'hô</text:span><text:span text:style-name="T2">­</text:span><text:span text:style-name="T1">tel de l'avenue d'Eylau sont encore nombreux aujourd'hui, et les souvenirs qu'ils ont gardés du maître concordent assez exactement. Deux traits principaux les frappèrent : son orgueil démesuré et sa charmante politesse. L'une faisait passer l'au­tre et elle aidait à corriger le? disparates, car la compagnie était fort mêlée chez Victor Hugo. Populaire, sa popularité lui valait des admirations bien diverses. Il les acceptait toutes. Dom Pedro, empereur du Brésil, y rencontrait le cocher Moore. Cet automédon n'était pas le seul poète que fré</text:span><text:span text:style-name="T2">­</text:span><text:span text:style-name="T1">quentât Victor Hugo. Lecoute de Lisle s'y mon­trait, assidu et, avec lui, les Parnassiens. C'était la</text:span></text:p>
      <text:p text:style-name="P2">sarde d'honneur.</text:p>
      <text:p text:style-name="P11">Les Parnassiens furent, si l'on peut dire, des romantiques raisonnables, et leur place était là. C'est sur l'enclume du grand forgeron du vers français que tous aiguisèrent leur outil poétique : Leconïe de lisle, sa hache coupante ; Théodore de Banville, le fer de ses flèches;'José-Maria de Here- dia n'y affina-t-ïl pas la dague sûre qu'il plantait au coeur du sonnet? Sully Prud'homme y amincit</text:p>
      <text:p text:style-name="P14"/>
      <text:p text:style-name="P2">la pointe du fasean avec lequel il fila ses vers, et François Goppée l'aiguille diligente avec laquelle il broda ses Intimités. Catulle Mendès y repassa les ciseaux adroits dont, il découpait ses images. Tous étaient les tributaires directs du grand devancier. Aussi le Parnasse vécut-il en bonne intelligence avec l'Olympe, dont Hugo était à lui seul tous les dieux.</text:p>
      <text:p text:style-name="P11">Certes, ce Hugo triomphai et -vieilli, tel qu'il apparut aux poètes du Parnasse et qu'ils en con­servèrent le souvenir, est grandiose et magnifique. C'est le génie terminant sa longue journée dans l'a­pothéose de sa gloire et la suprématie de sa renom­mée; mais il en est un autre, antérieur, qui m'in­téresse peut-être davantage,le Hugo actif, subtil et avisé, attentif à toutes les formes de la pensée con­temporaine et prêt à se les assimiler pour en tirer la substance de son verbe inépuisable et capable d'exprimer tout. C'est, en effet, cette faculté d'ex­pression qui fut peut-être le trait foncier du génie de Hugo. Il était l'interprète, Y « écho sonore », comme il l'a dit lui-même et cela, non seulement par nature, mais aussi par volonté. Nul plus que lui, si l'on peut dire, ne s'appropria son temps, il fut une espèce de roche d'idées, emplie de tons les miels et dont le bourdonnement était sa voix. On peut dire de Hugo qu'il s'est nourri de son siècle. Il fut une sorte de parasite gigantesque. II confis­qua tout à son profit, mais il en fit quelque chose</text:p>
      <text:p text:style-name="P14"/>
      <text:p text:style-name="P2">de particulier, de personnel et d'unique parce qu'il était un -rand poète. Et, si les Parnassiens lui durent plis qu'ils ne lui servirent, c'est qu'ils vin­rent à un moment tardif où l'habile Mercure que fut Hua-o était devenu un Jupiter perdu en ses Dropresnuées et satisfait de son tonnerre.</text:p>
      <text:p text:style-name="P10"><text:span text:style-name="T1">Victor Huïo rêva certainement de continuer après sa mort la tyrannie littéraire qu'il exerçait de son vivant. La réserve- d'œuvre-s qu'il gardait pour être publiées après lui, en est la preuve. L'ef­fet en fut moindre qu'on n</text:span><text:span text:style-name="T10">:</text:span><text:span text:style-name="T1">eut pu croire. Sauf l'ad­mirable Fin de Satan</text:span><text:span text:style-name="T8">;</text:span><text:span text:style-name="T1"> elles n'ajoutent pas beau­coup a sa gloire, sinon que les merveilleuses Choses vurs révélèrent l'homme perspicace qu'il était ou plutôt qu'il avait été au temps où il se pourvoyait de tout Dour faire de tout la matière universelle de son oeuvre. Au moment où Victor Hugo mourut 1836. commençaient à se montrer en littérature cl que j'appellerais des « choses à voir ». Des „JL^-n^ reniaient, sourdes encore, mais delà viviices" et ,jui. a^aai de se réaliser, cher- chaient à se définir. Les jeunes gens d alors en étaient à une double lassitude : d'un côté, le bruyant et boueux triomphe du Naturalisme; de l'autre, la sévère et risride technique des Parnassiens. Ils</text:span></text:p>
      <text:p text:style-name="P14"/>
      <text:p text:style-name="P2">sentaient une œuvre à entreprendre, et qui était considérable et difficile.</text:p>
      <text:p text:style-name="P11">11 fallait désembourber la prose et revivifier la poésie.</text:p>
      <text:p text:style-name="P10"><text:span text:style-name="T1">Les adversaires du mouvement étaient les Natu­ralistes et les Parnassiens, qui partageaient une même erreur, celle de croire que, de part et d'au­tre, iis avaient établi un art définitif. Or, aux pro­cédés plastiques du Parnasse, les nouveaux venus opposaient des procédés musicaux, et aux procé</text:span><text:span text:style-name="T2">­</text:span><text:span text:style-name="T1">dés descriptifs du Naturalisme, ils voulaient subs­tituer une interprétation idéaliste de la vie. il fallait restituer l'idée au roman et le symbole au poème. Peu à peu, ces désirs prirent corps. L'élat d'esprit qu'on a appelé un peu confusément le Symbolisme était créé</text:span><text:span text:style-name="T2">.</text:span></text:p>
      <text:p text:style-name="P4"/>
      <text:p text:style-name="P11">Les changements d'orientation littéraire ne vont pas sans polémiques. Il y en eut, pendant une di­zaine d'années, de violentes. Ce fut le conflit inévita­ble du passé et de l'avenir dans le présent. Rum joua un rôle dans cette affaire ou, plutôt, on le lui ht jouer. Il y servit de massue. On dressa son œuvre comme un obstacle à toutes les tentatives de nouveautés et on en tira contre les novateurs un double argument. Selon certains, tout ce qu'ils ten­taient se trouvait déjà d'avance dans Hugo ; s'ils</text:p>
      <text:p text:style-name="P14"/>
      <text:p text:style-name="P2">essayaient quelque chose qui n'y fût pas, ces inno­vations étaient déclarées déraisonnables et dange­reuses. Hugo était le bout du monde : au delà, les ténèbres. Cette tactique irritante eut pour résultat de créer dans la jeunesse d'alors une certaine mau­vaise humeur contre le grand poète. Au parti pris, on répondit par le parti pris, ce qui est toujours fâcheux, mais ce qui se trouvait nécessaire. Il fal­lait écarter ce fantôme redoutable dont la lourde gloire voilait comme une nuée opaque l'accès des mers interdites et passer outre à cet Adamastor, quittes, une fois Fépouvantail dissipé, à demander pardon à la grande ombre paternelle.</text:p>
      <text:p text:style-name="P10"><text:span text:style-name="T1">Tout cela, d'ailleurs, n'eut qu'un temps et les choses se remirent au point d'elles-mêmes, le jour où Ton convint que la poésie ne s'arrête pas et qu'elle évolue continuellement et librement, que, si grand et si génial qne soit un homme, il ne la contient pas tout entière et ne peut, au plus, que îa détenir momentanément. La poésie, en effet, si elle est une -db éternelle en son essence, est variable en ses formes et indéfiniment changeante. De même que les Parnassiens eurent raison à leur heure, le Symbolisme n'eut pas tort à îa sienne. Aussi Hugo n'a-t-il plus aucun des ennemis temporaires qu'on lui avait faits. Son oeuvre charme, étonne, ravit instruit, mais n'opprime plus. Elle n'est plus un argument ni une arme contre personne. Elle est à toos. Elle ne compromet plus l'existence de la poé</text:span><text:span text:style-name="T2">­</text:span></text:p>
      <text:p text:style-name="P15"/>
      <text:p text:style-name="P2">sie et laisse au contraire les poètes vivre à son ombre. Aussi ont-ils fêté avec joie le grand cente­naire. Allons donc à Lui, puisqu'il nous permet d'être Nous. Du reste, la querelle ne fut que momentanée. Hugo même, jusqu'à un certain point, resta en dehors de l'escarmouche. Si nous ne vou­lûmes pas reconnaître ce qu'on voulait qu'il fût, nous n'allâmes pas jusqu'à méconnaître ce qu'il était, et comme quelqu'un d'alors le disait de lui, familièrement et plaisamment : « Le bonhomme a du bon. »</text:p>
      <text:p text:style-name="P9"/>
      <text:p text:style-name="P2">LE SAULE ET LE LAURIER</text:p>
      <text:p text:style-name="P2">Février 1906»</text:p>
      <text:p text:style-name="P11">Si l'heure semble bien choisie pour élever un monument à Alfred de Musset, la saison peut pa­raître moins propice à l'inaugurer... N'eût-il pas été préférable d'attendre quelque belle journée de printemps pour cette cérémonie? 11 y eût fallu un clair soleil d'avril ou de mai qui caressât de ses tièdes rayons le visage de marbre du poète char­mant et toujours jeune à qui Ton rend enfin un hommage mérité et attendu. Alfred de Musset ne compte guère actuellement que des admirateurs. Sa gloire est plus vivante et plus fraîche que jamais. Un solide laurier mêle ses rameaux à ceux du saule mélancolique que le poète voulut comme emblème à sa destinée et dont le feuillage s'est paré d'une verdure nouvelle,</text:p>
      <text:p text:style-name="P2">^ Je ne yeux pas dire parla que l'auteur des Nuits ait jamais été oublié. La fortune littéraire lui a été constante. Enfant précoce et merveilleuxdu Roman­tisme, il en demeura un des poètes les plus las. Si son œuvre n'eut pas la popularité grandiose de celle d'un Hugo ou d'un Lamartine, elle a joui pour­</text:p>
      <text:p text:style-name="P8"/>
      <text:p text:style-name="P2">tant très largement de la faveur publique. Je n'en veux pour preuve que les nombreuses éditions qui en furent faites. Massives ou minuscules, élég-antes ou humbles, elles attestent la fidélité de la postérité à l'un de ses poètes préférés.</text:p>
      <text:p text:style-name="P11">Cette vogue très universelle, très soutenue, d'Al­fred de Musset, cette vogue, j'ajoute très juste, eut ceci d'assez particulier qu'elle tint moins peut-être à son talent qu'à la nature de ce talent, et ce fut cette circonstance qui lui valut une bonne part de son succès et un bon nombre de ses lecteurs. Pour beaucoup d'entre eus, en effet — pent-être pas les plus raffinés, mais certainement pas les moins enthousiastes — il représentait très exactement ce que l'on demande le plus volontiers à un poète : la passion et la mélancolie. Or, ces deux sentiments étaient, d'une façon naturelle et spontanée, le fond même de son inspiration. Ils animent et remplis­sent toute son oeuvre, et c'est ce qui explique l'ac­cueil quelle reçut et qu'elle continua à recevoir du public quand lés lettrés, plus exigeants et plus changeants, s'en furent momentanément détournés.</text:p>
      <text:p text:style-name="P10"><text:span text:style-name="T1">Ce fut ainsi qu'Alfred de Musset demeura le poète de ceux qui demandent surtout à la poésie une émotion sentimentale. Ce furent eux qui maintin­rent sa gloire. Du </text:span><text:span text:style-name="T3">reste.il </text:span><text:span text:style-name="T1">faut dire qu'en obéissant à cet instinct et à ce goût ils voyaient juste et avaient raison. Us sentaient en leur poète aimé ce qu'il avait d'immortel et d'unique, cette flamme</text:span></text:p>
      <text:p text:style-name="P14"/>
      <text:p text:style-name="P2">de jeunesse et de printemps dont la cendre brûle en ses poèmes et qui fait ressembler sa Muse à quelque Psyché passionnée dont la lampe d'argile</text:p>
      <text:p text:style-name="P2">rouge aurait la forme d'un cœur,</text:p>
      <text:p text:style-name="P2"/>
      <text:p text:style-name="P10"><text:span text:style-name="T1">Si les poètes de l'Ecole du Parnasse vouèrent un culte à Victor Hugo, leur sentiment pour Alfred de Musset fut assez différent. Envers lui, ils mani­festèrent plutôt du dédain et presque de l'hostilité. Le malentendu était d'ailleurs à peu près inévita­ble. La théorie parnassienne, belle, du reste, et non sans dignité, prescrivait à l'écrivain des devoirs stricts dont le principal était l'impassibilité</text:span><text:span text:style-name="T2">.</text:span></text:p>
      <text:p text:style-name="P10"><text:span text:style-name="T1">L'impassibilité, certes, n'est point l'ennemie de l'émotion, mais elle commande d'en éviter l'ex­pression directe et personnelle. Elle doit préexister au poème, mais ne pas coexister avec lui. Ce pré</text:span><text:span text:style-name="T2">­</text:span><text:span text:style-name="T1">cepte seul eût suffi à éloigner les Parnassiens d'Al­fred de Musset, chez qui l'émotion et l'expression se confondent au point que l'une influe souvent sur l'autre. De plus, Alfred de Musset est le plus per­sonnel des poètes et les Parnassiens voyaient à cette subjectivité presque continuelle une sorte d'impudeur blâmable.</text:span></text:p>
      <text:p text:style-name="P11">A ces motifs de divergences s'en joignait un autre qui avait à cette époque son importance et qui est le point où l'objection parnassienne eut le</text:p>
      <text:p text:style-name="P14"/>
      <text:p text:style-name="P1"><text:span text:style-name="T1">plus de valeur et de vérité. Les vers d'Alfred de Musset, souvent sublimes ou charmants, sont par­fois presque détestables. Le grand poète</text:span><text:span text:style-name="T8">r</text:span><text:span text:style-name="T1"> il faut l'avouer, n'est pas toujours un versificateur im­peccable. Il a dans la forme une négligence, un laisser-aller qui va loin. Chez les Parnassiens, le souci de la métrique fut constant.La question tech. nique du vers jouaun grand rôle dans leurs préoc­cupations artistiques, et ce rigorisme formel, qui eut sa raison d'être et son utilité, les rendit sévères aux faiblesses de" rime et d'expression du chantre de Roi la.</text:span></text:p>
      <text:p text:style-name="P11">J'ai entendu plus d'une fois Leconte de Lisle, qui représentait l'esprit du Parnasse dans sa plus haute intransigeance, constater ces faiblesses du métier chez Alfred de Musset. Si le grand poète que fut lui aussi Leconte de Lisle parlait noble­ment et admirablement de poésie, il parlait aussi très volontiers de versification. Il trouvait au « mauvais vers » un comique qui l'enchantait et il avait la mémoire armée des citations les plus cocasses et les plus irrésistibles. Ces exemples, il en prenait partout, mais c'était de préférence aux auteurs de tragédies de la fin du dix-huitième siècle et de l'Empire qu'il les empruntait.</text:p>
      <text:p text:style-name="P11">Ces auteurs médiocres et pompeux lui fournis­saient des merveilles d'inexactitude et d'impropriété Mais il ne se contentait pas de cette gerbe et de ce bouquet, il y joignait des fleurs plus fraîches et</text:p>
      <text:p text:style-name="P14"/>
      <text:p text:style-name="P2">plus récentes, canine celte fleur d'églantier qui, dans une des Nuits d'Alfred de Musset, « sent ses bourgeons éclore », et il respirait avec délice l'odeur de ce phénomène botanique, dû peut-être d'ail­leurs moins à une inadvertance de l'écrivain qu'à une coquille du prote, qui aurait changé en «bour­geons » le mot« boutons », qui était,certes, sinon sur le manuscrit, mais sûrement dans l'esprit du poète.</text:p>
      <text:p text:style-name="P2"/>
      <text:p text:style-name="P10"><text:span text:style-name="T1">J'ai rapporté ce. petit fait pour montrer le genre de chicane que les Parnassiens cherchèrent à Alfred de Musset et qui n'était que la conséquence d'une divergence esthétique plus sérieuse et plus profonde. La même divergence fondamentale exista entre Musset et les écrivains de l'Ecole symboliste. Ceux- ci, soucieux de donner à la poésie du mystère et de la musique, une sorte de lointain, de vague et d'indécis cù l'idée n'apparût que voilée des arti­fices de l'allusion ou de l'allégorie, fréquentèrent peu chez le poète des Nuits. La voix puissante, farouche, magnifique, et pour ainsi dire univer­selle, de Hugo les attira davantage que la com­plainte amoureuse du jeune héros romantique. Le chant sévère et pur d'Alfred de Vigny, les mysté</text:span><text:span text:style-name="T2">­</text:span><text:span text:style-name="T1">rieux et énigmatiques murmures de Gérard de Ner- val les retinrent plus encore et, si l'influence indi­</text:span></text:p>
      <text:p text:style-name="P14"/>
      <text:p text:style-name="P2">recte du Romantisme se fît sentir en eus, ce fut surtout par l'écho que leur en apporta Baudelaire en ses poèmes prestigieux et Théodore de Banville en ses improvisations harmonieuses.</text:p>
      <text:p text:style-name="P11">Cependant, si F œuvre en vers d'Alfred de Musset subissait successivement le discrédit de la double réaction parnassienne et symboliste, son œuvre en prose connaissait un sort assez, différent. Ce poète en effet, souvent inégal, incorrect et négligé, est un prosateur délicieux. Là, ses défauts s'atténuent et ses qualités se parfont. C'est un conteur, non pas tant lorsqu'il poursuit un récit que lorsqu'il le divise et le présente en scènes et en tableaux. Alors, d'une fable ingénieuse, tragique, délicate ou forte, naissent des personnages vivants et éternels. Ce qu'ils disent est on ne sait quoi de profond, de sub­til, de tendre, d'ironique et de cruel, qui charme et émeut à la fois Tesprit et le cceur.et contente en nous cette fibre secrète qu'y font tressaillir Beau­marchais, Marivaux ou Shakespeare.</text:p>
      <text:p text:style-name="P11">Alfred de Musset réalise en son théâtre une de ces combinaisons comme les réussitparfois le génie français. D'éléments divers, il compose une essence mystérieuse et parfaite dont la formule est insaisis­sable et dont le parfum ne s'évapore plus. Les per­sonnages d'Alfred de Musset sont embaumés de la précieuse odeur, la même que les femmes de Watteau caressent de l'aile de leurs éventails, sous les ombrages de ces beaux parcs où les Camille, les</text:p>
      <text:p text:style-name="P14"/>
      <text:p text:style-name="P2">Jacqueline, les Marianne, les Elsbeth de Musset pourraient venir accouder derrière elles leurs ca­prices, leurs fantaisies et leurs badinages, au socle de marbre où se dresse, un doigt sur les lèvres, la</text:p>
      <text:p text:style-name="P2">statue pensive de l'Amour.</text:p>
      <text:p text:style-name="P2"/>
      <text:p text:style-name="P11">Depuis quelques années, un mouvement très marqué porte la critique actuelle à l'étude sérieuse* et documentée du Romantisme, et d'excellents tra­vaux ont été publiés sur les œuvres et les hommes de cette belle et si sérieuse époque de notre littéra­ture. On en a étudié avec soin les origines, le carac­tère et les résultats.</text:p>
      <text:p text:style-name="P10"><text:span text:style-name="T1">Citerai-je lesdeux volumes magistraux deM. Fer­dinand Brunetière sur Victor Hugo, et le scrupu­leux examen que MM. Glâchantont fait du théâtre hugofi^K^ M. Léon Séché, après avoir fixé plus d'un point deîa biographie d'Alfred de Vi^nv</text:span><text:span text:style-name="T11">3</text:span><text:span text:style-name="T1">n'a" t-il pas entrepris de nous faire mieux connaître Féijïgmatique Sainte-Beuve? M. René Doumic ne professa-t-il pas on cours fort suivi sur Lamartine, et n'attendons nous pas toujours, sur Honoré de Balzac, le livre promis de M. Paul Bourget?^</text:span></text:p>
      <text:p text:style-name="P10"><text:span text:style-name="T1">Chacun des grands romantiques a ses servants. Si Alfred de Musset ne méritait peut-être pas les lourdes sévérités de M. </text:span><text:span text:style-name="T3">GharlesManrras.il </text:span><text:span text:style-name="T1">n'a, par</text:span></text:p>
      <text:p text:style-name="P14"/>
      <text:p text:style-name="P1"><text:span text:style-name="T1">contre, qu'à se louer de M. Clouart et de M. La for- cade. M</text:span><text:span text:style-name="T9">me</text:span><text:span text:style-name="T1"> Arvède Barine a écrit sur iui des pages charmantes et justes^ Musset a ainsi largement participé à la faveur nouvelle où sont tenus ses compagnons de gloireJ La sienne n'a plus guère de contradicteurs, et c'est un sentiment d'admi­ration unanime qui saluera l'hommage de marbre rendu à sa mémoire.</text:span></text:p>
      <text:p text:style-name="P10"><text:span text:style-name="T1">Les poètes, certes, seront les premiers à y applaudir, il semble, en effet, que ce retour au Romantisme, dont je parlais tout à l'heure, ne se soit pas seulement manifesté par l'intérêt renou­velé du public et par l'attention laborieuse des criti­ques. Les poètes, eux aussi,paraissent avoir repris le chemin que foulèrent les pas de laMuse roman­tique... Parmi les plus récents d'entre eux se mar­que très nettement un mouvement tl&amp;ns ce sens/ Certes, le formisme parnassien et l'ialaïisme sym­boliste survivent encore très vigoureusement et très puissamment, mais, chez beaucoup, îa poésie tend à redevenir </text:span><text:span text:style-name="T4">uno </text:span><text:span text:style-name="T1">poésie d'expression directe, uns poésie sentimentale et personnelle. Avec elle, l'élo­quence, le pathétique, le lyrisme subjectif réappa­raissent. Un romantisme juvénile semble renaître à leurs accents.</text:span></text:p>
      <text:p text:style-name="P2">Qu'ils nous rendent un Hugo ou un Musset, nous ne nous en plaindrons pas, et leur couronne n'en sera pas moins belle s'il se mêle à son laurier quel­ques feuilles du chêne robuste et quelques feuilles</text:p>
      <text:p text:style-name="P8"/>
      <text:p text:style-name="P2">du saule frissonnant qu'a conservés jusqu'à nous le riche sol romantique où ils plantent aussi à leur tour l'arbuste de leur gloire future!</text:p>
      <text:p text:style-name="P8"/>
      <text:p text:style-name="P2">VILLIERS</text:p>
      <text:p text:style-name="P10"><text:span text:style-name="T1">M. Remv de Gourmont, dans le second volume de ses Promenades littéraires^^ publié sur Yilliers deFÎsle-Àdamun carnet dénotés du plus haut inté</text:span><text:span text:style-name="T2">­</text:span><text:span text:style-name="T1">rêt, où se dessine en traits familiers la figure extra­ordinaire de Fauteur des Contes cruels et de l'Eve future.</text:span></text:p>
      <text:p text:style-name="P11">Le souvenir de Yilliers de FIsIe-Adam a, si je puis dire, quelque chose de toujours actuel. Ne fut- il pas un exemple mémorable des caprices de la gloire, car, si cette déesse incertaine a pour quel­ques-uns d'aimables empressements et de char­mantes prévenances, elle a aussi pour d'autres de fâcheuses injustices et d'âpres rigueurs ; et il est bon de ne point considérer seulement le sort de ceux à qui elle fut délicatement favorable et mer­veilleusement bienveillante.</text:p>
      <text:p text:style-name="P11">C'est à quoi sont portes d'instinct les jeunes gens qui débutent dans les lettres. Ils sont enclins à imaginer 4 ce qu'ils entreprennent les circons­tances les plus heureuses et les issues les plus par­faites. Ils ont plaisir à constater que le métier</text:p>
      <text:p text:style-name="P14"/>
      <text:p text:style-name="P2">d'écrire a parfois depromptes et brillantes fortunes et crue la gloire sait être, quand elle veut, accueil­lante et- facile. Aussi suivent-ils ardemment de leur espoir les privilégiés qui personnifient à leurs veux ce qu'ils souhaitent de devenir à leur tour. La jeunesse aime le succès des autres parce qu'elle y augure le sien. Il ne s'agit pas ici de décourager eettebelle confiance, mais ne faudrait-il pas l'aver­tir pourtant qu'il n'en est point toujours ainsi et qu'il y a, uans les lettres, de rudes et d'avares destinées, instructives aussi à leur façon ?</text:p>
      <text:p text:style-name="P10"><text:span text:style-name="T1">Oui veut écrire doit en envisager les conséquen­ce^ et elles sont diverses. Le jeu de la plume est un jeu dangereux, car le talent ne garantit rien et ïe génie même n</text:span><text:span text:style-name="T10">r</text:span><text:span text:style-name="T1">est pas une sauvegarde. Il faut savoir les risques avant de se hasarder au chemin. On s'évite ainsi de dures surprises et on s épargne d'amers re-rets. Du reste, les avertissements ne manquent pas et en ce sens, je ne connais pas d'exemple plus frappant que celui de ^ ilhers de</text:span></text:p>
      <text:p text:style-name="P2">VIsIe-Adam.</text:p>
      <text:p text:style-name="P11">Regardez sa silhouette, tragique et les bras en</text:p>
      <text:p text:style-name="P2">cro&gt;x\iT- l'horizon littéraire, se dresser au carre­four des vocations. Qu'elle détourne les indécis et</text:p>
      <text:p text:style-name="P2">qu'elle instruise les imprudents.</text:p>
      <text:p text:style-name="P2"/>
      <text:p text:style-name="P11">Ce serait un point curieux à éclaircir que de sa­</text:p>
      <text:p text:style-name="P14"/>
      <text:p text:style-name="P1"><text:span text:style-name="T1">voir par quel détour l'illustre et antioue maison des Yilliers de Pisle-Âdam, dont les généalogistes ré</text:span><text:span text:style-name="T2">­</text:span><text:span text:style-name="T1">cent l'extinction à la fui du seizième siècle, se trouvait représentée encore au milieu dix-neu- vïème en la personne inattendue cle l'auteur des Contes cruels. Peut-être quelque rameau obscur du vieux tronc féodal et guerrier avait-il persévéré jusqu'à nous? Quoi qu'il en fût de cette descen­dance, Yilliers y croyait fermement. D'ailleurs, cette parenté héroïque lui convenait à merveille. II avait l'âme noble, hautaine et ambitieuse. II y avait en lui du chevalier des anciens âges, et ce fut en conquérant qu'il quitta sa Bretagne natale oour venir à Paris revendiquer la seule place a ni lui parût naturellement la sienne, celle d'un prince de l'esprit-. Ce fut donc en prétendant à la gloire qu'il se présenta dès l'abord, et il apportait avec lui, comme preuve de la légitimité de son droit. l'are«- ment suprême et sans réplique : le génie.</text:span></text:p>
      <text:p text:style-name="P10"><text:span text:style-name="T1">Car</text:span><text:span text:style-name="T11">:</text:span><text:span text:style-name="T1"> il faut le dire, Yilliers de FIsIe-Adam- donna à ceux qui le connurent, au temps déjà loin­tain de sa jeunesse, l'idée même du srénîe. Les témoignages, à cet égard, sont unanimes et nul doute qu'il apparut alors comme un personnage extraordinaire. Je me suis demandé souvent à quoi tenait cette impression presque magique que ressentirent tous ceux qui rapprochèrent à cette époque et qui dura par la suite, si bien que je l'éprouvai à mon tour, quand je le reneon-</text:span></text:p>
      <text:p text:style-name="P14"/>
      <text:p text:style-name="P2">fàî vingt-cinq ans plus tard, vieilli et lasse et sans cette première flamme qui avait tant ébloui -ae-uère- La raison de ce prestige qu'il exerça au- iour de lui est dans ce que ViHiers de risle-Adam fut, toute sa vie, un causeur surprenant. La parole n'est-elle pas, par excellence, l'instrument de magie *t d'illusion"? Ce fut donc dans ses conversations -ue 'es amis deVilliers prirent de lui l'idée souve­raine qu'ils en gardèrent. Sans doute, il y réalisait momentanément les projets de ses rêves. Quelles œuvres ébaucha-t-il ainsi en de féeriques improvi­sations ? Je l'ignore; mais il est certain que, pour ceux qui Fécoutaicnt, il paraissait promis a une o-loire inévitable et prochaine, de par la certitude évidente de son génie, et cependant le temps pas­sait les années fuyaient et on continuait à rencon­trer errant,pauvre et inspiré, le magicien nocturne, celui qui devait ajouter à l'illustration de sa race une couronne suprême et immortelle, dont son geste familier semblait désigner par avance la place à son front.</text:p>
      <text:p text:style-name="P2">*</text:p>
      <text:p text:style-name="P11">Les paroles s'envoient, tes écrits restent. Viliiers fie i'He-Adam a laissé une œuvre, et c'est en elle qu'il nous faut chercher désormais cette impression du génie que donnait sa parole vivante. Qu'en reste-t-il en son verbe écrit ? La flamme y couve-</text:p>
      <text:p text:style-name="P14"/>
      <text:p text:style-name="P2">t-elle sous la cendre? Les livres ne mentent pas. Interrogeons-les.</text:p>
      <text:p text:style-name="P11">Il suffit d'avoir lu les Contes cruels. Axel oui* Eue future pour se sentir en présence d'un esprit hau­tain et original, d'un imaginatif puissant et d'un railleur aigu, car Villiers fut double. Il fut un inven­teur de fictions grandioses ou bouffonnes et, dans les unes comme dans les autres, un philosophe et un poète. Fut-il véritablement un homme de génie ? Je ne sais, mais il y avait en lui, à tout le moins, de quoi attirer l'attention du siècle, d'autant mieux qu'à ces dons de pensée s'ajoutait un indéniable et prestigieux pouvoir de style. Vil­liers a du grand écrivain. Il en a la sonorité, l'am­pleur, la force et l'harmonie. Ces qualités, après tout, ne sont pas si fréquentes chez ceux qui écri­vent pour ne point mériter quelque considération à qui les possède comme les eut Villiers de l'isle- Adam, magnifiquement et au plus haut point.</text:p>
      <text:p text:style-name="P11">Ainsi donc, dans l'impression qu'il produisait et dans la conscience qu'il avait de sa propre valeur, tout n'était pas illusion. Villiers ne pouvait-il donc pas, aux heures où chacun à soi-même calcule en secret son avenir, s'en préjuger un favorable et glorieux, surtout lorsque, au temps dé sa jeunesse, il en voyait déjà comme la certitude dans l'admi­ration passionnée de ses compagnons d'alors? et même, par la suite, quand il eut pu constater Fin- différence du public pour les beaux livres qu'il si­</text:p>
      <text:p text:style-name="P14"/>
      <text:p text:style-name="P2">gnait de son nom obscur et retentissant, ne pouvait- il pas espérer encore un de ces revirements par où la fortune se plaît à compenser en une fois ses retards et ses négligences ?</text:p>
      <text:p text:style-name="P11">il n'en fut rien. Une singulière malchance s'a­charna sur lui jusqu'au dernier jour, comme pour le façonner à servir d'exemple fameux et complet des caprices de la gloire. Elle ne lui laissa pas même l'âpre jouissance d'être totalement ignoré ou de n'être connu que de-Quelques-uns. Il fut pres­que célèbre, d'une célébMé douteuse et vague. La mort même qui, souvent, rectifie le jugement con­temporain, laissa subsister l'erreur établie, et Vil- liers de l'IsIe-Adam continue à promener parmi nous son ombre voilée, brumeuse et sourdement étincelante.</text:p>
      <text:p text:style-name="P4"/>
      <text:p text:style-name="P11">Il était déjà presque cette ombre quand je l'ai vu, il y a une douzaine d'années, vers la fin de sa vie, et c'est tel qu'il m'est apparu que je le revois en souvenir, avec sa face cendreuse aux yeux bleu clair, terminée par une pointe de barbe et surmon­tée d'une lourde chevelure grisonnante, l'air las, avec parfois un sursaut et un éclair dans le regard. C'était donc là ce qu'avait fait la fatigue de penser et de vivre du triomphant jeune seigneur d'autre­fois. qui, du fond des landes bretonnes, était venu</text:p>
      <text:p text:style-name="P14"/>
      <text:p text:style-name="P2">conquérir Paris et imposer à tous l'admiration de ses rêves et de son génie ! Si, de ce génie, il avait donné mille preuves parlées, n'en avait-il pas, après tout,laissé le témoignage écrit? N'est-il point frémissant aux pages à'Axëlonàz F Eve future? Pourquoi l'époque avait-elle feint de ne se point apercevoir que ce passant était un visiteur de mar­que? Il ne demandait qu'à être écouté parce qu'il avait de quoi convaincre. Son temps se boucha pour ainsi dire les oreilles à cette voix qu'il ne</text:p>
      <text:p text:style-name="P2">voulait pas entendre.</text:p>
      <text:p text:style-name="P11">Tout fut vain. Quelles nobles forces de corps et d'esprit s usèrent ainsi ï Et l'on souffrait à cette injustice en voyant passer, vieilli et courbé d'un labeur ingrat, cet homme qui, doué de dons magni­fiques, n'avait pu fléchir les antipathies de la desti­née. Quoi, cette bouche éloquente, où abondaient des paroles merveilleuses et profondes, avait, plus d'une fois, manqué de pain ï Cette main, habile aux phrases délicates et harmonieuses, avait par nécessité ganté le gant fourré pour donner des leçons de boxe à des oisifs! La vie n'avait pas seu­lement été pour lui pénible et difficile, elle avait été tragique. Tel livre, qu'on nommait, tout vibrant de lyrisme et d'ironie, avait été écrit, dit-on, couché à plat ventre sur le plancher nu d'une chambre démeublée ! C'est ainsi qu'il allait par la ville, à la fois vénérable et douloureux à voir, beau d'obsti­nation et de foi à son rêve, avertissement redou­</text:p>
      <text:p text:style-name="P14"/>
      <text:p text:style-name="P1"><text:span text:style-name="T1">table et hautain à ceux qui le rencontraient au moment où, jeunes et inconnus, ils partaient eux aussi à la recherche de la gloire ï Aussi est-ce pour ceux-là que j'ai voulu évoquer ici cette figure fati­dique. On est trop porté à ne voir dans Fart qu'un divertissement glorieux et facile, une sorte de mé</text:span><text:span text:style-name="T2">­</text:span><text:span text:style-name="T1">tier agréable et ingénieux. Ce n'était pas sans doute F avisée Villiers de Fïsle-Adam, car il estïa preuve qu'un homme non sans génie et qui sait écrire peut très bien, tout de même, manquer mourir de faim.</text:span></text:p>
      <text:p text:style-name="P8"/>
      <text:p text:style-name="P2">BEYLE ET BARBEY</text:p>
      <text:p text:style-name="P11">Le mardi 22 mars 18*2, à sept heures du soir, au coin du boulevard et de la rue Neuve-des-Capu- cines, en face du ministère des Affaires Etrangères, un passant s'affaissa lourdement sur le trottoir. C'était un gi-os homme, d'une soixantaine û annees, bien vêtu, le ruban rousre à la boutonnière le torse solide, les épaules fortes, l'encolure courte, le visage lar-e, avec des favoris et un toupet teints, du vea- tre"et la main belle. On le releva et on * porta d'abord dans une boutique voisine, puis rue ISenve- des-Petits-Champs, où il logeait et où il expira, .e lendemain, à deux heures du matin, sans souflrir et sans avoir prononcé un seul mot. Apres un ser­vice funèbre célébré à l'église de l'Assomption, le corps fut conduit au cimetière Montparnasse. Trois personnes seulement accompagnèrent le cercueil.</text:p>
      <text:p text:style-name="P11">L'une des trois était Prosper Mérimée.</text:p>
      <text:p text:style-name="P11">Celui qu'un si mince cortège menait en terre 11 e- taït pourtant point un personnage ordinaire, quoi­que les journaux annonçassent sa mort comme celle l'un certain M. Bogie, pïas connu dans le monde</text:p>
      <text:p text:style-name="P14"/>
      <text:p text:style-name="P2">littéraire sous le pseudonyme de Frédéric Styn- dall. Le défunt n'était rien moins qu'Henry Beyle, dit Stendhal, l'un des écrivains les plus singuliers de son temps et un homme dont la vie et l'œuvre passionnent encore Bevlistes et Stendhaliens et intéressent ceux qui admirent, sans une familiarité aussi particulière, ce délicieux et libre esprit.</text:p>
      <text:p text:style-name="P10"><text:span text:style-name="T1">Nous leur devons beaucoup, du reste, à ces Sten­dhaliens et à ces Beylistes. Sans eux nous n'aurions ni le véritable Beyle, ni'Stendhal tout entier. À la Chartreuse de Parme et aux Mémoires d'un Tou­riste, à ce que publia, de son vivant, l'auteur de l'Amour, ils ont ajouté de nombreux ouvrages iné</text:span><text:span text:style-name="T2">­</text:span><text:span text:style-name="T1">dits et que ni le fidèle Colomb, ni le négligent Mé</text:span><text:span text:style-name="T2">­</text:span><text:span text:style-name="T1">rimée, n'avaient cru bon de mettre au jour. Ces deux premiers Stendhaliens firent le nécessaire et s'en tinrent là. Ils recueillirent quelques pages dis­persées, formèrent un premier recueil de lettres, puis déposèrent l'amas des manuscrits à la Biblio­thèque de Grenoble? C'est là que vinrent les cher­cher dans la poussière des cartons M. Casimir Strvenski et M. Jean de Mïtty. Rien ne rebuta leur patience, et il faut les admirer de celle qu'ils mirent à débrouiller ce désordre. Ni les difficultés de l'écriture, ni l'énigme des abréviations ne les arrêtèrent. Ils ont tout déchiffré. Nous devons beaucoup à ce travail ; M. Strvenski nous a donné Lamiel, M. Jean de Mitty Lucien Leuwen, œuvres inachevées, mais esquisses précieuses. Ce n'est pas</text:span></text:p>
      <text:p text:style-name="P14"/>
      <text:p text:style-name="P2">tout. Nous avons eu successivement le Journal, les Souvenirs d'Egotisme, la Vie d'Henri Brulard, livres charmants qui sont du Stendhal et qui sont du Beyle, qui ont une valeur double, littéraire et biographique, qui nous renseignent sur cette vie si diverse, si abondante, si mystérieuse, si passion­nante et si passionnée, pleine de travail, de voya­ges, de plaisirs, d'ennuis, vie d'homme d'action et d'observateur, de soldat et de diplomate, de fonc­tionnaire et de dandy, vie d'écrivain surtout, car Beyle vécut la plume à la main. Les papiers de Grenoble l'attestent. Nul homme ne s'est plus noté que lui, comme s'il eût senti en lui-même je ne sais quoi d'insaisissable et de fuyant qu'il s'acharnait à fixer et dont je ne veux pour preuve que son atten­tion à se regarder vivre.</text:p>
      <text:p text:style-name="P11">C'est ce soin qui nous a valu des livres comme le Journal ou Y Henry Brulard. Certes le style en est cursif et négligé, mais incorrections pour incor­rections, je les aime autant impromptues que labo­rieuses. Stendhal» quand il s'applique, n'arrive souvent qu'à mal écrire. Qu'importe d'ailleurs; ce qui le sauve, c'est son souci d'être clair, d'être vrai. Il l'est dans le Journal, au jour le jour, et presque heure par heure; il l'est dans VHenry Brulard, autrement et à distance, si l'on peut dire. Ici comme là, il est à l'aise. Pas de public, pas même ces « happy few » à qui il destine et à qui il adresse sa Chartreuse de Parme. Dans le Journal, il écrit</text:p>
      <text:p text:style-name="P14"/>
      <text:p text:style-name="P2">pour se souvenir, dans Brulard, il écrit ce dont il se souvient.</text:p>
      <text:p text:style-name="P10"><text:span text:style-name="T1">Là, il se prend de loin, du plus loin de lui-même, au temps de son enfance et de sa première jeu­nesse, et il n'est plus jeune quand il tente ce retour mélancolique vers le passé, mais la mélancolie de Beyle est ^.ssez particulière; elle ne s'attendrit pas. Il n'est pas dupe du charme que les iours d'autre­fois ont dans la mémoire. Il ne se prêts guère à cette sorte d'illusion par laquelle ils nous abusent d'ordinai</text:span><text:span text:style-name="T9">r</text:span><text:span text:style-name="T1">e. Il les revit sans complaisance. Les figures qui ont entouré son enfance lui apparais­sent avec leurs défauts et leurs grimaces. II se souvient des rides du visage paternel. Il n'a pas gardé de tout cela que des images, il retrouve les sentiments qu'il éprouvait alors; je crois même qu'il les complète et y ajoute, mais cela ne touche point à leur vérité</text:span><text:span text:style-name="T2">.</text:span></text:p>
      <text:p text:style-name="P11">On a dit qu'il ne fallait pas le croire entièrement, qu'il exagérait certaines choses et qu'il en rappor­tait certaines autres inexactement, que telle date esl erronée, que tel fait est douteux. Je le veux bien, mais ce qui reste acquis et ce qui rend un pareil livre infiniment précieux, c'est qu'il nous donne l'enfance et la jeunesse de Beyle, et qu'il fournit tout de même un solide point d'appui bio­graphique.</text:p>
      <text:p text:style-name="P11">Pendant longtemps, elle est demeurée assez incertaine cette biographie de Beyle. On avait déjà</text:p>
      <text:p text:style-name="P15"/>
      <text:p text:style-name="P2">îu.Té son œuvre et dit sur elle ce qu'il fallait, que sa%ie demeurait mal connue en plus d'un point. Il fallait s'en rapporter à la Notice de Colomb et à TH. B de Mérimée. Ce n'est que depuis les publi­cations stendhaliennes qu'on a en mains les docu­ments indispensables. Grâce à eux, M. Arthur Chu- quet a pu mener à bien le travail de nous donner une biographie complète de l'auteur de la Char­treuse deParme.l I l'a fait en un gros volume qui ras­semble et coordonne tout ce qu'on sait de Stendhal en profitant des travaux préliminaires de M. Cor- dier, de M. Stryenski et-de M. Fargues. L'ouvrage de M. Arthur Chuquet est donc utile et intéressant, très abondant et très exact. J'en aime mieux la partie biographique que la partie critique. On peut ju-er les œuvres de Stendhal autrement que M?Chuquet, mais on peut se fier à lui pour le reste. Il renseigne avec sûreté, car il s'est renseigné lui-</text:p>
      <text:p text:style-name="P2">même avec précision.</text:p>
      <text:p text:style-name="P11">Ce qu'il faut dire pourtant, après l'avoir lu, c'est que le principal biographe de Stendhal reste encore Stendhal lui-même, non seulement dans les livres que nous avons cités, mais dans la plupart de ses ouvrages, d'une façon plus ou moins ouverte ou détournée, car Stendhal a constamment mele sa</text:p>
      <text:p text:style-name="P2">vie à son œuvre.</text:p>
      <text:p text:style-name="P11">M. Chuquet est donc aI3e chercher Stendhal par­tout où il "était. Le voici maintenant devant nous, nous le savons à peu près tout entier. Le connais-</text:p>
      <text:p text:style-name="P14"/>
      <text:p text:style-name="P2">sons-nous beaucoup mieux? Xous avons appris comment, quand et qui il a aimé, le détail de son existence intime, littéraire, mondaine, militaire, ses relations et ses goûts, ses idées, ses désirs. No*?s avons tous les chiffres de sa personnalité, et la somme; il faut l'avouer, en demeure incertaine. Oui était-il au fond *?</text:p>
      <text:p text:style-name="P11">11 ne Fapeut-ètre pas su exactement. J'ai dit qu'il y a en lui quelque chose d'insaisissable. C'est vrai. C'est pourquoi sans doute il chercha si patiemment à se définir à lui-même et que. par une sorte de défi ironique, il laissa \c? soin à d'autres en leur livrant les innombrables pages griffonnées d'hiéro­glyphes qu'on a retrouvées dans les papiers de Grenoble et malgré lesquelles il demeure toujours énisrmaiique et mvstérieux.</text:p>
      <text:p text:style-name="P10"><text:span text:style-name="T1">On est avec lui dans l'incertitude où </text:span><text:span text:style-name="T4">Fon </text:span><text:span text:style-name="T1">est parfois dans la vie avec les personnes que </text:span><text:span text:style-name="T4">Fon </text:span><text:span text:style-name="T1">con­naît le mieux. Son personnage n'a pas la rigidité posthume que donne la mort. Rien mieux qu'elle ne familiarise et ne renseigne. Elle met en perspec­tive; le raccourci s'y redresse et la statue s'y fixe. Avec Stendhal on a beau prendre F empreinte de ce qu il fut. ce n'est point un masque que modèle le moulage, mais un visage vivant.</text:span></text:p>
      <text:p text:style-name="P11">Le livre de M. Chuquet n'en est pas moins utile et instructif. 11 faut multiplier le plus possible ces larges études biographiques. C'est ce qua fait</text:p>
      <text:p text:style-name="P14"/>
      <text:p text:style-name="P2">M. Eugène Grêlé en choisissant, comme sujet d'une thèse de doctorat, Barbey d'Aurevilly. Je crois bien, qu'il nous a donné le premier travail biographique sérieux que nous ayons sur l'auteur des Diaboli­ques, car je mets de côté la lourde compilation de Charles Buet, pleine de lacunes et d'erreurs.* Du reste, M. Grêlé a eu communication du seul docu­ment qui rendît possible une telle entreprise, je veux dire la correspondance de Barbey d'Aurevilly avec TrébutienyM. Grêlé y a puisé discrètement, mais sûrement. Même quand il ne la cite pas, on sent qu'elle le soutient, le dirige et le 'guide. Elle éclaire la vie de Barbey d'Aurevilly de i83o à i85o, période obscure et d'autant plus intéressante que ce fut celle de la formation de ce singulier génie, car c en fut un que le romancier de r Ensorcelée et du Chevalier des Touches, et il fallut, pour qu'il écrivît ces étranges et beaux livres, certaines cir­constances sur lesquelles M. Eugène Grêlé nous . renseigne enfin avec précision et certitude.</text:p>
      <text:p text:style-name="P11">Si Barbey d'Aurevilly avait suivi les traditions de sa famille, il n'aurait jamais quitté sa province. Ils étaient fortement implantés dans la leur, ces Barbev, et tenaient au sol par de solides racines. lis vécurent de père en fîïs au pays du Cotentin,et c'est à Saint-Sauveur-le-Vicomte que naquit, en 1808, Jules Barbey d'Aurevilly, de Théophile-Marie-An- dré Barbey" et d'Ernestine Ango, des Ango de Dieppe, de vieille souche normande ceux-là aussi,</text:p>
      <text:p text:style-name="P14"/>
      <text:p text:style-name="P1"><text:span text:style-name="T1">mais d'un bois où Ton fit plus de mâts de navires que de manches de charrues. Celui qui fut 3e grand- père du romancier n'était point un homme ordi­naire. Il était, nous dit son petit-fils, d'une intolé</text:span><text:span text:style-name="T2">­</text:span><text:span text:style-name="T1">rable fierté. Elle lui venait sans doute de sa nais­sance. II avait été tenu sur les fonts baptismaux par le Comte de Maurepas et par la Duchesse de Chàteauroux, iLavait eu Louis XV pour parrain et pour mie-x que cela, car il aurait été l'enfant d'une des nombreuses maîtresses du roi, mariée à un Âns-o qui accepta de servir de père au rejeton roval. Il v t^t un temps où ces sortes de choses enorgueillissaient fort. Louis-Victor Àngo fut un personnage taciturne et sourcilleux. « Il dédaigna les livres et les pin mes ; il a passé dix ans de sa vie à se promener de long en large dans son appar­tement en enfilade, les mains derrière le dos et sans dire un seul mot. pendant que sa femme, qui" l'adorait comme Dieu, tricotait dans une embra­sure de fenêtre et ne se serait pt.s permis même de respirer un peu haut. &gt;;</text:span></text:p>
      <text:p text:style-name="P10"><text:span text:style-name="T1">Le? Barbev ne le cédaient en rien aux Ango, sinon aue leur noblesse était plus récente et ne da­tait iruère que du milieu duxvm</text:span><text:span text:style-name="T10">ç</text:span><text:span text:style-name="T1"> siècle, mais depuis longtemps la famille vivait noblement sur ses terres dont elle ajoutait les noms au sien. 11 y eut des Barbev du Motel, des Barbey de Taîllepied, des Barbev de TesneL des Barbey d'Aurevilly, comme ce Jean-François qui était c-, un Hercule campé sur</text:span></text:p>
      <text:p text:style-name="P14"/>
      <text:p text:style-name="P2">des jambes d'Apollon », et qui mourut en 1829. Bouvier hardi et cavalier intrépide, il montait des chevaux intraitables dont l'an le traita si mal qu'il en mourut, mais pas avant, tout piétiné et meurt:! qu'il était par les sabots de la bête furieuse, d'avoir reparu une dernière fois, la tête bandée de linges, à la table de whist où il s'asseyait chaque soir, et d'v avoir joué sa suprême partie, après quoi, il attesta « la puissance hémorragique de sa nature » par le sang qui, de sa maison au cimetière, coula des jointures du cercueil.</text:p>
      <text:p text:style-name="P11">Le père de Barbey, pour avoir été toute sa vie Barbey tout court, n'en fut pas moins non plus un personnage de haute mine, sombre et d'humeur dif­ficile, inconsolable de s'être trouvé trop jeune pour « chopanner », comme son frère Onésime et comme la plupart des gentilshommes du pays. Son roya­lisme farouche en garda une plaie secrète. Il ne cessa jamais de se plaire au récit de ces aventures militaires auxquelles il n'avait pas pu prendre part, mais dont il connaissait les acteurs et la chronique.</text:p>
      <text:p text:style-name="P11">C'est au milieu de ces récits que grandit Jules Barbey d'Aurevilly, dans la petite ville de Valo- gnes, aux vieux hôtels tristes, et c'est là qu'il était destiné à vivre, parmi les souvenirs du passé. S'il en avait été ainsi, il est à penser qu'ils n'eussent jamais eu pour lui le prestige dont les para plus tard son imagination. Il eût continué à entendre ces vieilles histoires et il les aurait lui-même répétées à</text:p>
      <text:p text:style-name="P15"/>
      <text:p text:style-name="P1"><text:span text:style-name="T1">son tour aux conversations quotidiennes. Il fallut pour qu'elles lui apparussent en leur beauté héroï</text:span><text:span text:style-name="T2">­</text:span><text:span text:style-name="T1">que et singulière qu'il les emportât avec lui en sa mémoire. Elles y prirent la couleur romanesque et légendaire où elles ont achevé de s'embellir.</text:span></text:p>
      <text:p text:style-name="P11">Ce fut la vie qui se chargea de les mettre au point. Celle que le jeune Barbey menait à Yalognes n'était point faite pour satisfaire un jeune homme impétueux et passionné. Le livre de M. Grêlé nous apprend avec détail les circonstances de la crise morale qui y mit fin, comment le fils de Théodore Barbey échappa peu à peu à la rude main pater­nelle et aux idées familiales. Il faut lire une série de chapitres intéressants qui nous montrentBarbey d'Aurevilly au Collège Stanislas, à Paris, lié d'a­mitié avec ?Iaurice de Guérin, ensuite étudiant en droit à Caen, où il rencontra Trébutien et où il fonda avec lui la Revue de Caen:Ji qui n'eut que quelques numéros, mais qui fut le début de plume de celui qui devint un infatigable écrivain et qui, pendant quarante ans, ne cessa plus d'écrire ; mais le plus curieux de ces révélations est que Barbey d'Aurevilly, que nous retrouverons plus tard ca­tholique militant et monarchiste convaincu, ait été aux heures troubles de sa jeunesse républicain et démocrate» Pourtant il en fut ainsi, et le jeune homme qui débarqua à Paris en î833 ne ressem­blait plus guère à l'adolescent qui, aux longues soirées d'hiver, écoutait au coin du feu les exploits</text:p>
      <text:p text:style-name="P14"/>
      <text:p text:style-name="P1"><text:span text:style-name="T1">de d'Aché ou les prouesses de des Touches. En même temps qu'avec les idées de son milieu, il a rompu avec la tradition de sa race. Le descendant des vieux Normands terriens et sédentaires s'est dépaysé, déraciné</text:span><text:span text:style-name="T2">.</text:span></text:p>
      <text:p text:style-name="P11">Henri Bevle passa l'année 1799 dans un travail acharné, tellement qu'il porta les cheveux longs et n'alla plus chez le perruquier de peur de perdre une demi-heure. 11 étudiait les mathématiques pas­sionnément, car il avait découvert qu'elles seraient pour lui un moyen de quitter Grenoble qu'il détes­tait, et de conquérir son indépendance. On l'enver­rait à Paris pour l'examen de l'Ecole Polytechni­que. Gefut en effet ainsi que Beyie commença sa vie aventureuse. Jamais la province ne le reprit. II fut, lui, le vrai déraciné. Ce qu'il fuyait ce n'était pas seulement son père avec qui son carac­tère s'accordait mal, c'était une manière de vivre et de penser pour laquelle il ne se sentait pas fait. II n'en voulait d'autre que sa fantaisie. Beyie n'est point quelqu'un à se satisfaire d'idées cou­rantes ; il prétend que les siennes lui soient propres. 11 veut se faire à lui-même son opinion sur toutes choses, les plus frivoles comme les plus graves. Pour cela il se débarrasse volontairement de tous préjugés. II veut vivre. Il est curieux de tout. Il se compose du monde une connaissance pratique. Il est attentif au détail de l'existence, aux</text:p>
      <text:p text:style-name="P14"/>
      <text:p text:style-name="P1"><text:span text:style-name="T1">petits « faits vrais ». Iî ne vent pas être dupe. 11 observe, pèse, analyse, compare. L'bomme l'inté</text:span><text:span text:style-name="T2">­</text:span><text:span text:style-name="T1">resse et il est l'homme; aussi cherche-t-il à se bien connaître pour mieux connaître les autres, et c'est ainsi qu'il va à travers la vie, avide, méfiant, fin, voluptueux, tout à lui-même et à la jouissance de se sentir vivre fortement ou délicatement.</text:span></text:p>
      <text:p text:style-name="P10"><text:span text:style-name="T1">Partout il est le même, dansJes bureaux de Dam comme dans son triste consulat de C-ivita-Vecchia, sous l'uniforme de lieutenant de dragonj comme sous l'habit d'adjoint aux Commissaires des guer­res, à Paris comme à Moscou, à l'armée victorieuse, de 1809 comme à l'armée vaincue de 18123 sous le clair soleil d'Italie comme sous le ciel neigeux de Russie, à Naples comme à Londres, partout où les hasards l'ont conduit, dans un salon de Paris comme dans une loge de théâtre à Milan, il reste constant en son goût de l'indépendance. Il vieillira pourtant et, même à cet âge où le passé nous attire à lui, iî regardera le sien avec clairvoyance et iro­nie et lorsqu'à cinquante ans il rédigera les notes hardies de la Vie d'Henry Brulard, ce sera pour dissiper cette illusion du souvenir qui nous ramène à notre enfance comme s un temps dont le regret est plus fait de l'oubli des peines que nous y subî</text:span><text:span text:style-name="T2">­</text:span><text:span text:style-name="T1">mes que de la mémoire du bonheur que nous y avons éprouvé</text:span><text:span text:style-name="T2">.</text:span></text:p>
      <text:p text:style-name="P11">Il se peut que si un Barbey d'Aurevilly eût vécu une existence aussi mobile que celle d'un Henry</text:p>
      <text:p text:style-name="P14"/>
      <text:p text:style-name="P1"><text:span text:style-name="T1">Beyle, il lui serait arrivé de se dépayser complète­ment. Il y avait dans le jeune Normand qui vint à Paris en i833 tenter la fortune quelque chose de hardi et d'aventureux. Il en portait la marque au visage et dans les yeux. Il avait l'audace,.la bravoure qui ne demande qu'à s'employer. L'emploi manqua. L'existence que mena à Paris Barbey d'Aurevilly fut la plus ordinaire du monde. Pauvre, il lui fallut gagner son pain; ambitieux, il lui fallut demeurer inconnu; hautain, il lai fallut subir les difficultés médiocres de la vie littéraire. Ce furent des années obscures et tristes pour ce jeune homme tourmenté de passion et de mélancolie. C'est l'époque où il écrivit la Bague et Annibal, F Amour impossible et cette Germaine qui ne fut publiée, sous le titre de Ce qui ne meurt pas, qu'en 1881, où il collabora au Globe et au Moniteur de la Module petit livre sur le Dandysme et Georges Brummel fut re­marqué. Barbey d'Aurevilly avait des succès de salons. La réputation du causeur précédait la re­nommée de l'écrivain. Plus tard elles se confondi­rent. Ce fut à ce moment qu'il ajouta à son nom celui de d'Aurevilly. C'était comme s'il eût remis le pied sur la terre normande. L'heure était pro­che, en effet, où la Normandie Fallait reprendre tout entier. Il esquissait le plan de la Vieille Maî</text:span><text:span text:style-name="T2">­</text:span><text:span text:style-name="T1">tresse. Il composait le Dessous de cartes d'une partie de Whist, qui est devenue plus tard Fune des Diaboliques. En i84g, Barbey d'Aurevilly a</text:span></text:p>
      <text:p text:style-name="P8"/>
      <text:p text:style-name="P2">trouvé sa voie. Il sera le Walter Scott de Valo- gnes.</text:p>
      <text:p text:style-name="P11">Le réveil du Normand se compléta èn lui par celui du catholique. Il aimait toujours, malgré tout, cette terre pluvieuse et verte que l'absence avait embellie à ses yeux et transformée en son souvenir. Les récits dont sa jeunesse avait été nour­rie lui revinrent au cœur avec une amplification magnifique, tournés à l'épique. Les des Touches et les La Croix-Jugan lui réapparurent et, avec eux, les héros du Romancero royaliste de la Chouanne­rie dont il allait être le poète puissant et profond. Tout cela le ressaisit à jamais. Valognes lui rouvrit les portes de ses vieux hôtels aristocratiques et déserts. Il n'en sortit plus jamais et ce ne fut plus que son ombre que nous vîmes errer parmi nous, superbe et démodée, avec sa redingote ajustée, ses manchettes de dentelles, son jabot et la limou­sine de grosse toile à raies, doublée de satin, dont il enveloppait sa dignité hautaine de vieux gentil­homme de province et d'oncle à histoires.</text:p>
      <text:p text:style-name="P10"><text:span text:style-name="T1">Elles sont admirables ces histoires chouannes de Barbey d'Aurevilly et il est dommage, vraiment, qu'au lieu de passer une partie de son temps à faire le coup de fusil contre les idées contemporaines et à manier,avec talent du reste, la cravache du pam­phlet et la trique de l'éreintement, le grand con­teur n'ai pas ajouté à son Ensorcelée et à son </text:span><text:span text:style-name="T4">Che-</text:span></text:p>
      <text:p text:style-name="P15"/>
      <text:p text:style-name="P2">valier des Touches, ce Gentilhomme de grand- chemin et cette Tragédie à Vaubadon qu'il pro­jeta, mais qu'il n'écrivit point. Ces deux romans auraient, eu pour héros ce d'Àché, qui fut un Chouan de marque et dont M. G. Lenôtre nous a raconté, dans son Tournebut*les aventures roma­nesques et îa fin tragique. Malgré cela l'œuvre nor­mande de Barbey d'Aurevilly est considérable. Il est le peintre né de ces rudes partisans. 11 partage leur foi et leurs passions. II est de cœur avec eux. Il revit par eux la vie qu'il aurait voulu vivre, et ils revivent en lui avec une vérité et une force singu­lières. II a leur sang dans les veines. Il admire leur héroïsme et leur habileté, le mélange de courage et de ruse qui les caractérise, en Normands qu'ils sont. Certes, ils accomplissent des actions hardies et dangereuses, mais ils y apportent en même temps la prudence et le calcul propres à la race Ils n'ont point de doute sur la bonté de leur cause, mais ils la servent en gens avisés qui veulent durer et être utiles le plus longtemps possible ; ce sont des cas­seurs de tête, mais ce ne sont pas des casse-cous. Cela ne les empêche pas d'être héroïques et de sacrifier leur vie,quand il le faut, mais s'ils la défen­dent bien, ils ne la hasardent pas plus mal.</text:p>
      <text:p text:style-name="P11">C'est pourquoi, les figures qu'évoque si superbe­ment le Cervantès de la Manche que fut Barbey d'Aurevilly demeurent, dans l'exagération poéti- , que. vraies et vivantes. Ces Don Quichotte de la</text:p>
      <text:p text:style-name="P14"/>
      <text:p text:style-name="P2">Chouannerie ne sont point seulement des person­nages de roman, ils sont des gens de l'histoire. Gomme dans le roman espagnol, il y a un moulin dans la chronique normande : c'est celui où des Touches et ses compagnons attachent le meunier qui les a trahis aux ailes tournoyantes qui empor­tent son corps, écartelé, dans une mort vengeresse et vertigineuse.</text:p>
      <text:p text:style-name="P11">Si ces histoires de d'Aurevilly sont belles, arden­tes et farouches, son talent de conteur est admira­ble. Il a le tour et le style, l'art des suspens et des eiiets brusques, je ne sais quoi de hautain et de robuste dans le langage qui a une saveur de terroir et un air de bonne compagnie.G'est un écrivain de grande allure. La phrase est longue, coupée d'inci­dentes qui sont des parenthèses de conteur, relevée de pointes et de traits, cravachée d'épi thètes cin­glantes, défendue de parades brèves* bien en garde et qui va droit au corps. C'est un style d'outre- tombe, un style de Çhateaubriaud du Cotentin. Ce n'est pas lui qui lira chaque matin une page du Gode civil pour s'apprendre à écrire net et court et, cependant, il me semble voir entre Beyle et lui plus d'un rapport.</text:p>
      <text:p text:style-name="P11">Gertes, ce sont pourtant des personnages bien différents que le gentilhomme catholique et le bour­geois athée que furent M. d'Aurevilly et M. de Stendhal, et cependant ils ont un goût commun.</text:p>
      <text:p text:style-name="P14"/>
      <text:p text:style-name="P2">celui de l'héroïsme. On a trop vu dans Stendhal l'observateur ironique et le sceptique avisé. Il ne fut pas que cele. Au fond, il aime les âmes violen­tes et passionnées, capables d'exaltation et de folie, que le désir mène aux actions les plus insensées et conduit jusqu'au crime.</text:p>
      <text:p text:style-name="P10"><text:span text:style-name="T1">C'est cette sorte d'héroïsme qui lui fit chérir l'Ita­lie. Il trouva dansle caractère italien cette hardiesse exaltée qui lai plaisait tant et qu'il a donnée si volontiers aux héros de ses livres. N'est-ce point ce que nous voyons, à des degrés divers, dans une Mathilde de la Môle et dans une Laimel? De même que Barbey d'Aurevilly, Stendhal fait coexister dans ses personnages cette violence, de passion avec de curieuses prudences. Il en résulte des âmes pro­fondes et forcenées, cauteleuses, qui portent dans * Tact on une fougue furieuse et s'y conduisent avec une hypocrisie magistrale, tour à tour cyniques et sournoises. Pour Stendhal comme pour d'Aure­villy, il y a héroïsme dans l'excès., quel qu'il soit, bon ou mauvais, vertueux ou criminel, dans la pudeur d'une M</text:span><text:span text:style-name="T9">iie</text:span><text:span text:style-name="T1"> de Touffedelys, comme dans la monstrueuse volonté d'une Hauteclaire êtassin, dans l'intrigue compliquée et assassine d'un Julien Sorel aussi bien que dans l'aventure amoureuse- mentitalienne d'un Fabrice del Dongo. Et Fabrice, la duchesse Sanseverina ne le déîivre-t-elle pas du cachot de Parme, comme les compagnons de des Touches délivrent le chevalier de la prison de Cou-</text:span></text:p>
      <text:p text:style-name="P14"/>
      <text:p text:style-name="P2">tances?I/AJbertine du Rideau cramoisi ne va-t-elle pas trouver dans sa chambre d'officier le beau vicomte de Brassard, comme Mathilde de la Môle reçoit dans sa chambre de jeune fille le sombre Julien Sorel ?</text:p>
      <text:p text:style-name="P11">Les ressemblances s'arrêtent là. Rien de plus différent d'un roman de Stendhal qu'un roman de d'Aurevilly. Cependant, on peut dire qu'ils furent tous les deux des romantiques par ce goût de la passion et de l'excès, mais, ce que ne faisaient pas les romantiques, ils cherchèrent à donner à leurs personnages de la vie et de la vérité, l'un par l'exac- ; titude du détail, l'autre par la force de l'évocation. ; Tous deux, ils furent à leur façon des réalistes du romanesque et des romantiques du vrai.</text:p>
      <text:p text:style-name="P11">Si Barbey d'Aurevilly a pu lire Stendhal, Sten­dhal ne put riën lire de d'Aurevilly. En 1842? ce* dernier n'avait écrit ni la Vieille Maîtresse ni les Diaboliques, il n'était qu'uu jeune homme mélan­colique, tourmenté et incertain de lui-même. Peut- être qu'eu ce soir de mars, où l'apoplexie abattait en pleine rue le grand romancier de la Chartreuse de Parme, il passait sur le trottoir oppose, ce Bar­bey d'Aurevilly,sans xm regard pour ce gros homme qu'on emportait,et continua-t-il son chemin sans se détourner, les yeux tout à s&amp;rMves, à ces ombres normandes qui dessinaient déja leurs silhouettes héroïques sur le rideau cramoftfele son imagina­tion? </text:p>
      <text:p text:style-name="P14"/>
      <text:p text:style-name="P2">UNE JOUEUSE</text:p>
      <text:p text:style-name="P11">J'habite en ce moment une de nos petites villes de France qui a conservé assez bien son air d'au­trefois : vieilles maisons, rues mal pavées, mail planté de grands arbres, clocher où une antique horloge annonce les quarts et la demie et frappe l'heure auxcoups brusques de son marteau. La vie y est celle de nos provinces. Les mœurs y sont plutôt d'hier que d'aujourd'hui. Le souvenir du passé y demeure. Aussi y entends-je parfois rap­porter de curieux traits de l'existence de jadis, dont l'un m'a semblé valoir d'être-retenu.</text:p>
      <text:p text:style-name="P11">Il paraît que cette petite ville, maintenant en­gourdie dans la monotonie de ses occupations quotidiennes, fat, vers le début du dernier siècle, atteinte d'un goût du jeu incroyable et qui allait jusqu'à la frénésie et à la foreur. Il y avait là beau­coup de petite noblesse et de grosse bourgeoisie. Lesparties y commençaient dès le matin, se conti­nuaient l'après-midi et reprenaient dans la soirée. Les femmes surtout se montraient si enragées qu'elles eu abandonnaient les soins du ménage et</text:p>
      <text:p text:style-name="P14"/>
      <text:p text:style-name="P2">qu'elles en passaient la charge à leurs maris. On voyait ces messieurs trier le linge et commander aux cuisines., tandis que ces dames agitaient le cornet à dés ou abattaient les atouts au tapis vert.</text:p>
      <text:p text:style-name="P11">Certes, l'ancienne France fut joueuse. Les noms de ses anciens jeux nous sont restés aux oreilles.La liste en est longue, du reversis à l'hombre, du pha­raon au cavagnol. Nos pères y prenaient un plaisir qui était une des occupations réglées de la vie d'autrefois. Cependant l'habitude de jouer, trans­formée eu une épidémie de jeu, est l'indice d'un état d'esprit particulier. Sa pratique est significa­tive et en voici, je crois, le sens.</text:p>
      <text:p text:style-name="P11">Le jeu n'est, en somme, qu'un dérivé de l'esprit de risque et d'aventure puisqu'il est l'imprévu et l'incertain, et quoiqu'il se compose d'un mélange de calcul et de hasard. Tout joueur ne serait donc, au fond, qu'un aventurier en miniature. Par l'inconnu des cartes et l'inattendu des dés, il cherche à se créer des émotions vives et brusques. Le jeu, c'est la catastrophe à domicile et la péripétie au coin du feu. 11 implique un désir de surprise. Les petits ren­versements de fortune d'une partie sont une image réduite des chances et des alternatives de la Des­tinée. Le jeu est un simulacre par lequel nous trompons notre appétit de l'aventure. Celle des cartes supplée à d'autres et les imite en raccourcis.</text:p>
      <text:p text:style-name="P2">Je ne veux tout de même pas prétendre par là que les joueurs et les joueuses de ma petite ville</text:p>
      <text:p text:style-name="P8"/>
      <text:p text:style-name="P2">aient été des héros manqué» et des héroïnes sans occasions, mais ils étaient d'un temps fécond en événements excessifs et soudains. Ils avaient vu la Révolution et l'Empire et avaient sans doute gardé dans l'esprit je ne sais quoi de hasardeux. C'est cette habitude de la transe et du risque qu'ils cher­chaient peut-être à retrouver dans ce divertissement des cartes où ils apportaient un acharnement d'âmes oisives et de gens qui ont connu des con­jonctures plus passionnantes et plus réelles.</text:p>
      <text:p text:style-name="P11">Ce fut ainsi qu'on jouait en ces Yalognes et ces Coutances d'après l'émigration, que nous a si bien décrites Barbey d'Aurevilly dans son Chevalier des Touches et dans quelques-unes de ses Diabo­liques. C'était ainsi que jouait, dans le Lys dans la valléMe^Balzac, M. deMortsauf. N'est-il pas digne, celui-là, d'être le partenaire de cette étonnante marquise de Combray, dont M. G. Lenôtre nous conte la vie authentique et romanesque et qui, en son château de Tournebut, tout en marquant les points dujeu où elle distrayait son loisir, en combi­nait et en dirigeait un autre dont le gain ne devait être rien moins que de changer la face du monde et de rendre un royaume à ses rois ? </text:p>
      <text:p text:style-name="P4"/>
      <text:p text:style-name="P10"><text:span text:style-name="T1">Si lechâteau de Tournebut était unîieu singulier, M</text:span><text:span text:style-name="T9">me</text:span><text:span text:style-name="T1"> de Combray n'était pas non plus une personne</text:span></text:p>
      <text:p text:style-name="P14"/>
      <text:p text:style-name="P1"><text:span text:style-name="T1">ordinaire. Cette vieille femme hautaine, despotique et hardiefaisait figure accommodée à sa demeure. Royaliste ardente et inébranlable, M</text:span><text:span text:style-name="T9">me</text:span><text:span text:style-name="T1"> de Com- brav, après avoir passétant bien que mal à Rouen les plus mauvais jours de la Terreur, était revenue en 1796 en son manoir de Tournebut, près de Gaillon. Les pires événements n'avaient point été de force à ébranler la foi monarchique de M™ de Combray, ni à intimider son zèle bourbonien ; aussi, de retour à son Tournebut, continua-t-elle à faire ce qu'elle avait fait à Rouen, où elle logeait dans sa maison, en pleine tourmente, toute une sainte clientèle de prêtres insermentés et de reli­gieuses fugitives.</text:span></text:p>
      <text:p text:style-name="P10"><text:span text:style-name="T1">Son château devint le refuge naturel des chouans traqués et des brigands, comme on disait. Tourne- but fut un centre actif de conspiration. Du reste, le lieu se prêtait admirablement aux desseins de M</text:span><text:span text:style-name="T10">me</text:span><text:span text:style-name="T1"> de Combray. Sa solitude, son isolement des routes fréquentées, ses issues diverses, son vaste logement, le rendaient propre à sa destination, d'autant mieux que M</text:span><text:span text:style-name="T9">me</text:span><text:span text:style-name="T1"> de Combray y ajouta ce qu'il fallait pour tenir en sûreté ses hôtes secrets. Des cachet tes pratiquées dans l'épaisseur des murs ou le vide des combles pouvaient contenir quatre- vingts personnes à Fabri de toute recherche. Ce fut là que M</text:span><text:span text:style-name="T9">œ</text:span><text:span text:style-name="T1">* de Combray hébergea son monde de suspects, d'émissaires, d'agents. La chouannerie normande qui, durant le Consulat et presque sous</text:span></text:p>
      <text:p text:style-name="P14"/>
      <text:p text:style-name="P2">l'Empire, remua sourdement les provinces de l'Ouest, eut son couvert mis et son lit fait à Tour- nebut.</text:p>
      <text:p text:style-name="P10"><text:span text:style-name="T1">M</text:span><text:span text:style-name="T10">me</text:span><text:span text:style-name="T1"> de Combray travaillait pour le Roi avec une audace admirable. Elïe reçut chez elle, tour à tour, les enfantsperdus et les chefs du parti, </text:span><text:span text:style-name="T4">Margad</text:span><text:span text:style-name="T1">el ou Hingant de Saint-Maur. Le vicomte d'Aché, après l'arrestation de Gadoudal, y demeura plus d'un an sous le nom de Deslorières, non point caché sous une trappe, mais allant et venant, enten­dant la messe que le curé du village venait dire le dimanche, dans la chapelle du château, et faisant avec la marquise ces interminables parties de car­tes qu'elle aimait.</text:span></text:p>
      <text:p text:style-name="P10"><text:span text:style-name="T1">Il s'en fallut de peu queM</text:span><text:span text:style-name="T10">me</text:span><text:span text:style-name="T1"> de Combray demeu­rât à jamais inconnue en son rôle de logeuse de la chouannerie ; mais M</text:span><text:span text:style-name="T9">me</text:span><text:span text:style-name="T1"> de Combray avait une fille, etce fut d'elle que vint l'événement qui mit au jour les menéesde la vieille marquise. Cette jeunefemme, mariée, et mal mariée, à un certain Acquêt de Férolles, joignait au goût d'intrigue de sa mère celui de l'action. Des circonstances qui la pous­sèrent à agir, il serait trop long de parler ici.</text:span></text:p>
      <text:p text:style-name="P10"><text:span text:style-name="T1">Ce qu'il y a à dire, c'est que, le 7 juin 1807, M</text:span><text:span text:style-name="T10">m</text:span><text:span text:style-name="T1">e Acquêt se trouva dans le petit bois du Oues- nay, où la voiture qui portait, d'Alençon à </text:span><text:span text:style-name="T4">Caen, </text:span><text:span text:style-name="T1">les recettes du département de l'Orne fut arrêtée et pillée par une troupe de brigands qui, le coup fait, s'éclipsèrent en emportant l'argent. Ces sortes de</text:span></text:p>
      <text:p text:style-name="P14"/>
      <text:p text:style-name="P2">guets-apens étaient assez fréquents en ce temps- là pour que, comme beaucoup d'autres, celui-là demeurât impuni.</text:p>
      <text:p text:style-name="P10"><text:span text:style-name="T1">Par malheur, l'enquête fut menée par un poli­cier de Rouen, nommé Licquet, homme subtil et acharné, qui fit si bien que, non seulement les acteurs de l'embuscade, y compris M</text:span><text:span text:style-name="T9">me</text:span><text:span text:style-name="T1"> Acquêt, qui en avait été l'instigatrice, furent arrêtés et écroués à la Conciergerie de Rouen, mais que M</text:span><text:span text:style-name="T9">me</text:span><text:span text:style-name="T1"> de Combray. sans avoir pris une part directe à l'affaire, y fut impliquée comme complice. Du reste, les débats du procès révélèrent le rôle occulte de M</text:span><text:span text:style-name="T9">me</text:span><text:span text:style-name="T1"> de Combray. Les cachettes du châ</text:span><text:span text:style-name="T2">­</text:span><text:span text:style-name="T1">teau de Tournebut furent découvertes. M</text:span><text:span text:style-name="T9">rae</text:span><text:span text:style-name="T1"> Acquêt paya de sa tète Faudacede son entreprise. M</text:span><text:span text:style-name="T9">me</text:span><text:span text:style-name="T1"> de Combray fut condamnée à vingt ans de réclusion et à être exposée au pilori. Elle y parut; mais le tréteau de justice se changea pourelle en piédestal. Les femmes des meilleures familles de Rouen vin­rent rendre hommage à celle qui souffrait pour une cause que beaucoup d'entre elles avaient servie. Durant tout le temps ou M</text:span><text:span text:style-name="T9">me</text:span><text:span text:style-name="T1"> de Combray resta montrée aux yeux d</text:span><text:span text:style-name="T9">;</text:span><text:span text:style-name="T1">un public plus eurieux qu'hos­tile, elles ne quittèrent pas le pied de Féchafaud, et quelques-unes y déposèrent des couronnes et des bouquets de fleurs.</text:span></text:p>
      <text:p text:style-name="P4"/>
      <text:p text:style-name="P1"><text:span text:style-name="T1">M</text:span><text:span text:style-name="T9">me</text:span><text:span text:style-name="T1"> de Combray fat renfermée à Bicêtre pour y</text:span></text:p>
      <text:p text:style-name="P8"/>
      <text:p text:style-name="P1"><text:span text:style-name="T1">subir sa peine. Elle se fit assez bien au régime de la prison, qui eut pour elle quelque adoucisse­ment. M. Lenôtre nous rapporte qu'on avait per­mis à la prisonnière sa table de trictrac, ses cor­nets à dés et ses traités de jeux. Le temps passa jusqu'à ce que l'événement qu'elle attendait tou­jours avec une foi indestructible se produisît enfin. La Destinée, cette joueuse, abattit une carte Inat­tendue. L'Histoire, si l'on peut dire, tourna leRoi. M</text:span><text:span text:style-name="T9">me</text:span><text:span text:style-name="T1"> de Gombray put donc voir la restauration d'une monarchie à qui elle avait été si hardiment fidèle. Les portes de laprison s'ouvrirent devant la vieille chouanne. Louis XYIÏ1 la reçut enaudience. Le jugement du procès fut annulé. Elle rentra triomphalement dans son Tournebut, et ce fut là qu'elle mourut, quelques années après, toujours ardente et solitaire, retirée dansles souvenirs d'une</text:span></text:p>
      <text:p text:style-name="P2">vie tragique.</text:p>
      <text:p text:style-name="P11">Tel est à peu près cet épisode de la chouannerie normande que nous a conté M. Lenôtre, Son livre est instructif, il nous montre que les agents roya­listes de i8o4, tout en gardant de singulières illu­sions sur la réussite de leurs projets, ne se trom­paient pas entièrement, sinon en fait, du moins en principe; ils s'étaient rendu compte des faiblesses secrètes du régime consulaire et impérial et ne s'en laissaient pas imposer par la façade de sa solidité. Ils avaient compris que ce gouvernement, né des circonstances, était demeuré, jusqu'à un certain</text:p>
      <text:p text:style-name="P14"/>
      <text:p text:style-name="P1"><text:span text:style-name="T1">point, à leur merci. Ils savaient que sa masse vic­torieuse s'ébranlerait au moindre échec, parce qu'elle était plus fortement bâtie que durablement assise et strictement cimentée. La suite prouva que leurs prévisions n'étaient pas toutes fausses. Ce qui leur fit défaut, ce furent les moyens d'action. Les leurs étalent insuffisants, mais ces gens ne manquaient ni de juste vue, ni d'énergie indivi­duelle. Aussi, M. Lenôtre nous fait-il faire con­naissance avec un monde de personnages de tête et de main dont les portraits et les caractères sont une galerie bien curieuse, et Jdont les entreprises sont un romsn où rien n'est imaginé</text:span><text:span text:style-name="T2">.</text:span></text:p>
      <text:p text:style-name="P10"><text:span text:style-name="T1">M. Lenôtre, en effet, est un historien. Seule lui plaît la vérité la plus minutieuse. 11 ne hasarde et n'avance rien dont il ne soit assuré et qu'il ne tienne d'un document certain. Son scrupule sur ce point est constant. Nous raconte-t-il Fexécution, à Grenelle, du chouan Le Chevalier, et nous veut- il dire le temps qu'il faisait ce jour-là, il consulte le bulletin de l'Observatoire de Paris du 9 jan­vier 1808 et y apprend que Pair était brumeux et froid. M. Lenôtre aime l'exactitude et ie pittoresque, mais il veut que le sien soit vrai, et cependant, dans son Tournebut</text:span><text:span text:style-name="T11">t</text:span><text:span text:style-name="T1"> tout semble être inventé à plaisir.</text:span></text:p>
      <text:p text:style-name="P10"><text:span text:style-name="T1">Ce romanesque de l'aventure de M</text:span><text:span text:style-name="T10">me</text:span><text:span text:style-name="T1"> de Gom- bray avait, du reste, été senti jadis par Balzac, qui avait fait d'elle sa M</text:span><text:span text:style-name="T9">me</text:span><text:span text:style-name="T1"> de La Chanterie de l'Envers de ¡ Histoire contemporaine, comme il</text:span></text:p>
      <text:p text:style-name="P14"/>
      <text:p text:style-name="P1"><text:span text:style-name="T1">avait fait de l'enlèvement du sénateur Clément de Ris, transformé en Malin de Gondreville, le sujet à</text:span><text:span text:style-name="T9">7</text:span><text:span text:style-name="T1">Une ténébreuse Affaire. Grâce au livre de M. Le- nô.tre, qui nous fait connaître d'une façon défi­nitive la véritable M</text:span><text:span text:style-name="T9">me</text:span><text:span text:style-name="T1"> de Combray, nous voyons mieux comment Balzac se servait de la réalité et ce qu'en tirait la puissante logique de son génie. M</text:span><text:span text:style-name="T9">me</text:span><text:span text:style-name="T1"> de La Cbanterie est une M</text:span><text:span text:style-name="T9">me</text:span><text:span text:style-name="T1"> de Combray subli­mée, et les Frères de la Miséricorde, que la noble héroïne réunissait autour d'elle dans la maison de la rue Ghanoinesse, ne ressemblent guère tout de même aux hôtes que la marquise hébergeait dans les </text:span><text:span text:style-name="T4">íí </text:span><text:span text:style-name="T1">caches » de son château de Tournebut, tout en versant de sa main de joueuse les dés de son cornet sur la table verte de son </text:span><text:span text:style-name="T4">tric-trac.</text:span></text:p>
      <text:p text:style-name="P9"/>
      <text:p text:style-name="P5"><text:bookmark-start text:name="bookmark25"/>STENDHAL ET LA GUERRE<text:bookmark-end text:name="bookmark25"/></text:p>
      <text:p text:style-name="P10"><text:span text:style-name="T1">Il j a quelque temps, durant ces heures de ma­laise où battit plus vite le cœur de la France, et l'un des soirs les plus anxieux de ces inquiétantes journées,</text:span><text:span text:style-name="T9">v</text:span><text:span text:style-name="T1">j'avais pris au hasard un livre dans ma bibliothèque pour j chercher un divertissement à de tristes et obsédantes pensées. Le volume que j'ouvris était la Chartreuse de Parme, de Sten­dhal. C'était justement ce qu'il fallait z de l'ironie, du sentiment, des personnages malicieux et pas­sionnés, des caractères, des aventures, tout ce qui en fait à chaque lecture un livre toujours nouveau, erfc dont on ne se lasse point ! _ ^</text:span></text:p>
      <text:p text:style-name="P10"><text:span text:style-name="T1">Distraitement, je feuilletais le précieux volume, quand je tombaisur les chapitres où le jeune Fa­brice </text:span><text:span text:style-name="T4">del </text:span><text:span text:style-name="T1">Dongo quitte le château de Grianta, sur le beau lac de Corne, pour aller rejoindre les armées de Napoléon.</text:span></text:p>
      <text:p text:style-name="P11">C'est un des épisodes les plus curieux de l'ou­vrage que ce départ du jeune patriote italien, et les circonstances actuelles lui donnaient quelque chose</text:p>
      <text:p text:style-name="P14"/>
      <text:p text:style-name="P1"><text:span text:style-name="T1">de particulièrement émouvant et de singulièrement approprié. Quelle belle ardeur l'emporte, l'entre­prenant garçon, vers le sifflement des balles et le grondement du canon ! Quel glorieux espoir le mène ! L'idée de la guerre éveille en son esprit une sorte de joie belliqueuse. Il part pour un jeu héroï</text:span><text:span text:style-name="T2">­</text:span><text:span text:style-name="T1">que dont le danger l'exalte et l'enivre. 11 est pris d'une sorte d'extase juvénile et martiale à penser qu'il verra bientôt une bataille. Quel entrain! Quel élan i Rien ne le décourage des 'difficultés de la route, car il y a loin des campagnes lombardes aux plaines, de Flandres, mais c'est là qu'il trouvera le grand Empereur, celui qui incarne le génie même des combats et qui est, aux yeux de l'adolescent milanais, comme le Dieu terrestre de la victoire !</text:span></text:p>
      <text:p text:style-name="P10"><text:span text:style-name="T1">Certes, la désillusion </text:span><text:span text:style-name="T3">viendra.au </text:span><text:span text:style-name="T1">jeune Fabrice del Dongo, et Stendhal nous la conte minutieuse­ment etironiquement; mais au dragon improvisé de Waterloo il restera néanmoins, de son équipée mili­taire^ un beau souvenir, le souvenir d'avoir éprouvé une fois un des sentiments humains les plus puis­sants et les plus forts, celui que suscite dans les âmes ardentes le désir de la gloire guerrière, et qui vaut bien d'être payé, comme il arriva à notre Fabrice, d'un bon coup de pointe à la cuisse, de quelques semaines de lit sur un grabat de paysans et de quelques autres petites déconvenues qui ne l'empê</text:span><text:span text:style-name="T2">­</text:span><text:span text:style-name="T1">chèrent pas, par la suite, grâce aux soins de la duchesse Sanseverinaet du comte Mosca,de devenir</text:span></text:p>
      <text:p text:style-name="P14"/>
      <text:p text:style-name="P2">archevêque de Parme, sous le règne inimitable du bon Ranuce-Ernest Y.</text:p>
      <text:p text:style-name="P2"/>
      <text:p text:style-name="P11">Je ne pense pas que ce soit en ce transport d'al­légresse et de curiosité que nos jeunes gens d'au­jourd'hui aillent à la frontière, s'ils sont appelés à la défendre demain parles armes. Le mot de guerre n'excite pas en eux la fièvre avide et joyeuse dont brûlait le charmant volontaire stendhalien. On est plus calme et plus sérieux.</text:p>
      <text:p text:style-name="P11">La guerre n'est plus, de nos jours, un passe- temps héroïque. Elle apparaît comme une dure et sévère nécessité. D'avance, on en accepte les fati­gues et les dangers. Nos soldats marcheront dans la boue et la poussière, souffriront la soif et la faim ; ils donneront leur sang et leur vie, mais ce sera par raisonnement et par devoir.</text:p>
      <text:p text:style-name="P10"><text:span text:style-name="T1">J'ajoute tout de suite que je ne vois aucune infé</text:span><text:span text:style-name="T2">­</text:span><text:span text:style-name="T1">riorité morale à cet état d'esprit. Si l'enthousiasme fait des héros, la réflexion en fait aussi. Les deux motifs se valent à être braves. D'ailleurs, cette atti­tude en face de laguerre n'est pas nouvelle, et elle a des précédents.Les soldats delà troisième répu­blique seront des défenseurs du sol, comme l'ont été ceux de la première.</text:span></text:p>
      <text:p text:style-name="P11">Nos recrues de 1906, comme celles de 1792, au­raient la forte conscience de la patrie en danger.</text:p>
      <text:p text:style-name="P14"/>
      <text:p text:style-name="P2">Ce serait leur point d'appui, comme ce fut celui de leurs cjeyanciers de l'autre siècle, et ils y trouve­raient la même vertu de résistance. Pour bien se battre, il n'est pas nécessaire de savoir qu'on a dans sa giberne, selon le mot historique, le bâton de maréchal de France ; il suffit de sentir qu'on y porte la clé de sa maison !</text:p>
      <text:p text:style-name="P11">Nos Fabrice ne ressemblent, plus à celui que nous montre Stendhal. Le sien est de l'époque impériale. II a, comme on l'avait fréquemment en ce temps, le sentiment que la guerre est un jeu magnifique et terrible, qui se joue avec l'Europe entière pour champ. Son Del Dongo est proprement le volon­taire napoléonien.Ce qui l'attire sous les drapeaux, c'est son goût de l'aventure, sa curiosité ardente du péril, le prestige de la gloire. II ne défend pas son foyer. Il obéit à un instinct de conquête, à un élan de jeunesse belliqueuse. En cela, il est peint excellemment. Et si Stendhal exprime si bien la fascination qu'exerçaient sur les jeunes âmes d'a­lors les magies du danger et de la victoire, c'est qu'il les avait, lui aussi, ressenties.</text:p>
      <text:p text:style-name="P11">L'enthousiasme martial du héros italien de la Chartreuse de Parme n'est en vérité qu'une trans­position romanesque de ce qu'éprouva le Greno­blois Henri Beyle, lorsque, soas le Consulat, il partit pour l'Italie rejoindre le régiment de dra­gons dont il allait endosser l'uniforme.</text:p>
      <text:p text:style-name="P11">Nous avons, sur ce point, les confidences du sol-</text:p>
      <text:p text:style-name="P14"/>
      <text:p text:style-name="P2">dat écrivain. Il y est revenu à maintes reprises en ces ouvrages autobiographiques et en c« notes ou le subtil psychologue exerçait sur lui-meme sa subtilité et sa clairvoyance. Ce fut là un des sou­venirs les plus intenses de sa rie, si pleine de sou­venirs, et il semble qu'il ait voulu fixer avec un soin particulier ce moment capital de son existence. _</text:p>
      <text:p text:style-name="P10"><text:span text:style-name="T1">Il avait vingt ans. Il quittait l'étude des mathé</text:span><text:span text:style-name="T2">­</text:span><text:span text:style-name="T1">matiques, Paris. Il était anxieux, incertain de sa destinée. Il avait tous les désirs violents et indécis de la jeunesse et ce fut à Milan qu'il commença a vivre et à se sentir vivre, délicieusement, libre­ment, fortement. Aussi garda-t-il de cet événement une impression ineffaçable. Imaginez tout ce qui se réunissait pour faire de cette heure une heure unique : il était jeune dans un pays nouveau, aux mœurs ardentes et passionnées.Il y découvrait, en un instant, tout ce qui fait le charme de la v.e : la lumière, l'amour, l'art, la musique, et tout cela</text:span></text:p>
      <text:p text:style-name="P17">se doublait, s'embellissait de la présence proche da</text:p>
      <text:p text:style-name="P16"><text:span text:style-name="T1">péril. Le costume qu i! portait rehaussait à sesyeux sa propre personne. Le sabre qu'il traînait der­rière lui sur les dalles sonores des rues mêlait a ses pensées un bruit de .bataille. Quoi de pareil pour donner du prix airgsensations ! Quelle pré</text:span><text:span text:style-name="T2">­</text:span><text:span text:style-name="T1">paration au plaisir et a« bonheur! Quel mélange d'orgueil, de mélancolie t Quelle saveur eut l'exis­tence pour ce sensuel et cet aventureux qm sava.t raisonner sa sensualité !</text:span></text:p>
      <text:p text:style-name="P18"/>
      <text:p text:style-name="P11">11 ea demeura ému à jamais. Les lieux où il avait éprouvé ce premier épanouissement de son être lui devinrent pour ainsi dire sacrés. C'est de là que date l'italianisme de Henri Beyle. C'est en mémoire de cette impression de jeunesse, qui secontinua par la suite en un amour persistant pour cette terre où il était né à lui-même, qu'il voulut qu'on gravât sur sa tombe, en épitaphe, ces mots de reconnais­sance filiale : Arrigo Beyle, Milanese.</text:p>
      <text:p text:style-name="P4"/>
      <text:p text:style-name="P11">Si le vœu de l'auteur des Promenades dans Rome a été écouté et si son tombeau porte l'inscription qu'il y voulut, il est un autre souhait, formé par ses admirateurs et qui va bientôt être accompli. Un comité s'est constitué pour ériger à Paris un monu­ment à la mémoire de Stendhal. Il aura son buste sur une de nos places.</text:p>
      <text:p text:style-name="P11">Ce sera la réparation d'une trop longue injustice, quoique Pou puisse prétendre que le vrai métal dont on doive honorer un écrivain soit celui qui sert à fondre les caractères avec quoi on l'imprime et que le véritable hommage qu'il conviendrait de lui rendre serait un hommage typographique. Néan­moins, à défaut d'une édition convenable de l'œuvre complète de Stendhal, il faut applaudir à l'heu­reuse initiative des stendhaliens.</text:p>
      <text:p text:style-name="P11">Stendhal mérite certes Fhonneur posthume qu'on</text:p>
      <text:p text:style-name="P14"/>
      <text:p text:style-name="P2">veut lui faire et qu'il a attendu trop longtemps. C'était du reste un homme patient et clairvoyant, qui savait que sa renommée, pour risquer d'être tardive, n'en était pas moins assurée. L'événement a vérifié sa prévision. Sa valeur de critique, de psvchologue, de romancier est reconnue hautement. Avec Balzac et George Sand, il est tenu pour un des trois grands romanciers de la première moitié du</text:p>
      <text:p text:style-name="P2">dernier siècle.</text:p>
      <text:p text:style-name="P11">Certes, de l'un ni de l'autre il n'a eu l'énorme production romanesque, mais il a créé, lui aussi, quelques-uns de ces êtres de fiction, si vrais, si vivants, si réels qu'ils font partie de cette humanité imaginaire où nous avons des affections, des ami­tiés et des amours et qui rendent émouvants et pathétiques jusqu'aux lieux où ils ont imaginaire- ment vécu.</text:p>
      <text:p text:style-name="P1"><text:span text:style-name="T1">J'ai même une curieuse preuve de la force de réalité que non seulement acquièrent, mais encore communiquent certains personnages romanesques. C'est un tableau qu'un de mes amis a rapporté d'Ita­lie. La peinture en est assez médiocre et date du commencement du xix</text:span><text:span text:style-name="T10">8</text:span><text:span text:style-name="T1"> siècle. Elle représente un gros homme, au visage ordinaire, vêtu d'un habit bleu à larges boutons de métal, le cou serré d'une ample cravate de mousseline- Le bonhomme est assis et caresse le museau d'un chien noir et blanc. Je suis sûr qu'aucun stendhalœa ne regarderait sans intérêt cette effigie qui esi'%Ue d'un certain</text:span></text:p>
      <text:p text:style-name="P8"/>
      <text:p text:style-name="P1"><text:span text:style-name="T1">sjgnor Sacco, car ce Sacco fut gouverneur de la Chartreuse de Parme, un peu avant l'époque où y fut enfermé, à la garde 'de son successeur Fabio Conti, le jeune Fabrice del Dongo. Et n'est-ce pas la présence dans sa geôle d'un héros de roman célèbre qui vaut aujourd'hui au brave fonction­naire parmesan d'avoir quitté la boutique du bro­canteur et d</text:span><text:span text:style-name="T9">5</text:span><text:span text:style-name="T1">être mystérieusement un peu plus qu'une vaine image de quelqu'un qui ne fut et qui n'est rien ?</text:span></text:p>
      <text:p text:style-name="P1"><text:span text:style-name="T12">iqo</text:span><text:span text:style-name="T1">5.</text:span></text:p>
      <text:p text:style-name="P8"/>
      <text:p text:style-name="P2">TAINE ROMANCIER</text:p>
      <text:p text:style-name="P11">Dans un magistral et vivant portrait de Guizot, paru au Gaulois, M. Albert Sorel attirait l'atten­tion du public sur la correspondance de M. Taine. Elles sont en effet très intéressantes, ces lettres du célèbre historien des Origines de la France contemporaine, non seulement par ce qu'elles con­tiennent, mais aussi par la manière dont elles sont présentées et qui pourrait servir de modèle aux publications du même genre.</text:p>
      <text:p text:style-name="P11">Elles ont d'ordinaire je ne sais quoi de déplai­sant et ne semblent souvent guère faites pour honorer une mémoire illustre. La postérité est volontiers indiscrète. Il y a certains détails de la vie d'un homme même public où le public n'a aucun droit d'être introduit. Les documents de cette espèce pourraient être fournis tout au plus à un biographe capable d'en foire un usage déli­cat et judicieux, mais il n'est pas sans danger de les livrer au commentaire da premier verni.</text:p>
      <text:p text:style-name="P11">Si certaines correspondance^^itent ce défaut, elles en ont parfois un autre. L'admiration ne va</text:p>
      <text:p text:style-name="P14"/>
      <text:p text:style-name="P2">pas toujours sans quelque fétichisme, et Ton a alors de ces recueils qui né nous font pas grâce du moindre billet, Elles compensent leur réserve en un sens par une indiscrétion d'une autre sorte, car c'en est une que d'abuser de notre intérêt à l'égard de tel personnage notoire. Que nous im­porte, après tout,. la façon dont il acceptait ou refusait une invitation à dîner ou dont il s'excusait d'un rendez-vous ? Il ne faut pas porter trop loin la vénération épistolaire.</text:p>
      <text:p text:style-name="P10"><text:span text:style-name="T1">Dans la correspondance de Taine, par contre, je ne vois rien d'inutile ni rien de choquant. On en a supprimé tout ce qui devait être supprimé, je veux dire par là tout ce qui avait un carac­tère strictement intime, et on en a conservé tout ce qui pouvait arder à faire connaître ce grand et noble esprit. J'ajouterai que pour ceux qui, dans l'écri­vain, cherchent l'homme, ces lettres sont également précieuses. Elles permettent dé l'approcher fami­lièrement. Elles donnent à ceux qui n'ont pas fré</text:span><text:span text:style-name="T2">­</text:span><text:span text:style-name="T1">quenté M. Taine l'impression d'une rencontre ima­ginaire; Il semble qu'on le voie vivre et qu'on l'entende parler, car c'est, en effet, ce qu'elles con­tiennent de parole qui fait le charme des lettres. Toute lettre est un fragment de conversation. EÏIe en a: presque toujours le tour aisé, l'accent vrai. Une lettre se lit moins qu'elle ne s'écoute. Par elle, la voix de ceux qui sont loin, la voix de ceux qui-ne sont plus nous parvient à l'oreille.</text:span></text:p>
      <text:p text:style-name="P14"/>
      <text:p text:style-name="P10"><text:span text:style-name="T1">Les lettres de Taine ne sont pas seulement vivantes, elles sont pleines de pensées ingénieuses et fortes, d'aperçus éloquents et profonds. Eïïes sont aussi instructives. Groupées avec méthode, chaque groupe précédé d'une notice substantielle sur les circonstances où elles furent écrites, elles forment une biographie très complète et qui est en même temps une autobiographie plus sincère et désintéressée que celles que nous lisons d'ordi­naire, puisqu'elle est, par sa nature, dépourvue de ces précautions que l'on prend volontiers quand on se présente soi-même à la postérité</text:span><text:span text:style-name="T2">.</text:span></text:p>
      <text:p text:style-name="P4"/>
      <text:p text:style-name="P11">Ce second volume de la correspondance de Taine comprend les lettres écrites de i853 à 1870. En i853, Taine a déjà dépassé sa période de for­mation. Les apprentissages de sa jeunesse sont terminés. Il est en possession de lui-même. Il est muni de connaissances vastes et solides. 11 peut choisir maintenant où se portera Son effort. L'heure de produire est venue. Il a débuté par son étude sur les fables de La Fontaine, qui fut sa thèse de doctorat. Une dernière fois, il se soumet aux habi­tudes scolaires et accepte un sujet imposé. L'Aca­démie a mis au concours un essai sur Tite-LIve. Taine prend la plume. Cest le véritable commen­cement de sa vie littéraire. Seize ans après, il avait</text:p>
      <text:p text:style-name="P14"/>
      <text:p text:style-name="P1"><text:span text:style-name="T1">écrit ses Philosophes classiques, ses Voyages aux Pyrénées et en Italie, les cinq volumes de la Litté</text:span><text:span text:style-name="T2">­</text:span><text:span text:style-name="T1">rature anglaise, ses Notes sur Paris, ses Etudes sur F Art, son traité de Y Intelligence et les nom­breux articles qui composent les Essais de critique et d'histoire.</text:span></text:p>
      <text:p text:style-name="P10"><text:span text:style-name="T1">Il semble que, pour mener à bien une œuvre aussi considérable, un homme ait besoin de tout son temps et de toutes ses forces. Le présent volume de la correspondance nous renseigne sur les con­ditions dans lesquelles Taine accomplit ce labeur énorme. Taine n'était pas riche et dut donner des leçons pour vivre, leçons, il nous le dit, trou­vées difficilement et qui lui causaient une perte de temps et une fatigue de corps et auxquelles succé</text:span><text:span text:style-name="T2">­</text:span><text:span text:style-name="T1">dèrent ensuite un poste d'examinateur à l'école de Saint-Gjr et enfin une chaire de professeur à l'é</text:span><text:span text:style-name="T2">­</text:span><text:span text:style-name="T1">cole des Beaux-Arts. Certes, Taine n'est pas le seul écrivain qui dut foire une part aux nécessités de Ja vie. D'autres que lui ont trouvé le moyen de sauvegarder leur travail personnel au milieu des difficultés de l'existence. On sait à'travers quelles péripéties a été écrite la Comédie humaine et où Balzac prenait les loisirs de son œuvre gigantes­que, mais l'effort qu'a donné un Taine n'en est pas moins étonnant si l'on songe que, de i855 à 1868, l'état'de sa santé fut, en outre, presque tou­jours précaire. Par instants, le mal s'aggravait et c était le repos forcé, l'impossibilité de travailler</text:span></text:p>
      <text:p text:style-name="P14"/>
      <text:p text:style-name="P2">venue d'un excès de travail, toutes les misères de ce qu'on appelle aujourd'hui la neurasthénie.</text:p>
      <text:p text:style-name="P11">Ses lettres nous montrent avec quelle patience et quel courage Taine supportait ses maux.Nous y vovonsà découvert sahauteur d'âme.Nousy voyons aussi son admirable force d'esprit. Nous savons mieux, maintenant, que tant de beaux livres, d'une construction si solide, d'une logique si puissante, d'une pensée si substantielle et qui ont l'air d'avoir été composés par un homme maître de son temps et de ses nerfs furent l'œuvre de quelqu'un qui eut non seulement à satisfaire à des occupations étran­gères, mais aussi à lutter contre la maladie et la</text:p>
      <text:p text:style-name="P2">souffrance.</text:p>
      <text:p text:style-name="P11">Oui s'en douterait? Jamais une page accuse-t- elle de la lassitude et de la hâte? Quoi de plus sain que le stvle de Taine, ce style mouvementé, abon­dant, robuste, où l'idée trouve à chaque fois l'image qui la vivifie et le rythme qui la porte; ce style qui a mérité au philosophe, au critique, à rhistorien, l'admiration des artistes, car il y a un artiste eu Taine. C'est ce sens artistique, qui s'a­joute en lui aux dons les plus complets de l'intel­ligence, qui lui a valu sa situation exceptionnelle. Taine n'est pas seulement un écrivain qui traite des sujets de métaphysique, d'histoire ou de morale, c'est un écrivain qui sait écrire, c'est un styliste.</text:p>
      <text:p text:style-name="P14"/>
      <text:p text:style-name="P11">Il y a, à ce propos,un passage bien curieux dans une- de ces lettres. Celle-ci n'est adressée ni à M. Gf»^, ni à M. de Suckau, ni à aucun des correspondants ordinaires de Taine. C'est une let­tre à soi-même ou, plus exactement, un fragment qui figure à la page a5g du volume, sous l'indica­tion de Note personnelle. Elle est datée de 1862. Taine y examine sa « forme d'esprit » et reconnaît qu'elle est française et latine, qu'il classe les idées avec progression, oratoirement; mais il constate qu'à cet instinct premier s'en est ajouté en lui un autre et il écrit : « J'ai des éclairs, des sensations véhémentes, des élans, des mots, des images - mon état d'esprit est bien plutôt d'un artiste que d'un écrivain. Je tâche d'aligner les idées à la Macaulay et en même temps je veux avoir l'impression vive de Stendhal, dés poètes et des reconstructeurs. »</text:p>
      <text:p text:style-name="P11">Taine avait raison. 11 y avait en lui un artiste et même du poète, sinon un poète, quoiqu'il ait eu une fois dans sa vie la fantaisie de faire des vers. Il y réussit. Ses douze sonnets sur les chats sont ingénieux, mais ne sont qu'un amusement. C'est autre part que Taine est poète, par exemple dans telles pages descriptives du Voyage en Italie ou du Voyage aux Pyrénées, dans quelques-unes de ses lettres datées de Hollande ou d'Allemagne</text:p>
      <text:p text:style-name="P14"/>
      <text:p text:style-name="P1"><text:span text:style-name="T1">dans l'une d'elles où il parle magnifiquement de la forêt de Fontainebleau. Taine sent avec force les beautés de la nature, mais tout de même les paysages l'intéressent moins que l'homme et que la société. Ses livres de voyages le prouvent. Certes, il sait voir et décrire, mais bien vite il retourne à son étude préférée; il note les mœurs, les usages, les caractères ; il interroge, il remarque, il s'en- quiert. Comme Stendhal, il a le goût des « petits faits vrais »</text:span><text:span text:style-name="T2">.</text:span></text:p>
      <text:p text:style-name="P11">C'est ce goût qui le rapproche de l'auteur des Mémoires d'un touriste et de la Chartreuse de Parme. Comme lui, il est curieux des particulari­tés morales et sociales. Tous deux sont des récol­leurs de petits faits vrais, seulement l'usage qu'ils en font diffère. Taine les coordonne,les généralise, en tire des conclusions, une loi, Stendhal les recueille, les juxtapose, les individualise et en forme des per­sonnages. C'est ainsi qu'il a créé les Julien Sorei, les Fabrice del Dongo, les Sanseverina, que Taine admirait tant, car il mettait très haut l'œuvre de Stendhal et la tenait pour une de celte qui va le plus loin dans la connaissance de l'homme.</text:p>
      <text:p text:style-name="P11">Nous savions cette admiration de Taine pour les romans de Stendhal, mais ce que nous ignorions c'est qu'il s'essaya lui-même une fois à &lt;t stendha- liser ». C'était en iSôiydans une de ces périodes de demi-repos où sa sântél'obîigeait. Poursedistraire, Taine fit le plan d'un roman et en ébaucha les pre-</text:p>
      <text:p text:style-name="P2">mïers chapitres. Cest tout ce qui resta de cette ten­tative vite abandonnée, avec le titre que l'ouvrage devait porter. Le roman de Taine devait s'appeler Etienne Mayran. Il ne l'acheva pas. Il ne se recon­naissait pas de facultés créatrices, ainsi que, paraît- il, il le disait souvent. Je ne sais ce qu'eût valu cette œuvre qu'il eut la modestie de ne pas vouloir terminer, mais j'imagine qu elle n'eût pas été in­férieure à celles que beaucoup d'autres n'hésitent pas à proposer à notre admiration et qui contri­buent à ce roman par jour que produit notre belle</text:p>
      <text:p text:style-name="P1"><text:span text:style-name="T1">France avec une inlassable et naïve fécondité</text:span><text:span text:style-name="T2">.</text:span></text:p>
      <text:p text:style-name="P2">*</text:p>
      <text:p text:style-name="P11">UElienne Mayran de Taine n'aurait pas été l'unique exemple d'un roman ayant pour auteur quelqu'un qui n'est pas romancier de profession. Il y a en effet un certain nombre de livres célèbres qui sont ce qu'on pourrait appeler des productions exceptionnelles. Je ne veux pas en dresser la liste qui serait longue, mais qu'il soit permis de rappe­ler que la Nouvelle Héloïse a, dans l'œuvre de Jean-Jacques-Rousseau, cette situation ; et même l'austère philosophe se reprochait de contribuer à un genre d'ouvrage qu'il condamnait. Encore Rousseau était-il un écrivain de métier, tandis que c'est à un militaire que nous devons les terribles Liaisons dangereuses de Choderlos de Laclos et</text:p>
      <text:p text:style-name="P14"/>
      <text:p text:style-name="P2">que c'est un homme politique qui nous a donné le succinct chef-d'œuvre qu'est Adolphe.</text:p>
      <text:p text:style-name="P10"><text:span text:style-name="T1">Le Dominique du peintre Fromentin n'est-il pas une étude psychologique fort distinguée et fort délicate ? Oui sait si le roman de Taine n'eût point été une œuvre remarquable? Ouoi qu'il en eût pu être de cet essai, il est une preuve que Taine aimait les romans. Il n'est pas le seul des esprits ¡graves qui ait montré du goût pour ce genre d'é</text:span><text:span text:style-name="T2">­</text:span><text:span text:style-name="T1">crits et, pour ne citer que des amis de l'illustre auteur des Origines de la France contemporaine, ne m'a-t-on pas affirmé que le savant M, Berthelot ne méprisait nullement notre littérature romanes­que ? On sait également le cas un peu exagéré que Renan faisait des fictions de George Sand. Ouant à Balzac, n'est-ce pas M. Albert Sorel qui a écrit que ses romans étaient indispensables à une étude historique des trente premières années du dix- neuvième siècle ?</text:span></text:p>
      <text:p text:style-name="P10"><text:span text:style-name="T1">Certes, je crois volontiers que M. Albert Sorel admirait la valeur documentaire de Balzac, mais je suis sûr qu'il admirait également son prodigieux gé</text:span><text:span text:style-name="T2">­</text:span><text:span text:style-name="T1">nie dramatique et psychologique. D'ailleurs, M. Al­bert Sorel a été romancier avant d'être historien. H a écrit la Grande Falaise et le Docteur Egra' avant de composer l'œuvre forte, puissante et dé</text:span><text:span text:style-name="T2">­</text:span><text:span text:style-name="T1">finitive qui s'appelle VEurope et la Révolution. Que dis-je, M. Albert Sorel, entre deux traités de paix, ne. dédaigna pas de tremper sa plume dans l'en-</text:span></text:p>
      <text:p text:style-name="P14"/>
      <text:p text:style-name="P2">crier balzacien. Lisez la .nouvelle qu'il a publiée dans la Renaissance latine. C'est un court récit intitulé le Baron Bidard, mené avec une maîtrise singulière et une étonnante hardiesse de compo­sition . C'est très beau. J'y vois la preuve que, de toute façon,M. Albert Sorel eût été de l'Académie, et le roman comme l'histoire l'eussent conduit au fauteuil qu'il y occupa et qui fut justement celui d'Hippolyte Taine, dont nous ne lirons jamais Y Etienne Mayrari^m&amp;is dont il faut relire les let­tres si simples et si belles et qui sont d'un noble cœur etM'un grand esprit.</text:p>
      <text:p text:style-name="P8"/>
      <text:p text:style-name="P1"><text:span text:style-name="T1">L'HOMME </text:span><text:span text:style-name="T5">D'ESPRIT</text:span></text:p>
      <text:p text:style-name="P11">Il y a certes encore et il y aura toujours en France, espérons-le, des gens d'esprit, mais, depuis la mort d'Aurélien Scholl^je crois bien que nous n'y avons plus d'homme d'esprit, au moins à la façon dont il l'était, et qui semble assez avoir été celle qui nous paraît l'esprit même. A ce point de vue, Aurélien Scholl était représentatif. Il était d'es­prit comme on est de robe ou d'épée. C'était sa qualité, et nous voyons, grâce à lui, en quoi elle consiste.</text:p>
      <text:p text:style-name="P11">L'homme d'esprit, comme il le fut, et mieux, comme nous l'imaginons, n'est point seulement celui qui pense, exprime ou écrit des choses fines, profondes ou délicates ; il faut avant"-tout qu'il sache les dire et les bien dire. Qu'il écrive ensuite, s'il le veut, ce qu'il lui semblera avo|r dit de plus heureux et de plus singulier, on le lui passe, mais l'homme d'esprit n'est point fait pour être lu ; il est fait pour être écouté. C'est parlé que son esprit a toute sa valeur. Ce que nous goûtons de loi c'est sa parole et ce que nous voulons c'est que cette parole</text:p>
      <text:p text:style-name="P14"/>
      <text:p text:style-name="P2">soit prompte, vive, incisive et légère. Verba volant. Les motS'Yolent, comme dit le vieux proverbe.</text:p>
      <text:p text:style-name="P10"><text:span text:style-name="T1">Cest même à cause de ce je ne sais quoi d'ailé et de fugitif que nous permettons si volontiers à l'homme d'esprit d'être méchant. On le laisse faire avec plaisir et sans trop de remords, verba volant</text:span><text:span text:style-name="T8">5 </text:span><text:span text:style-name="T1">et, en faveur de ce vol brillant et coloré, on par­donne la piqûre et l'aiguillon.</text:span></text:p>
      <text:p text:style-name="P11">11 ne faudrait pourtant pas croire que l'esprit consiste uniquement et exclusivement dans Pépi- gramme, bien que ce soit peut-être à cet état qu'il nous amuse et nous plaise le plus, mais ce n'est point là sa marque principale et définitive. Je dirais plus précisément et plus généralement qu'il est, en somme, une façon brève et juste de juger les gens et les choses et de considérer les événements et les circonstances de la vie.H est de la vérité en minia­ture et de la sagesse en raccourci. Il résume dans uae formule, peint par une image, décide par un mot.</text:p>
      <text:p text:style-name="P2">Ajoutons que, pour être du meilleur, il doit nous faire rire sans nous donner regret d'avoir ri. C'est dire que c'est un art délicat que celui d'être homme d'esprit, surtout si l'on y ajoute encore que l'es­prit doit être désintéressé, et j'entends par là qu'il doit être une sorte de jeu qui se plaît à lui-même. L'homme d'esprit ne doit jamais perdre sa partie et être toujours prêt à la jouer. Il tient la banque, et il faut qu'il paye ou qu il saute. C'est ce risque^</text:p>
      <text:p text:style-name="P8"/>
      <text:p text:style-name="P1"><text:span text:style-name="T1">du reste, qui nous intéresse à lui, et nous aimons à le voir gagner, quittes ensuite à lui emprunter ses monnaies les mieux frappées et à nous en servir à notre tour pour notre plaisir et notre commodité et à lui faire en retour un billet dont il touche le mon­tant en réputation et en célébrité</text:span><text:span text:style-name="T2">.</text:span></text:p>
      <text:p text:style-name="P4"/>
      <text:p text:style-name="P10"><text:span text:style-name="T1">Si l'homme d'esprit est donc par nature un eau- seur, il ne s'ensuit pas toutefois que tous les cau­seurs remarquables aient été des hommes d'esprit au sens que nous avons essayé de définir. Il y a en effet,comme on disait jadis,« toutes sortesd'esprii », et celui que nous venons de caractériser n'est point d'usage unique et indispensable dans la con­versation, quoiqu'il y ait aussi sa place et son mé</text:span><text:span text:style-name="T2">­</text:span><text:span text:style-name="T1">rite. Le plaisir de la conversation est fait d'élé</text:span><text:span text:style-name="T2">­</text:span><text:span text:style-name="T1">ments très divers. Il y a, dans la conversation, des agréments d'eloquence et de raisonnement, de gra­vité et de sérieux, de finesse et de logique. On y -oûte la conduite du discours, l'élégance des ter­mes, la propriété des exemples, le tour des anec­dotes et maintes autres qualités de l'esprit qui n'ont rien de commun avec l'esprit tel que nous l'enten­dions tout à l'heure.</text:span></text:p>
      <text:p text:style-name="P10"><text:span text:style-name="T1">C'est ce genre d'agrément, sans doute, qu'on devait trouver jadis aux entretiens de ce M. de Tré</text:span><text:span text:style-name="T2">­</text:span><text:span text:style-name="T1">file* personnage savant et discret, qui avait fré</text:span><text:span text:style-name="T2">­</text:span></text:p>
      <text:p text:style-name="P15"/>
      <text:p text:style-name="P2">quenté les camps et la cour, qui lisait les Pères de l'Eglise dans le teste, grand ami de Port-Royal, et de qui ses contemporains disaient : « M. de Tréville parle divinement » et ils ne voulaient point dire seulement par là que M. de Tréville parlait bien des choses de Dieu, ils voulaient aussi marquer par cet éloge la perfection qu'il apportait à s'exprimer sur toutes choses.</text:p>
      <text:p text:style-name="P11">Sans avoir eu l'avantage de converser avec M. de Tréville. je. me souviens pourtant d'avoir eu plus d'une fois l'occasion d'écouter deux des plus bril­lants causeurs de notre temps, très différemment délicieux et qui, ni l'un ni l'autre, ne prétendaient pour cela à la qualité spéciale d'hommes d'esprit, ils se contentaient d'en avoir beaucoup et, au vieux sens du mot, « d ^ toutes les sortes » et, en même temps, de sorte très diverse.</text:p>
      <text:p text:style-name="P11">C'est ainsi que les propos d'Alphonse Daudet, par exemple, valaient par leur vivacité charmante et pittoresque, par la vérité et la justesse de l'ob­servation, parleur riche expérience humaine. 11 s'y ajoutait une fantaisie alerte et une gaieté finement malicieuse. Ceux de Stéphane Mallarmé étaient tout autres. Us surprenaient par l'imprévu des idées, l'ingéniosité des aperçus, la subtilité des rappro­chements, parles arabesques délicates delà pensée. Lun faisait songer à ces potiers qui gravent sur leurs Tases, d'un trait juste, des figures vivantes et précises; l'autre, à ces habiles tresseurs d'osier qui,</text:p>
      <text:p text:style-name="P14"/>
      <text:p text:style-name="P2">de mille brins patiemment entrelacés , composent des corbeilles- souples et légères. Tous deux aidaient précieusement à bien comprendre ce qui distingue quelqu'un qui a de l'esprit,de l'homme d'esprit qui en a plus.</text:p>
      <text:p text:style-name="P2"/>
      <text:p text:style-name="P11">Réellement, quand nous imaginons l'homme d'esprit, c'est celui de repartie et de définition, de mots, pour tout dire, que nous lui attribuons ins­tinctivement. Ce que nous exigeons de lui c'est cette faculté de condenser sa pensée en formules conci­ses, promptes et légères. Ce sont ses mots qui ont rendu célèbre un Auréiien Scholl et il leur a dû de passer à nos yeux pour ce type même de. l'homme d'esprit, comme l'avaient été, auregard de leurs con­temporains, un Chamfort ou un Rivarol.</text:p>
      <text:p text:style-name="P11">C'est du dix-huitième siècle, en effet, que nous vient cette conception particulière de l'homme d'es­prit, car c'est à cette époque, je crois bien, que ce genre d'esprit atteignit sa perfection. Ceux qu'on pourrait appeler les grands caustiques de ce temps- là furent d'admirables diseurs de mots, et c'est parce qu'il continuait parmi nous cette tradition qu'Aurélien Scholl nous a paru si spirituel et si représentatif. Il faut ajouter que, par ce fait même, Î1 était quelque peu anachronique, car ce tour à la française est bien délaissé de nos Jours.</text:p>
      <text:p text:style-name="P14"/>
      <text:p text:style-name="P11">Aujourd'hui, en eiïet, la plaisanterie a d'autres moyens et d'autres couleurs; elle a pris je ne sais quoi d'âcre, d'amer et de cocasse, qu'on l'appelle la blague ou l'humour. Ce sont elles qui nous diver­tissent actuellement. C'est le blagueur et l'humo­riste qui tiennent maintenant le rôle de l'homme d'esprit et s'acquittent de sa tâche à leur façon. Ils y emploient, à cette tâche, il faut le dire, une verve outrancière qui a son mérite et sa saveur.Au fond? leur but à tous est le même: c'est nous avertir de la vie. Seulement, où l'homme d'esprit mettait quelque précaution et quelque élégance, ils appor­tent une dureté crue ou une ironie sournoise.</text:p>
      <text:p text:style-name="P11">Toute plaisanterie, je le répète, n'a qu'un même sujet : l'homme et ses ridicules, seulement tandis que l'homme d'esprit les dégonflait galamment de la pointe d'un mot,ou de la chiquenaude d'un apho­risme, le blagueur les bouscule d'un croc-en-jambe et l'humoriste les pousse rudement du coude. Par eux c'est-l'entrée, dans l'esprit, du comique avec ses .grossissements et ses oppositions violentes. Eux, sont des railleurs à la voix aigre ou sourde, tandis que l'homme d'esprit d'autrefois n'était, à le bien prendre, qu'une sorte de médisant un peu dédaigneux qui nous enseignait à ne point penser trop de bien de no us-même et des autres. Il nous apprenait en outre une sorte de justesse plaisante, affinée et malicieuse que nous avons perdue avec lui et que' remplace ma! notre raillerie moderne</text:p>
      <text:p text:style-name="P14"/>
      <text:p text:style-name="P2">qui déforme au lieu de définir, qui exagère au lieu de mettre au point, qui ricane au lieu de sourire et qui fait que nous sommes plus près aujourd'hui ; . des farceurs et des facétieux du seizième siècle que des aimables caustiques d'il y a un peu plus de ; .cent ans.</text:p>
      <text:p text:style-name="P2"/>
      <text:p text:style-name="P10"><text:span text:style-name="T1">Si donc nous n'avons plus en France d'homme d'esprit, nous y avons encore des gens d'esprit et des gens qui ont de l'esprit. Il se dit continuelle­ment en France, partout et sur tout, des choses fines, profondes et délicates, et ceux qui les disent n'en font pas métier. L'esprit, chez eux, n'est point une profession, ils en assaisonnent leur vie ordi­naire et ne sont spirituels qu'à l'occasion, à leu</text:span><text:span text:style-name="T8">r </text:span><text:span text:style-name="T1">heure et à leur jour. L'homme d'esprit est force, lui, d'en avoir tous les jours et c'est là une dure obligation. Je sais bien que la nature l'y seconde; On n'entreprend pas de faire métier d'esprit sans les dispositions nécessaires.</text:span></text:p>
      <text:p text:style-name="P10"><text:span text:style-name="T1">Je n'ai vu qu'une fois ou deux Âuréltén Scholî,et pourtant j'ai été frappé de son </text:span><text:span text:style-name="T3">air.de </text:span><text:span text:style-name="T1">fatigue. Du reste, il a fait son devoir jusqu'au bout mieux que personne, et il est mort simplement, en brave homme, comme n'importe qui. Tous n'en font pas autant à en croire un vieux bouquin que j'ai acheté l'autre jour sur le quai,dans la boîte à vingt sous.</text:span></text:p>
      <text:p text:style-name="P14"/>
      <text:p text:style-name="P2">C'est un volume de la collection Hetzel, paru en 1862, signé Emile Colombey. Le titre m'avait sé- duit.Gela s'appelle : les Originaux de la dernière heure. L'auteur a recueilli patiemment et minu­tieusement, dans les histoires/ les mémoires, les anas et les journaux, ce que des gens de toute sorte ont dit avant de mourir.</text:p>
      <text:p text:style-name="P10"><text:span text:style-name="T1">Il y a bien là deux cents noms. Tous ceux qui figurent dans ce Livre d'or des mots de la fin n'é</text:span><text:span text:style-name="T2">­</text:span><text:span text:style-name="T1">taient certes pas des hommes d'esprit, mais quel­ques-uns en firent preuve à ce moment suprême^ ce qui montre que les circonstances suffisent par- fols à nous en donner. Cela est d'autant plus vrai que, piirmi les choses les plus spirituelles qui furent dites de par le inonde et dont le souvenir s'est con­servé, beaucoup l'ont été par des gens qui n'eu­rent,peut-être bien,de l'esprit que cette fois-là dans leur vie, et ce seul trait, retenu par le hasard, leur a valu après tout à peu près la même célébrité que celle qu'obtient quelqu'un qui met toute sa vie au service de son esprit et cela encore souvent pour être dépouillé après sa mort du fruit de son bril­lant et vaïn talent, car si, comme disait Rivarol, il y a des pays où l'on se met à deux pour compren­dre un bon mot, dans tous on se met toujours au moins à quatre pour se l'attribuer:</text:span></text:p>
      <text:p text:style-name="P14"/>
      <text:p text:style-name="P2"><text:bookmark-start text:name="bookmark26"/>LA SANDALE<text:bookmark-end text:name="bookmark26"/></text:p>
      <text:p text:style-name="P10"><text:span text:style-name="T1">Avant de ceindre la sandale monastique avec laquelle il marche d'un pas régulier sur la route ; blanche delà littérature catholique, M. J.-K.Huys^; m ans avait chaussé »es bottes du naturalisme et pataugé jusqu'à l'empeigne dans les terrains vagues de Médan. Que M. Huysmans ne m'en veuille pas de rappeler cette époque de sa vie littéraire, je: n'y mets pas de reproche, et, si je le prends à cej début,c'est pour mieux faire sentir le chemin qu'i} a parcouru et pour situer exactement le point de départ de la curieuse évolution d'esprit qu'il pré</text:span><text:span text:style-name="T2">­</text:span><text:span text:style-name="T1">sente. L'itinéraire spirituel de M. Huysmans est intéressant à relever ; il va, si l'on peut dire, de - Médan à Notre-Dame, de la Bièvre au Jourdain,^ de l'atelier de brochage où travaillaient les sœurs Vatard à la cellule libre où Durtal, le héros de ses derniers livres, documente des questions d'hagio­graphie, d'archéologie religieuse, de symbolique chrétienne et de mystique.</text:span></text:p>
      <text:p text:style-name="P11">Ce trajet est tout à l'honneur de M, Huysmans,</text:p>
      <text:p text:style-name="P14"/>
      <text:p text:style-name="P1"><text:span text:style-name="T1">carjla fait sa route patiemment et sincèrement, en bon pèlerin qui va droit devant lui et qui cher­che lui-même son gîte. Il avait fini par en trouver un à son gré</text:span><text:span text:style-name="T2">.</text:span></text:p>
      <text:p text:style-name="P11">M. Huysmansn'a doncpas dû quitter sans regret l'asile qu'il s'était bâti à Ligugéf en Poitou, à l'om­bre de l'abbaye bénédictine dont les religieux viennent de s'installer hors de France. On a raconté souvent l'établissement de M, Huysmans dans cette sorte de presbytère laïc où il habitait cano- niquement, parmi ses livres et ses pieux bibelots, à deux pas de l'église et du cloître. Il avait là sa règle particulière et son observance personnelle. H était à lui seul tout son ordre et sa propre com­munauté, mais II sentait autour de lui l'atmosphère conventuelle, qui est la seule qui lui plaise. C'est là qu'il vivait loin du siècle, adonné à ses travaux d'écrivain, car M. Huysmans contribue à sa façon à l'édifice de la littérature catholique, moins sou­cieux peut-être d'apporter sa pierre aux assises et aux piliers que de sculpter quelque chapiteau orne­menté, de peindre quelque verrière éclatante ou de contourner quelque gargouille ingénieuse et bis­cornue.</text:p>
      <text:p text:style-name="P11">M. Huysmans a dû se mettre en quête de quel­que nouvelle retraite et reprendre le chemin de Paris, de ce Paris de sa jeunesse et de son âge mûr, dont le bruit énorme et profane offusque maintenant ses oreilles qui ne se contentent plus</text:p>
      <text:p text:style-name="P14"/>
      <text:p text:style-name="P2">qu'aux sons du plain-cliant, de l'orbe cl des clo­ches et au concert de leur sainte rumeur.</text:p>
      <text:p text:style-name="P11">M Huvsmans était un esprit indépendant, meme nuand il faisait partie d'une . école littérale eu vo'ue il v a quelque vingt ans. -l'entends par la ^prétendait bien rester original et n'accepter Tthéorie du groupe qu'en se l'a—dana sa truise M. Huysmans fut donc, si l'on peut dire, un naturaliste récalcitrant. Je sais bien que comme les antres, il découpa dans la réalité sa « tranche devie », mais, au lieu de la lever au fil du couteau U la déchiquetait bizarrement. Il ne la cuisait dansaucune des Pot-Bouille à lamode, mais il en composait minutieusement un ragoût a sauces</text:p>
      <text:p text:style-name="P16"><text:span text:style-name="T9">Pî</text:span><text:span text:style-name="T1"> Uototion de M. Huysmans était d'un carac­tère très particulier, ni grossièrement lyrique, m lourdement narquoise ; elle était plutôt -c— et «TÎnchue- Il n'avait devant la vie m colere, in indifférence, ni pitié, il n'éprouvait pour dle q^ du dégoût, mais un dégoût comme naturel et presque involontaire. Le monde mode^ te qu d est, en ses idées et en ses faits, inspirait a M.Huys- mans une horreur ms</text:span></text:p>
      <text:p text:style-name="P1"><text:bookmark-start text:name="bookmark27"/><text:span text:style-name="T1">* » </text:span><text:span text:style-name="T2">•</text:span><text:span text:style-name="T1"> __ * — te l ordure de l'existeBce étaient pour lui on poim</text:span><text:bookmark-end text:name="bookmark27"/></text:p>
      <text:p text:style-name="P1"><text:bookmark-start text:name="bookmark28"/><text:span text:style-name="T1">acquis et une </text:span><text:span text:style-name="T3">certitt.de </text:span><text:span text:style-name="T1">ne chercha.! meme</text:span><text:bookmark-end text:name="bookmark28"/></text:p>
      <text:p text:style-name="P8"/>
      <text:p text:style-name="P2">pas à prouver, mais qu'il se contentait de constater d'un air sec et pincé, et qu'il excellait à nous faire remarquer d'un style cru et incisif et avec une verve concentrée et sournoise.</text:p>
      <text:p text:style-name="P11">M. Huysmans est un écrivain ; il a toujours soi­gné ses épitbètes et il en a vraiment trouvé de définitives pour dire îa bassesse d'un usage ou la laideur d'une architecture, car les êtres et les cho­ses 'loi répugnent également. C'est en vain qu'il déguis? de son mieux cette répugnance instinctive. En vain il cherche à s'intéresser à ce qu'on pour­rait appeler la pittoresque du laid. Prenez pour exemple les diverses monographies qu'il a publiées de certains quartiers de Paris, soit le vieux quar­tier Saint-Séverin aux rues tortueuses, soit cette Bièvre sur qui il a écrit des pages si expressives? Certes il en rend les aspects avec une minutieuse précision de relief, mais soyez assurés que l'arrière- pensée de M^Huysmans n'est point seulement de se distraire par la vue de coins baroques et singu­liers ; elle est tout autre. Il pense, au fond, que la vie de l'homme a son image exacte dans le décor qu'elle se crée et qu'il suffît que l'homme vive quelque part,pour qu'il y amène avec lui le plâtras, le ruisseau, le cloaque et la guenille, et encore cette ordure humaine semble plus supportable à M. Huys­mans quand c41e s'étale ainsi ouvertement que lorsqu'elle essaie de se dissimuler avec hypocrisie derrière les façades blanchies des quartiers neufs.</text:p>
      <text:p text:style-name="P14"/>
      <text:p text:style-name="P10"><text:span text:style-name="T1">Ce dégoût ne fut pas, je le répète, chez M. Huys- mans, un jeu d'esprit. M. Huysmans n'est pas, à proprement parler, un écrivain satirique. Il y a chez le satiriste un parti pris qu'il n'a point. Au fond, Boïleau s'inquiétait sans doule assez peu qu'on eût peine à circuler dans les rues encom­brées du vieux Paris si leurs embarras lui prê</text:span><text:span text:style-name="T2">­</text:span><text:span text:style-name="T1">taient un bon motif de rhétorique. Il y a loin du Repas ridicule aux étonnantes agapes ouM.Huys- mans nous mène, à la suite de son M. Folantin, dans les restaurants à bas prix, à la recherche d'une tranche de bœuf tendre et d'une bouteille de vrai vin. Ce que fait l'humble M. Folantin est ce que tente aussi le subtil Des Esseintes de M.Huysmans. Par là il Rebours et A Van FEau sont le même livre. Rappelons-nous le premier.Des Esseintes ne veut, en somme, que substituer à la réalité com­mune, qui lui paraît médiocre et vulgaire, une réalité choisie. C'est pour cela qu'il se renferme dans sa maison solitaire, parmi ses chambres ba­roques et diverses où il s'entoure, si l'on peut dire,</text:span></text:p>
      <text:p text:style-name="P2">de la quintessence des choses.</text:p>
      <text:p text:style-name="P2">Abien prendre, ce Des Esseintes n'est, après tout, que le type de ce qu'on pourrait appeler le déli­cat, c'est-à-dire celui qui choisit, parmi les êtres et les choses, ceux ou celles qui lui semblent le mieux</text:p>
      <text:p text:style-name="P8"/>
      <text:p text:style-name="P2">appropriés à servir de spectacle agréable. Tout homme, en ce sens, est un Des Esseintes. C'en est être un nue préférer boire dans un cristal taillé que dans un verre épais, qu'acheter une cravate assortie et un tableau bien peint, que voyager, que lire. Ce qui fût de Des Esseintes un personnage paradoxal, c'est la qualité des objets qui le satis­font. Leur rareté est ce qu'il en aoprécie aux dépens même de l&amp;rr beauté. C'est là son erreur, et M. Huysmans en a senti le danger.</text:p>
      <text:p text:style-name="P11">Quoi qu'il en soit, ce livre est bien curieux, il a indiqué l'instant ou M. Huysmans a voulu com­battre cette sorte de dégoût qu'il portait si profon­dément et si amèrement en lui. II n'en a point trouvé le remède, comme le héros de son roman, dans le culte du rare et dans un raffinement mala­dif du sens esthétique. Il ne l'a point trouvé dans la contemplation des orchidées ou dans l'incrusta­tion des pierreries aux dos d'écaillé des torLues, ni dans aucun des divertissements dont il a décrit dans A Reôours l'étrange répertoire. II a un moyen plus simple et plus pratique: il est allé'à la messe.</text:p>
      <text:p text:style-name="P4"/>
      <text:p text:style-name="P11">Je ne veux point raconter ici la conversion de M. Huysmans. Ce sont choses particulières et personnelles srr quoi il m de mauvais goût de</text:p>
      <text:p text:style-name="P14"/>
      <text:p text:style-name="P2">raisonner. Je puis dire pourtant qu'aucune pics que la sienne ne paraît logique et naturelle. M. Huvsmans était, plus qu'on le pourrait penser, préparé au catholicisme, ii y est venu à son heure par les circuits qu'il a voulu. Là-Bas et En Route sont les deux livres qui marquèrent son etape. Depuis qu'il a atteint le but, il nous en a donne deux autres : la Cathédrale et Sainte Lidwine</text:p>
      <text:p text:style-name="P2"><text:bookmark-start text:name="bookmark29"/>de Schiedam.<text:bookmark-end text:name="bookmark29"/></text:p>
      <text:p text:style-name="P2">Ce sont doux biographies, si l'on peut dire, I une</text:p>
      <text:p text:style-name="P2">d'une église. l'autre d'une sainte.</text:p>
      <text:p text:style-name="P1"><text:span text:style-name="T1">Dans la première, M. Huvsmans ne s'est sou­venu d avoir été romancier que juste assez pour relier, par des dialogues, les parties de son ou­vrage, qui est d'ordre didactique, comme on disait jadis/ puisque M. Huvsmans se propose de nous expliquer ce qu'est et ce que doit être une église. Il a choisi, comme sujet de son étude, Notre- Dame de Chartres, le =anctuaire de la Vierge noire, avec sa crypte, ses deux tours inégales, ses portails, ses piliers et ses vitraux. C'est d'elle dont il nous dit la légende et l'histoire de sa cons­truction, son sens architectural et symbolique. Il nous fait lire le langage de ses pierres sculptées et de ses vitres transparentes. Elle u</text:span><text:span text:style-name="T9">?</text:span><text:span text:style-name="T1">est point là, comme la Notre-Dame du roman de Hugo, pour moyen dramatique et pour décor de fond. Non, M. Hujsmans nous la représente en persorne, t!ans sa stature, ses traits. Elle est l âmede son livre</text:span></text:p>
      <text:p text:style-name="P8"/>
      <text:p text:style-name="P11">Si avant M. Huysmans on avait déjà beaucoup écrit sur la cathédrale de Chartres, il n'en était pas de même pour sainte Lidwine de Schiedam. Tout ce qu'on savait d'elle se trouve dans quelques vieux chroniqueurs. C'est d'eux que M. Huysmans a tiré la substance de son récit. Les maux que la sainte souffrit en son corps pour l'expiation des péchés des hommes furent effroyables. M. Huys­mans les relate avec une minutie méticuleuse, une patience et un soin pieux. Certes, le livre de M- Huysmans est profondément chrétien d'esprit et d'intention, mais nous sommes loin, avec sa Sainte Lidwine de Schiedam, des vies de saints des BùllandistesrM. Huysmans met en sa biogra­phie une valeur d'art que les leurs dédaignent assez, car si le vieil homme est bien mort en M. Huys­mans, l'écrivain lui survit, heureusement, et les gouttes d'eau bénite qu'il a laissé tomber dans son encrier ne l'empêchent pas de tracer d'une main sûre et d'une encre nette ses phrases qui divisent l'idée en images comme les réseaux de plomb d'un vitrail enserrent et juxtaposent les fragments colo­rés de la figure translucide.</text:p>
      <text:p text:style-name="P14"/>
      <text:p text:style-name="P2"><text:bookmark-start text:name="bookmark30"/>SOU VENIRiL WHISTLERïENS<text:bookmark-end text:name="bookmark30"/></text:p>
      <text:p text:style-name="P10"><text:span text:style-name="T1">Pour tous ceux qui, fût-ce une fois, ont rencon­tré Whistler, il demeure un des personnages ori­ginaux de leur mémoire. On pourrait dire qu'il laissait son portrait dans l'esprit. On ne l'oubliait plus, et je ïe revois, avec une netteté extrême, comme il m'apparut, plus d'un soir, chez Stéphane Mallarmé, dans ce salon de % rue de Rome, où venait s'asseoir jadis Yilliers de l'Isle-Àdam, élo­quent, sarcastique et halluciné, où Verlaine venait reposer sa lourde jambe de rhumatisant, dénouer le cache-nez fameux qui s'enroulait à son cou et faire miroiter sous la lampe son crâne chauve, bizarrement bossué</text:span><text:span text:style-name="T2">.</text:span></text:p>
      <text:p text:style-name="P11">Dans ce lieu de causerie, Whistler n'apportait ni l'attitude tragique et hautaine de l'auteur des Con­tes cruels, ni l'allure narquoise et populaire du poète de Sagesse. La porte ouverte^, on voyait entrer un homme de petite taille, le plus ordinai­rement en habit noir, sautillant et vif, au visage fin, à la chevelure grisonnante i peine, où se déta­chait, sur le front, une mèché blanche, aux mains</text:p>
      <text:p text:style-name="P14"/>
      <text:p text:style-name="P2">nerveuses, qui, vite, allumait une cigarette et se- mettait à parler.</text:p>
      <text:p text:style-name="P10"><text:span text:style-name="T1">Il parlait beaucoup, par saccades, et chacune de ses phrases se terminait par un coup d'oeil rapide et l'éclat d'un rire sec, et, durant la longue soirée, ce rire ne cessait pas. 11 soulignait des traits acé</text:span><text:span text:style-name="T2">­</text:span><text:span text:style-name="T1">rés, des anecdotes comiques, des jugements brefs et coupants, des reparties déconcertantes, des ripostes promptes et définitives, et, quand l'étrange petit homme à la mèche blanche se levait pour partir, on avait l'impression d'avoir assisté à un chapitre improvisé de son livre, ce livre qu'il avait appelé plaisamment : l'Art de se faire des enne­mis.</text:span></text:p>
      <text:p text:style-name="P10"><text:span text:style-name="T1">Des ennemis, certes Whistler ne pouvait man­quer d'en avoir, car il était impitoyable pour ses confrères et n'épargnait guère que Velasquez, mais il avait aussi des amis, tous ceux que séduisait son art délicieux et parfait, qui admiraient sa façon unique de jouer des lignes et des couleurs, de les assembler en harmonies, de faire surgir d'une toile des figures mystérieuses "et vivantes et qui avaient l'air d'être éternelles, tous ceux qui recon­naissaient en lui un magicien du pinceau, car c'é</text:span><text:span text:style-name="T2">­</text:span><text:span text:style-name="T1">tait u</text:span><text:span text:style-name="T9">n</text:span><text:span text:style-name="T1"> enchanteur que ce personnage au rire bizarre et qui, à la fois, comme insigne de son pouvoir féerique et comme attribut de sa verve cinglante, portait à la main, en guise de canne, une longue et flexible baguette noire.</text:span></text:p>
      <text:p text:style-name="P14"/>
      <text:p text:style-name="P11">D'entre les amis de Whistier l'un des plus fer­vents était Stéphane Mallarmé. Le traducteur des poèmes d'Edgar Poe aimait ce qu'il y a de « poës- que » dans la peinture whistlérienne.son je ne sais quoi d'énigmatique et de surprenant, les aspects d'apparitions qu'ont certains portraits du grand portraitiste qui semblent vous regarder du lointain d'unautre monde. Whistier sentaitcette admiration de l'auteur de l'Après-midi d'un Faune et ne man­quait guère, de passage à Paris, à venir le visiter. Ces arrivées soudaines de Whistier charmaient et inquiétaient en même temps Stéphane Mallarmé, Whistier apportait avec lui quelque chose de combatif et d'irascible. Sa conversation, toute d'anecdotes, de rancunes, de sarcasmes, troublait fort l'indulgence de Stéphane Mallarmé, dont la causerie, à rencontre de celle de son ami, déve­loppait d'ordinaire des questions d'art pur, sass préoccupation de personnes.</text:p>
      <text:p text:style-name="P11">Non seulement Whistier avait ses opinions sur les gens et les disait fort librement, mais il enten­dait les faire partager. Mallarmé résistait... Alors Je terrible rire éclatait tyrannique et impérieux et remplissait le tranquille petit salon de la rue de Rome où pendaient au mur, à côté du portrait du maître de la maison, par Manet, tels paysages im-</text:p>
      <text:p text:style-name="P14"/>
      <text:p text:style-name="P2">pressionnïstes signés de noms amis, qui excitaient la verve irritable de l'hôte sans pitié, contre lequel Mallarmé défendait ses goûts et ses amitiés.</text:p>
      <text:p text:style-name="P11">Ce fut sans doute dans une conversation de ce genre que se passa lé petit événement que Mallar­mé racontait en souriant. Whist 1er avait voulu faire de lui un portrait au crayon. On était en hiver. Stéphane Mallarmé posait debout, adossé à la che­minée. La séance durait depuis un certain temps et la chaleur du foyer commençait à se faire sentir désagréablement. Whistler parlait, crayonnait, riait. La chaleur augmentait. Chaque fois que le poète faisait un mouvement, le peintre lui faisait signe de ne pas bouger. La chaleur augmentait jusqu'à la brûlure et le crayon allait toujours. En­fin Mallarmén'y tint plus et demanda grâce. Whis­tler fit semblant de s'apercevoir seulement du véri­table supplice qu'il imposait à son ami et s'excusa d'un air narquois. « Il voulait me punir de trop aimer les impressionnistes,» disait, plus tard,Mal­larmé, et il ajoutait avec respect et tendresse :</text:p>
      <text:p text:style-name="P6">« Ah! ce Whistler, ce cher Whistler! »</text:p>
      <text:p text:style-name="P7"/>
      <text:p text:style-name="P11">Avant de s'établir à Londres, Whistler avait passé plusieurs années à Paris, dans sa jeunesse ; il revint y habiter vers la fin de sa vie. Durant ce séjour, il loua une maison dans le haut de la rue</text:p>
      <text:p text:style-name="P14"/>
      <text:p text:style-name="P2">du Bac&gt; C'était, au bout d'une longue allée, un pavillon silencieux dont la porte était peinte et laquée d'un bleu sombre. En entrant, on se trou­vait dans un premier vestibule d'où, par quelques marches, on descendait dans un second, sur lequel s'ouvrait le salon.</text:p>
      <text:p text:style-name="P11">L'arrangement du logis était simple et élégant. Peu de meubles. Une grande cheminée en bois, à chenets de cuivre; sur le sol, de fines nattes. Dans un coin, un grand piano à queue où s'éparpillaient des eaux-fortes du maître. Dans la salle à manger, un dressoir orné de porcelaines bleues et blanches de la Chine. An plafond, un lustre japonais en bronze qui représentait un filet de pêche où étaient prises des algues et des coquilles. Ces deux pièces donnaient sur un jardin planté de quelques beaux arbres.</text:p>
      <text:p text:style-name="P11">C'était sous leur ombrage que Whistler recevait en été ses visiteurs. Il ne ressemblait plus au sor­cier en habit noir qu'on eût dit échappé d'un conte d'Edgar Poe. C'était un Whistler adouci et cham- petre, coiifc d'un chapeau de paille et balancé au mouvement paresseux du fauteuil à bascule où il savourait le repos dei'après-midi. Legrand peintre paraissait heureux et détendu. Paris avait accueilli et adopté l'artiste glorieux. La rosette d'officier de la Légion d'honneur décorait la boutonnière de son veston. Un de ses plus beaux tableaux, le por­trait de sa mère, venait d'entrer au Musée du</text:p>
      <text:p text:style-name="P14"/>
      <text:p text:style-name="P2">Luxembourg-, Le rire sarcastique et agressif du « faiseur d'ennemis « sonnait moins haut et moins fréquent dans le jardin ombreux ouïes moineaux sautillaient sur le gravier des allées et sur le gazon de la pelouse, tandis que, dans une cage suspen­due au mur de la maison, un oiseau d'Amérique, celui qu'on appelle le « mocking-bird », l'oiseau moqueur, répétait au soleil son cri bizarre...</text:p>
      <text:p text:style-name="P11">Y avait-il dans la présence de cet oiseau au nom significatif une allusion de Whistler à son propre goût de moquerie? Voulait-il faire comprendre par là, à ceux qui le venaient voir, qu'ils n'avaient, eux, rien à redouter de sa mordante raillerie, leur lais­ser entendre qu'il avait mis en cage pour les rece­voir ce que son esprit avait d'inquiétant ? Etait-ce simplement un souvenir de pays natal, je ne sais, mais j'ai gardé- une vive impression de ces après- midi de dimanche, dans le jardin de la rue du Bac, derrière la blanche maison aux nattes fraîches, au bout de l'allée silencieuse que suivait chaque jour, pour se rendre à son atelier de la rue Notre-Dame- des-Ghamps^ le peintre des « Harmonies » et des</text:p>
      <text:p text:style-name="P2">« Nocturnes », Whistler, le mystérieux !</text:p>
      <text:p text:style-name="P2"/>
      <text:p text:style-name="P11">Whistler avait à Paris sa ^maison, son atelier et son école, car il avait ouvert un cours de dessin et de peinture. II semble que ce soit un privilège</text:p>
      <text:p text:style-name="P14"/>
      <text:p text:style-name="P2">des peintres, des sculpteurs et des musiciens de pouvoir enseigner leur art. Ils conseillent et ils ins­truisent. Ils communiquent leur métier. Ils exer­cent non seulement une influence, mais aussi une direction. Ils font des élèves, à qui ils apprennent leurs procédés, leurs méthodes. Cela est admis, accepté. Oue ne dirait-on pas si l'on voyait un poète fonder un cours de poésie et demander en échange une rétribution à ceux qui viendraient écouter ses leçons? Pourtant l'art littéraire s'ap­prend comme l'art pictural. Pourquoi alors consen­tir à ce que quelqu'un qui a inventé une certaine manière de tracer les lignes et d'assembler les couleurs en dispense le secret à prix d'argent, tandis qu'il paraîtrait singulier que celui qui sait ordonner les mots et les idées d'une façon particu­lière tirât profit d'en révéler à d'autres l'artifice ? C'est ce qui aurait lieu cependant si un poète se hasardait à imiter ce que font couramment les peintres.</text:p>
      <text:p text:style-name="P2">L'injustice d'un pareil traitement et d'une pa­reille opinion est d'enlever ainsi à l'écrivain un légitime moyen d'existence, une occasion très na­turelle d'utiliser une science qu'il a acquise par son travail. Certes, il y aurait quelque hardiesse à enfreindre cet usage absurde,mais encore l'oserait- on qu'une école de poésie risquerait fort d'être déserte ou peu fréquentée. L'essai tenté en démon­trerait probablement l'insuccès. C'est dommage,</text:p>
      <text:p text:style-name="P8"/>
      <text:p text:style-name="P2">car les moyens de vivre réservés aux poètes ne sont pas nombreux.</text:p>
      <text:p text:style-name="P10"><text:span text:style-name="T1">La poésie est un art ingrat qui ne nourrit guère son homme. La peinture vaut mieux, sans doute, car, en France, à l'heure actuelle, on peint plus que l'on ne rime. Deux mille tableaux, chaque année, remplissent les vastes galeries de la Société natio­nale des beaux-arts. Ç'estparmi eux que figurèrent parfois les envois de Whistler, mais si le maître est mort, son influence est vivante et il me semble, de salle en salle, voir errer l'ombre ironique et sautillante de ce petit homme à la mèche blanche et au rire saccadé, qui répondait un jour à un confrère lui avouant naïvement qu</text:span><text:span text:style-name="T9">?</text:span><text:span text:style-name="T1">il aurait aimé avoir fait un de ses tableaux : « Ohl mon cher, vous le ferez ! »</text:span></text:p>
      <text:p text:style-name="P11">Certes, Whistler ne s'adressait pas là à un disci­ple, il châtiait un imitateur. La différence est grande. L'art d'un artiste lui appartient, est sa propriété. Il peut inviter à s'asseoir dans son jardin, à en goûter les ombrages et les fruits, mais il ne faut pas s'y introduire avec de fausses clés, y recevoir à sa place, sinon gare le « mockingbird», l'oiseau moqueur ! Il faudrait établir une taxe sur l'imita­tion. Elle formerait la caisse de retraite des artis­tes originaux !</text:p>
      <text:p text:style-name="P14"/>
      <text:p text:style-name="P5">GABRIEL D'ANNUNZIO</text:p>
      <text:p text:style-name="P11">Certains palais de Venise ont une « altana »; On appelle ainsi une légère construction en bois qui domine leur toiture et forme terrasse où l'on peut prendre le frais en été et se chauffer au soleil en hiver. Ce fut du haut d'une de ces terrasses aériennes que j'aperçus, pour la première et la seule fois, il y a quelques années, M. Gabriel d'Annunzio. Il passait en gondole sur le Grand [Canal, De loin, je distinguai un homme jeune encore, aux traits énèr- giques, à la moustache relevée en pointèsiliardies, et coiffé d'un chapeau marron.</text:p>
      <text:p text:style-name="P11">M. d'Annunzio était déjà fort célèbre. Il avait publié quelques-uns de ses plus beaux vers et de ses plus beaux romans. II en préparait alors un qui devait avoir pour cadre cette Venise, dont il était venu revoir le merveilleux et mélancolique décor avant d'en fixer les couleurs et les lignes en cette prose magnifique et précise où iî est maître et dont les phrases se composaient déjà sans doute, en sa pensée, ce jour-là où il remontait le Grand Canal, menant, assises auprès de lui e*r§a gondole, les</text:p>
      <text:p text:style-name="P14"/>
      <text:p text:style-name="P1"><text:span text:style-name="T1">ombres invisibles </text:span><text:span text:style-name="T5">de Stelio Effrena et de la </text:span><text:span text:style-name="T4">Fosca- carina, </text:span><text:span text:style-name="T1">les héros </text:span><text:span text:style-name="T5">de </text:span><text:span text:style-name="T1">l'étrange livre qui s'appelle le Feu, et qu'ils remplissent du tragique débat de leur passion.</text:span></text:p>
      <text:p text:style-name="P10"><text:span text:style-name="T1">Depuis cette époque, la réputation de M. </text:span><text:span text:style-name="T5">d'An­nunzio </text:span><text:span text:style-name="T1">n'a pas cessé de s'accroître, mais c'est vers le genre dramatique que s'est porté son principal effort. Des trois séries de trois romans qu'il annon­çait, une seule est achevée, celle des Romans de la Rose. En revanche, les Romans du Lis manquent et des Romans de la Grenade nous n'avons ni la Victoire de F Homme ni le Triomphe delà Vie? Avec le Feu, </text:span><text:span text:style-name="T4">Tceuvre </text:span><text:span text:style-name="T1">romanesque de M. </text:span><text:span text:style-name="T5">d'Annun­zio </text:span><text:span text:style-name="T1">s'est interrompue, momentanément, car il la continuera, j'en suis certain. M. </text:span><text:span text:style-name="T5">d'Annunzio </text:span><text:span text:style-name="T1">n'est homme à renoncer à aucun de ses dons. M. </text:span><text:span text:style-name="T5">d'An­nunzio </text:span><text:span text:style-name="T1">aime la gloire et il ne négligera aucun moyen de s'acquérir celle qu'il souhaite et qui est d'être non seulement un grand écrivain, mais le grand écrivain de l'Italie. A ce compte, il entend bien étendre sa maîtrise à tous les genres, et c'est pour­quoi nous Pavons vu et le reverrons encore tour à tour poète, romancier et dramaturge.</text:span></text:p>
      <text:p text:style-name="P10"><text:span text:style-name="T1">Si les ambitions de M. </text:span><text:span text:style-name="T5">d'Annunzio </text:span><text:span text:style-name="T1">sont nombreu­ses et diverses , il faut reconnaître qu'il y est autorisé par l'éclat et la force de son talent. Il faut ajouter aussi qu'il est servi dans ses projets par une admirable ténacité. D'origines paysannes, il a hérité de l'obstination et de l'ingéniosité de sa</text:span></text:p>
      <text:p text:style-name="P14"/>
      <text:p text:style-name="P2">race. Il est laborieux et persévérant. Il apporte à la culture de son sol littéraire une patience et une méthode qui en assurent la fécondité, et les graines qu'il a semées, pour n'être pas toutes de son pays, n'y produisent pas moins des fleurs délicieuses et des fruits savoureux.</text:p>
      <text:p text:style-name="P2"/>
      <text:p text:style-name="P11">M. Gabriel d'Annunzio n'est point en littérature ce qu'on pourrait appeler un inventeur : il est plus exactement un utilisateur. Je dis utilisateur, non point pour.rabaisser le talent très réel de l'auteur des Vierges aux rochers et de la Gioconda, mais pour essayer de le définir. Certes, M. d'Annunzio utilise, mais en utilisant il transforme. A ce qu'il emploie, il ajoute de la beauté. De même qu'il embellit ce qu'il voit, ce qu'il sent, ce qu'il observe, il embellit également ce qu'il emprunte.</text:p>
      <text:p text:style-name="P11">Peu d'écrivains ont subi plus d'influences que M. d'Annunzio; mais, en parlant de lui, le mot subir n'est pas juste. Il exprime quelque chose d'inconscient ou d'au moins involontaire et s'ap­plique mal à M. d'Annunzio. Ces influences, en effet, il ne les subit pas; il les cherche et va à elles, sûr qu'au lieu de iui être néfastes elles lui seront profitables et nourricières. Il ne les craint pas. Il sait bien qu'il n a ries à redouter d'elles. Il se sent la capacité de les fondre en lui. de les</text:p>
      <text:p text:style-name="P14"/>
      <text:p text:style-name="P1"><text:span text:style-name="T1">assimiler </text:span><text:span text:style-name="T5">et de </text:span><text:span text:style-name="T1">les rendre, sinon méconnaissables, du moins si bien déguisées que la substanee qui en résulte a comme la couleur et le goût de son génie.</text:span></text:p>
      <text:p text:style-name="P10"><text:span text:style-name="T1">Le sien est fait vraiment des éléments littéraires les plus différents, mais il les a si bien unifiés qu'ils lui sont devenus comme originaux. On pourrait analyser la formation de ce curieux esprit et faire, pour ainsi dire, l'expertise des parcelles qui le composent. Je ne m'amuserai pas à cette opération de littérature légale. Pourquoi déterminer exacte­ment ce que M. </text:span><text:span text:style-name="T5">d'Annunzio </text:span><text:span text:style-name="T1">doit à Tolstoï, à Nietz­sche ou Wagner, et ce dont il est redevable, par exemple, à notre littérature française contempo­raine, aussi bien aux réalistes d'avant-hier qu'aux symbolistes d'hier? M. </text:span><text:span text:style-name="T5">d'Annunzio </text:span><text:span text:style-name="T1">connaît à fond nos écrivains modernes, aussi bien Concourt que Maupassant,Joséphin Péladanque Maurice Barrés. Cela est admis,etM.d\Annunzio,hii-même</text:span><text:span text:style-name="T8">T</text:span><text:span text:style-name="T1">en con­viendrait, comme il nous appartient de convenir que M. </text:span><text:span text:style-name="T5">d'Annunzio </text:span><text:span text:style-name="T1">a fait un usage magnifique des ressources que nous lui avons fournies.</text:span></text:p>
      <text:p text:style-name="P10"><text:span text:style-name="T1">C'est même, je crois, à cette parenté avec notre littérature que M. </text:span><text:span text:style-name="T5">d'Annunzio </text:span><text:span text:style-name="T1">doit le succès de ses ouvrages, en France. Nous y retrouvions des pensées, des sentiments que nous connaissions, mais dont nous étions un peu las déjà et </text:span><text:span text:style-name="T5">qiii </text:span><text:span text:style-name="T1">sous revenaient avec lui parés d'une grâce et d'une beauté nouvelles. M. </text:span><text:span text:style-name="T5">d'Annunzio </text:span><text:span text:style-name="T1">nous apportait</text:span></text:p>
      <text:p text:style-name="P14"/>
      <text:p text:style-name="P1"><text:span text:style-name="T1">un bouquet dont nous avions en partie fourni les graines et dont nous n'ignorions pas les fleurs, mais qu'il nous offrait, plus colorées, plus odoran­tes de s'être épanouies sous un ciel de lumière et de clarté</text:span><text:span text:style-name="T2">.</text:span></text:p>
      <text:p text:style-name="P4"/>
      <text:p text:style-name="P10"><text:span text:style-name="T1">De toute l'œuvre de M. Gabriel </text:span><text:span text:style-name="T5">d'Annunzio, </text:span><text:span text:style-name="T1">ce sont ses vers que nous connaissons le moins et nous n'en possédons guère que les extraits donnés par M</text:span><text:span text:style-name="T9">me</text:span><text:span text:style-name="T1"> Jean Dornis dans son intéressante étude sur la poésie italienne? Ces fragments suffisent à nous montrer que M. </text:span><text:span text:style-name="T5">d'Annunzio </text:span><text:span text:style-name="T1">est un poète remarquable, ce que nous savions du reste par ses romans.</text:span></text:p>
      <text:p text:style-name="P10"><text:span text:style-name="T1">Les romans de M. </text:span><text:span text:style-name="T5">d'Annunzio </text:span><text:span text:style-name="T1">sont en effet des romans lyriques. Nous y voyons d'ordinaire, à côté de personnages épisodiques,très réels et très puis­samment observés, un héros principal auquel M. </text:span><text:span text:style-name="T5">d'Annunzio </text:span><text:span text:style-name="T1">prête son éloquence, sa sensibilité, ses idées, son goût de la passion et de la beauté, et qui est tour à </text:span><text:span text:style-name="T5">tour </text:span><text:span text:style-name="T1">le </text:span><text:span text:style-name="T5">Tullio </text:span><text:span text:style-name="T1">Hermil de F Intrus, le Georges Aurispa du Triomphe de la Mort, Te </text:span><text:span text:style-name="T5">Sperelli </text:span><text:span text:style-name="T1">de FEnfantde Volupté ou le StelioEflrena du Feu.</text:span></text:p>
      <text:p text:style-name="P11">Certes les situations et les décors varient, mais le héros reste à peu près le même, sous les idées diverses qu'il exprime. Qu'il soit tolstoïen, dans</text:p>
      <text:p text:style-name="P14"/>
      <text:p text:style-name="P10"><text:span text:style-name="T1">Intrus; </text:span><text:span text:style-name="T5">wagnérien, </text:span><text:span text:style-name="T1">dans </text:span><text:span text:style-name="T5">le </text:span><text:span text:style-name="T1">Triomphe </text:span><text:span text:style-name="T5">de la Mori; </text:span><text:span text:style-name="T1">nietzschéen, dans </text:span><text:span text:style-name="T5">le </text:span><text:span text:style-name="T1">Feu; </text:span><text:span text:style-name="T5">ce ne </text:span><text:span text:style-name="T1">sont pour </text:span><text:span text:style-name="T5">iui </text:span><text:span text:style-name="T1">que des attitudes de pensée. Au fond, pour le héros de M. </text:span><text:span text:style-name="T5">d'Annunzio, </text:span><text:span text:style-name="T1">le but de la vie semble être le plai­sir et l'amour, ïa passion et la volupté, la beauté et la gloire, c'est ce qu'il cherche dans les êtres et les choses, ce qu'il" cherche dans lui-même. C'est cette lueur d'apothéose sensuelle et mentale qui illumine toute l'œuvre de M. </text:span><text:span text:style-name="T5">d'Annunzio </text:span><text:span text:style-name="T1">de son reflet ardent, et' c'est cette lumière qui y dissimule et y colore ce qu'elle a d'emprunté dans ses ori­gines et ses procédés ; c'est elle aussi qui rend insensible à ses défauts et à ses faiblesses décompo­sition et qui répand sur elle sa magie et son sorti­lège.</text:span></text:p>
      <text:p text:style-name="P1"><text:span text:style-name="T1">Tels qu'ils sont, les romans de M. </text:span><text:span text:style-name="T5">d'Annunzio </text:span><text:span text:style-name="T1">exercent un attrait singulier. On peut discuter leur valeur romanesque, mais on ne peut demeurer indifférent à leur valeur lyrique. Ils ont assuré en France à M. Gabriel </text:span><text:span text:style-name="T5">d'Annunzio </text:span><text:span text:style-name="T1">la sorte de popu­larité ou peut prétendre un écrivain qui n'est ni un pornographe, ni unfeuilletonniste, et M. </text:span><text:span text:style-name="T5">d'An­nunzio </text:span><text:span text:style-name="T1">n'est ni l'un ni l'autre. 11 est un artiste, mais cependant il n'est pas de ces artistes qui se contentent d'une célébrité discrète et restreinte. S'il aime la gloire, il aime aussi le succès, et ce suc­cès, plus bruyant, plus palpable, il l'ademandéau théâtre, qui donne seul, de nos jours, aux réputa- . tions et aux renommées, l'accès du grand public et</text:span><text:bookmark text:name="bookmark31"/></text:p>
      <text:p text:style-name="P8"/>
      <text:p text:style-name="P2">répand plus vite un nom de bouche en bouche qu'un livre ne passe de mains en mains.</text:p>
      <text:p text:style-name="P10"><text:span text:style-name="T1">C'est à cette préoccupation que nous devons les ouvrages dramatiques de M. Gabriel </text:span><text:span text:style-name="T5">d'Annunzio. </text:span><text:span text:style-name="T1">Ils sont nombreux déjà et forment une partie curieuse de son œuvre. Il faut ajouter aussi que ce n'est point celle qui a reçu le meilleur accueil. La plupart des pièces de M. </text:span><text:span text:style-name="T5">d'Annunzio </text:span><text:span text:style-name="T1">furent fort discutées. Sa Gloria eut à souffrir des sifflets palermitains. A </text:span><text:span text:style-name="T5">Rome, </text:span><text:span text:style-name="T1">sa </text:span><text:span text:style-name="T5">Francesca </text:span><text:span text:style-name="T1">de </text:span><text:span text:style-name="T5">Rimini </text:span><text:span text:style-name="T1">fut assez mal accueillie. Je ne sais si le public de Rome et de Palerme lui jeta le « 'mauvais œil », mais du moins il lui prêta la « mauvaise oreille à</text:span><text:span text:style-name="T2">.</text:span></text:p>
      <text:p text:style-name="P10"><text:span text:style-name="T1">Le livre réussit à M. </text:span><text:span text:style-name="T5">d'Annunzio </text:span><text:span text:style-name="T1">mieux que la scène. D'ailleurs ces échecs successifs ont leur expli­cation dans la nature même de son talent. On s'en rend compte assez aisément si on a lu avec soin les rcmans qu'il a écrits. Ces beaux livres sont d'un caractère assez particulier. Je les appellerais volon­tiers des romans personnels, et je dis personnels pour ne pas dire autobiographiques. Qu'on ne s'y trompe point. Avec tous les artifices d'un art raf­finé et les précautions nécessaires, M. </text:span><text:span text:style-name="T5">d'Annunzio </text:span><text:span text:style-name="T1">n'a guèrejamais peint que lui-même. A ce person­nage, à la fois unique et divers, il a donné son sens de la beauté et de la passion. Il lui a insufflé non pas la vie, mais sa vie. Il y a tout d'abord ajouté ce qu'il fallait de fiction jusqu'au jour où, dans son admirable roman du FetC, il a presque</text:span></text:p>
      <text:p text:style-name="P14"/>
      <text:p text:style-name="P2">identifié son héros à lui-même. Là, il a démas­qué, si Ton peut dire, son procédé. Son art d'auto­biographie lyrique y apparaît à nu.</text:p>
      <text:p text:style-name="P10"><text:span text:style-name="T1">M. </text:span><text:span text:style-name="T5">d'Annunzio </text:span><text:span text:style-name="T1">aime à vivre. Ses livres lui ser­vent à se voir vivre. Il a sans doute raison. En eux et par eux,il survivra, ce qui est vivre encore, mais ce goût, si puissant ^n lui, d'apologie personnelle, n'est certes pas </text:span><text:span text:style-name="T5">Vindice </text:span><text:span text:style-name="T1">d'un tempérament drama­tique»</text:span></text:p>
      <text:p text:style-name="P10"><text:span text:style-name="T1">L'auteur dramatique, comme je me l'imagine, possède, au contraire, et doit posséder une sorte de don d'hypocrisie. Il faut qu'il soit partout dans son œuvre présent, mais qu'il y demeure invisible, sans y avoir de personnage, et qu'il se transforme tour à tour en chacun d'eux, non point pour par­ler par leur bouche, mais pour qu'ils parient par la sienne. Cette espèce d'abdication souveraine est- elle possible à M. </text:span><text:span text:style-name="T5">d'Annunzio </text:span><text:span text:style-name="T1">?</text:span></text:p>
      <text:p text:style-name="P10"><text:span text:style-name="T1">Je ne le crois pas, mais l'auteur de la </text:span><text:span text:style-name="T5">Francesca </text:span><text:span text:style-name="T1">ne doit pas penser comme moi. Il a de lui l'idée que rien n'échappe à son génie. N'écrivit-il pas à un ami qui le répéta aux journaux, au moment où le poète terminait justement sa </text:span><text:span text:style-name="T5">Francesca: </text:span><text:span text:style-name="T1">« Je ne croispas mon ouvrage indigne de Dante. »M. </text:span><text:span text:style-name="T5">d'An­nunzio </text:span><text:span text:style-name="T1">avait peut-être raison d'ailleurs. Une mau­vaise pièce peut êtreenmêmetemps un beaupoème. Je n'en veux pour preuve que sa Ville morte, que le talent de M</text:span><text:span text:style-name="T9">me</text:span><text:span text:style-name="T1">_ </text:span><text:span text:style-name="T5">Sarah </text:span><text:span text:style-name="T1">Bernhardt ne parvint pas à soutenir et qui est pourtant une œuvre étrangement</text:span></text:p>
      <text:p text:style-name="P14"/>
      <text:p text:style-name="P2">belle en son paradoxe tragique superbement déve­loppé en un harmonieux et éclatant langage.</text:p>
      <text:p text:style-name="P11">Ouoi qu'il en soit, M. d'Annunzio n'a pas tort de s'obstiner- Peut-être rencontrera-t-il un jour une de ces inspirations entièrement heureuses qui épar­gnent à un écrivain ses défauts et l'obligent à ses qualités? Peut-être» sera-ce là, entre le public et lui. ce point de contact qui lui a manqué et d'où naît le grand, l'irrésistible succès ?</text:p>
      <text:p text:style-name="P11">C'est en cette attente que M. d'Annunzio nous a donné le recueil de trois de ses œuvres théâtrales sous le titre des Victoires mutilées, par allusion à ces statues antiques qui ontdûsubirles outrages du temps avant de parvenir jusqu'à nous qui leurren- dons en admiration les injures qu'elles ont souf­fertes. M. d'Annunzio montre ainsi une belle con­fiance en l'avenir et il faut souhaiter que ses prochaines œuvres théâtrales, au lieu de n'être pas indignes de Dante, soient tout bonnement dignes de Shakespeare.</text:p>
      <text:p text:style-name="P14"/>
      <text:p text:style-name="P2">LE SOLEIL ROUGE</text:p>
      <text:p text:style-name="P10"><text:span text:style-name="T1">Si le premier coup de canon qu'échangèrent les flottes russeset japonaises eût en France de longs échos,^ je connais à Paris une maison où ce bruit guerrier retentit plus particulièrement que partout ailleurs. Le Japon n'est-il pas, pour M</text:span><text:span text:style-name="T9">me</text:span><text:span text:style-name="T1"> Judith Gautier — car c'est à elle que je pense, — une se­conde patrie ? Certes, on n'est pas plus Française que M</text:span><text:span text:style-name="T9">me</text:span><text:span text:style-name="T1"> Judith Gautier,je n'en veux pour preuve que la langue admirable qu'elle écrit avec une pureté et une maîtrise héréditaires ; mais, ce don littéraire qui est le sien, ne l'a-t-elle pas employé principa­lement à évoquer ces contrées mystérieuses de l'Extrême-Orient pour lesquelles son esprit a tou­jours montré une heureuse prédilection ?</text:span></text:p>
      <text:p text:style-name="P10"><text:span text:style-name="T1">La Chine et le Japon sont l'apanage de M</text:span><text:span text:style-name="T10">me</text:span><text:span text:style-name="T1"> Judith Gautier. Elle en connaît, avec une science parfaite et une familiarité charmante, les lieux, les mœurs, les costumes, les arts. Elle en sait les écritures et les langages compliqués. Elle îadmire Li-laï-pé comme elle admire Victor Hugo. Tout ce qui vient</text:span></text:p>
      <text:p text:style-name="P14"/>
      <text:p text:style-name="P2">de '&lt; là-bas » est cber à son cœur et a sa pensée. On dirait qu'en des .existences antérieures elle a vécu sur ces terres lointaines et qu'elle en a rap­porté d'éclatants et de délicats souvenirs. Ce sont eux qui animent ses romans d'une si étrange beau­té, ces romans aux titres énigmatiques qui s'ap­pellent la Sœur du soleil ou le Dragon impérial et qui comptent parmi les chefs-d'œuvre du roman contemporain.*</text:p>
      <text:p text:style-name="P10"><text:span text:style-name="T1">Si c'est à ses existences orientales que nous devons ces beaux livres de M</text:span><text:span text:style-name="T10">me</text:span><text:span text:style-name="T1"> Judith Gautier, c'est sa vie parmi nous qu'elle nous, a [racontée récemment dans ces deux volumes qu'elle a inti­tulés le Collier des jours et le Second Rang du Collier. C'est ainsi qu'elle a nommé poétiquement le double récit de son enfance et de sa jeunesse, ses mémoires, ou plus exactement une suite d'im­pressions et de tableaux d'une grâce aisée, précise et souriante et qui semblent dessinés, sur la page, d'un pinceau trempé délicieusement aux couleurs et auxnuances du passé, On dirait un de ces albums familiers comme en composent les peintres japo­nais, où ils représentent ce qu'ils voient en croquis d'une naïveté savante et où se mêlent des visages, des animaux, des Sears, .des paysages. C'est un peu ainsi que procède M®® Judith Gautier. Elle esquisse d'un trait juste les choses et les gens, les colorie d'un mot, les nuance d'une épithète, puis elle s'interrompt pour s'amuser à quelque arabes-</text:span></text:p>
      <text:p text:style-name="P14"/>
      <text:p text:style-name="P2">que... Et l'on s'étonne que ce livre charmant, pares­seux, soit.imprimé avec nos lettres ordinaires d'im­primerie, au lieu de présenter à nos yeux ces beaux caractères exotiques qui ressemblent à des algues, â desjnsectes, à des temples, et qui enchevêtrent sur le léger papier de riz leurs configurations mys­térieuses et baroques.</text:p>
      <text:p text:style-name="P2"/>
      <text:p text:style-name="P10"><text:span text:style-name="T1">C'est justement à un passage de ces souvenirs de M</text:span><text:span text:style-name="T9">me</text:span><text:span text:style-name="T1"> Judith Gautier que je songeais en lisant dans les journaux les récits de guerre dont le bruit nous vient du bout du monde et nous parait tout proche, car ces pays d'Extrême-Orient, longtemps fabuleux et presque chimériques, semblent avoir perdu leur ancienne distance et leur éloignement de légende. Il n en était pas encore ainsi à l'époque où M</text:span><text:span text:style-name="T9">me</text:span><text:span text:style-name="T1"> Judith Gautier fit la rencontre inattendue qu'elle nous raconte avec tant de grâce et d'émo­tion.</text:span></text:p>
      <text:p text:style-name="P11">C'était à LondresKLe bon Théophile Gautier y avait mené ses enfants à l'occasion d'une exposi­tion dont il devait rendre compte dans le Moniteur universel. Les jeunes filles se promenaient un jour dans les rues, quand un spectacle merveilleux se présenta à leur vue. Suivis d'une foule de curieux, deux personnages extraordinaires s'avançaient. Ils étaient têtus de longues robes de soie, la taille ser­</text:p>
      <text:p text:style-name="P14"/>
      <text:p text:style-name="P2">rée par une ceinture de brocart tissé d'or qui sou­tenait deux sabres croisés aux poignées ciselées. Leurs visages pâles et singuliers avaient une ex­pression de dignité, de grâce mélancolique, de dou­ceur et de dédain. Ces deux Japonais en costume national, ces deux Samouraïs, pour la jeune prome­neuse éblouie de cette vision, c'était tout le Japon, avec son mystère, son inconnu, son parfum, ce Japon dont elle devait évoquer si magiquement en ses livres l'image héroïque, élégante et vraie!</text:p>
      <text:p text:style-name="P10"><text:span text:style-name="T1">Ce n'est plus soïis cet aspect pittoresque et fabu­leux que se montrent maintenant dans nos villes les Japonais d'aujourd'hui. Ils n'ont plus de quoi faire rêver les jeunes Mes. Serrés dans leurs re­dingotes noires, les yeux abrités de lunettes miroi­tantes, seuls ou le plus souvent deux par deux, les nouveaux venus n'attirent guère l'attention des passants. Discrets et souriants, ils vont, regardent, observent, s'informent. Ils ne sont plus, avec leurs larges manches flottantes et leurs robes aux teintes vives, semblables à de riches papillons humains, oisifs et somptueux; non, avec leur teint jaune, ils ressemblent plutôt à d'industrieuses abeilles qui voltigent, butînentet repartent vers leur ruche loin­taine toute bourdonnante dê rumeur *et d'activité</text:span><text:span text:style-name="T2">.</text:span></text:p>
      <text:p text:style-name="P11">Ces deux sortes de visiteurs représentent assez bien la différence qu'il y a entre le Japon d'autre­fois et le Japon d'aujourd'hui. Gertes, celui-ci nous intéresse par son effort prodigieux à se moderniser</text:p>
      <text:p text:style-name="P14"/>
      <text:p text:style-name="P2">et par la volonté extraordinaire qu'il a employée à se transformer, par son énergie à se créer une nouvelle figure dans le monde. A-ce point de. vue, il est digne d'admiration, mais ne gardons-nous pas tout de même une préférence pour le Japon d'autrefois, qui vit pour nous dans le souvenir de</text:p>
      <text:p text:style-name="P2">ce qu'il fut, dans les merveilles de son art ?</text:p>
      <text:p text:style-name="P2"/>
      <text:p text:style-name="P11">C'est par son art que le Japon est populaire chez nous. Dès longtemps, il y eut en France une curio­sité pour les objets d'Extrême-Orient. Les ama­teurs du dix-septième et du dix-huitième siècle goûtèrent fort ce qu'on appelait les «chinoiseries », nom sous lequel on confondit les bronzes et les porcelaines, les laques et les ivoires, les émaux et les étoffes, mais ce ne fut que de notre temps que commença véritablement la faveur particulière de l'art japonais.</text:p>
      <text:p text:style-name="P11">, Cette faveur date assez exactement de l'époque où le Japon subit la grande crise de son renouvel- lement politique et social, du moment où une civi­lisation séculaire renonça brusquement à ses an­ciennes coutumes, où le Samouraï vendit ses robes et ses poignées de sabres pour s'acheter un habit noir et pour s'abonner au journal, où les mar­chands d'Europe purent pénétrer librement dans</text:p>
      <text:p text:style-name="P14"/>
      <text:p text:style-name="P2">les maisons et en ressortir arec le vase précieux, l'estampe rare, la broderie ingénieuse, avec les mille riens où s'exerce la patience hardie et délicate des artistes et des artisans de là-bas.</text:p>
      <text:p text:style-name="P11">Ce fut alors que se formèrent les grandes collec­tions d'Amérique, d'Angleterre et de France, mais elles ne retinrent que les objets de premier ordre par leur matière, leur antiquité ou leur travail. Or, l'art japonais a ceci de particulier qu'il metsa grâce et son originalité à tout ce qu'il touche, il a de riches et d'humbles perfections. Il sait également tailler un jade ou tresser une vannerie.</text:p>
      <text:p text:style-name="P11">De là, le nombreux public qu'il trouva en Europe, sous toutes ses formes et à tous ses degrés de richesse ou de simplicité,non seulement auprès des amateurs, mais aussi auprès des gens de goût, car il n'est pas seulement un art de musée, il est un art d'appartement. Ce fut ainsi qu'il pénétra partout, passa par toutes les mains, se montra à tous les yeux. Il ne fut pas qu'un plaisir, il fut un exemple. Nos artistes subirent son influence; tout le monde ressentit son charme exquis et singulier.</text:p>
      <text:p text:style-name="P11">Ce contact quotidien nous apprit à aimer ce pays à la fois bizarre et raffiné, ce peuple d'une ima­gination si variée ; nous nous habituâmes aux images qu'il nous offrait de lui-même ; nous nous familiarisâmes avec ce que son art nous enseignait des mœurs, des usages, des coutumes, sans nous rendre compte que ces mœurs et ces usages étaient</text:p>
      <text:p text:style-name="P14"/>
      <text:p text:style-name="P2">déjà ceux du passé, que ces images ne représen­taient plus qu'un Japon disparu et qui n'était pour</text:p>
      <text:p text:style-name="P2">lui-même qu'un souvenir glorieux et déjà lointain.</text:p>
      <text:p text:style-name="P2"/>
      <text:p text:style-name="P11">Certes, les Japonais d'à présent ont conservé quelque chose de l'habileté artistique de jadis. Ils savent encore sculpter un ivoire, fondre unbronze, peindre une soie. La main y est encore adroite, mais on sent que le cœur n'y est plus. L'activité et l'ingéniosité de ce peuple si énergique et si fin sont ailleurs. Sa préoccupation n'est plus d'em­bellir la vie par les mille délicatesses d'un art à la fois rare et pratique. D'autres soucis ont remplacé celui-là. Le Japon, à l'heure actuelle, est tout entier à l'exercice de sa puissance industrielle, politique et militaire. Ce qui l'intéresse, ce sont ses alliances, ses armées, ses arsenaux, ses flottes, car c'est sur la mer que se décident ses destinées.</text:p>
      <text:p text:style-name="P2">Il semble du reste que les vaisseaux de guerre, indépendamment de leur nécessité et de leur uti­lité patriotiques, doivent plaire à l'imagination japonaise. Il y a dans le cuirassé moderne une sorte de complication et de singularité qui en fait comme un être un peu fantastique. Le Dragon des légendes renaît sous une forme nouvelle... Comme lui le cuirassé est rapide, terrible, énigmatique en sa carapace d'acier. Il darde à travers la nuit ses</text:p>
      <text:p text:style-name="P8"/>
      <text:p text:style-name="P2">regards électriques. Il crache de la fumée et jette du feu. Il y a eu lui du monstre et de l'idole. On le craint et on l'honore. 11 semble être sorti de la rêverie guerrière d'un Hokousaï. Lés Samouraïs d'autrefois, écailleux en leurs armures de laque, cachés derrière leurs masques de combat, ne sem­bleraient pas déplacés à son bord avec leurs aspects de crustacés héroïques.</text:p>
      <text:p text:style-name="P11">Ce ne sont pas des marins de ce genre-que le Japon moderne fait -monter sur ses navires. Les Japonais se sont, pour ainsi dire, déjaponisés. Ils ont renoncé au faste et au pittoresque. Ce peuple, si amoureux jadis de parures éclatantes et de riches étoffes, vêt ses soldats et ses matelots de couleurs sombres. Aux fantaisies magnifiques des costumes a succédé la rigueur des uniformes. La Russie n'a pas eu à combattre des estampes vivantes, mais des armées disciplinées et une marine redoutable par l'excellence de ses engins, le courage de ses équi­pages et la science de ses officiers. Un cœur or­gueilleux battait sous les tuniques et les vareuses. Le Japon ne demandait qu'à faire ses preuves, celles de sa nouvelle puissance. Et nous avons vu vers l'Orient, monter au ciel l'astre sanglant de la guerre, celui que José-Maria de Heredia a évo­qué superbement dans un sonnet des Trophées, ce soleil que le Daïmio voit, au matin de la ba­taille,</text:p>
      <text:p text:style-name="P14"/>
      <text:p text:style-name="P11">Poindre, orbe éblouissant, au-dessus de la mer, ^ tandis</text:p>
      <text:p text:style-name="P2">Que pour couvrir ses yeux dont pas un cil ne bouge, II ouvre d'un seul coup son éventail de fer Où dans le satin blanc se 1ère un soleil rouge.</text:p>
      <text:p text:style-name="P8"/>
      <text:p text:style-name="P2">LE FUSIL ET LA FOURCHETTE</text:p>
      <text:p text:style-name="P10"><text:span text:style-name="T1">Le Français a ceci d'assez particulier qu'il aime Paris. Je ne crois pas que l'Allemand ait pour Ber­lin, l'Espagnolpour Madrid et l'Italien pour Rome le sentiment que le Français a pour sa capitale. Paris est une de nos vanités nationales, et nous tenons assez, tant que nous sommes, à ce que l'on pense comme nous à ce sujet, Nous éprou­vons de la reconnaissance envers l'étranger qui partage notre goût pour la grande'ville. Il -y a, à cet égard, une sorte -de suffrage universel auquel nous sommes fort sensibles. Aussi, considérons- nous, comme une preuve de l'attrait que Paris exerce dans le monde entier, les visites impériales, royales ou princîères, qui nous semblent attester, chez des hôtes illustres,' le même sentiment qui nous amène, au printemps et à l'automne, les tou­ristes de toutes nations qui animent nos rues de leurs silhouettes cocasses et disparates. C'est ainsi que nous apprenons de mêmjyavec plaisir la pré</text:span><text:span text:style-name="T2">­</text:span><text:span text:style-name="T1">sence d'un Empereur en grand», étiquette ou d'un Roi en demi-incognito.</text:span></text:p>
      <text:p text:style-name="P14"/>
      <text:p text:style-name="P10"><text:span text:style-name="T1">Paris, ea effet, a toutes sortes d'accueil, les plus magnifiques et les plus discrets. Il sait acclamer d</text:span><text:span text:style-name="T9">?</text:span><text:span text:style-name="T1">une voix formidable ou saluer d'une main fami­lière. Un souverain y peut vivre, parfaitement libre et tranquille, et, une fois ses devoirs officiels accom­plis, y mener la vie d'un homme aisé qui a de lionnes relations, se promener en voiture et en automobile, aller au théâtre et accepter des invita­tions de. campagne ou de chasse.</text:span></text:p>
      <text:p text:style-name="P10"><text:span text:style-name="T1">Ce sont ces dernières qu'ils acceptent le plus volontiers/Les rois sont chasseurs. C'est un excel­lent exercice. Il n'en est pas qui convienne mieux au poumon ; il n'en est pas qui ouvre mieux l'appétit. Çcn fusil et bonne fourchette vont de pair, et je né doute pas qu'après avoir fait, comme de juste, le c oup du roi, Leurs Majestés né fassent honneur mis. côtelettes grillées et à l'omelette aux fines her­bes que i'ua de leurs hôtes leur fit servir à un dé</text:span><text:span text:style-name="T2">­</text:span><text:span text:style-name="T1">jeuner dont les journaux ont fidèlement transmis le menu.</text:span></text:p>
      <text:p text:style-name="P4"/>
      <text:p text:style-name="P11">- J'aime beaucoup, à une table royale, la présence de ces côtelettes, et de cette omelette. Elles sont significatives et donnent à penser, Elles, méritent 4jêtre retenues et méditées. Elles iious renseignent, à leur façon, sur l'état actuel 4é cuisinefrançaise et nous éclairent sur son avenir. EMes sont' des</text:p>
      <text:p text:style-name="P14"/>
      <text:p text:style-name="P2">arguments à un sujet qui n'est pas sans importance.</text:p>
      <text:p text:style-name="P11">La cuisine, en effet, est une des gloires de la France, et une de celles qui dure encore le mieux et qui maintient le plus sûrement à l'étranger notre vieille réputation de délicatesse et de raffine­ment. Elle sert de prétexte à ceux qui veulent nous dire du bien de nous. Nous passons encore, pres­que partout, pour un peuple qui sait s'habiller — les femmes, j'entends — et qui sait manger avec finesse et variété, et on nous en complimente vo­lontiers. Il est vrai que, cette concession faîte, on nous demande de reconnaître en échangeque nous sommes en complète décadence et on s'étonne un peu que nous n'en convenions point sans résis­tance.</text:p>
      <text:p text:style-name="P11">Il y a quelques années, durant un séjour aux Etats-Unis*j'eus l'occasion d'éprouver maintes fois cette façon dont on pense de nous et dont on vou­drait assez que nous pensassions de nous-mêmes» On croit avoir fait suffisamment pour nous amener de bon ce point devue et avoir ménagé, comme il le faut, notre susceptibilité nationale, quand on nous a concédé notre cuisine et notre vêtement. Quelques-uns veulent bien ajouter encore à l'habi­leté de nos modistes et au savoir de nos marmitons le mérite de notre littérature et, en particulier, de notre poésie, mais c^était là une politesse person­nelle dont je n'étais pas dupe, et on en revenait toujours à l'excellence de notre cuisine,après avoir</text:p>
      <text:p text:style-name="P14"/>
      <text:p text:style-name="P2">cité la misère de notre politique et la pauvreté de notre diplomatie.</text:p>
      <text:p text:style-name="P11">Ce vieux renom culinaire, c'est le dix-huitième siècle qui nous l'a mérité. La popularité de la cui­sine française date véritablement de cette époque. Ce fut au temps de la Régence que l'on commença à manger finement. La cuisine française est née au Palais-Royal, dans ces "réduits que le Régent avait fait installer avec luxe et où tous les ustensiles étaient en argent. C'est de là que sortirent les sou­pers des roués et d'où se répandirent par toute la France les usages d'une gastronomie délicate dont les principes sont exposés,en 1739,dans le curieux ouvrage dû au cuisinier Marin, intitulé les Dons deComus ou les plaisirs de la table, et pour lequel deux Jésuites, les pères Brumoy et Bougeant, écri­virent une préface que l'on peut qualifier de subs­tantielle.</text:p>
      <text:p text:style-name="P11">Voici comment s'exprimaient les bons pères: «La science du cuisinier moderne consiste aujourd'­hui à décomposer, à faire digérer et à quintessen- cier les viandes, à en tirer des sucs nourrissants et légers, à les confondre de façon que rien ne domine et que tout se fasse sentir.enfm à leur don­ner cette union que les peintres donnent aux cou­leurs, et à les rendre si homogènes que, de leurs différentes saveurs, il ne résulte qu'un goût fin et piquant et, si je l'ose dire, une harmonie de tous leurs goûts réunis. »</text:p>
      <text:p text:style-name="P15"/>
      <text:p text:style-name="P10"><text:span text:style-name="T1">C'est sur ce sage propos que se fonda la cuisine française moderne. Elle réagissait contre celle du dix-septième siècle, plus faite pour la gloutonnerie que pour la gourmandise, où l'on empilait sur le même plat des viandesdisparates,oùl'on employait - des ingrédients bizarres, où se mêlaient de l'iris</text:span><text:span text:style-name="T9">1</text:span><text:span text:style-name="T1">, de l'eau de roses, du gingembre, de la muscade, de l'ambre et du musc, où l'on pannait les rôtis de poudres odoriférantes, où l'on musquait lës pâtisséries, où l'on cuisait le 'poisson enveloppé de fenouil vert et où l'on saupoudrait certains mets avec de la suie.</text:span></text:p>
      <text:p text:style-name="P11">Si la délicatesse de la boucbe imposa à la cuisine du grand siècle la transformation qu'elle subit, celle de notre temps devra également se conformer à des exigences nouvelles. L'estomac français n'est plus maintenant ce qu'il était jadis . Le siècle que nous venons de voir finir sera sans doute le der­nier où l'on aura pratiqué l'art de manger. La cui­sine qui fut longtemps au service de la gourman­dise va obéir de plus en plus aux règles de l'by- giène. On se contentera de cuire les aliments au lieu de les cuisiner. Le savoir culinaire sera une dépendance de la science médicale. Il en sera ainsi à mesure que les-gens auront davantage le souci, non seulement dè se guérir des maux qu'ils ont, mais de prévenir ceux qu'ils n'ont pas. Ils se refuseront aux dangeureuses avances de la gastro- nomie.À Fépîcuréismedu ventre "succédera le s toi-</text:p>
      <text:p text:style-name="P14"/>
      <text:p text:style-name="P2">cisme de l'estomac. Nous serons mêmedes ascètes de la bouche, et c'est ce futur état de choses que me semble annoncer l'apparition sur une table royale de la saine côtelette grillée et de la sage omelette aux fines herbes.</text:p>
      <text:p text:style-name="P2"/>
      <text:p text:style-name="P11">De même, désormais, îa fourchette et le fusil cesseront leur antique alliance. Le divorce, en fait, est déjà accompli du reste. Je suis sûr que, dans les grandes battues, la plupart des chasseurs n'ont aucune envie de goûter au gibier qu'ils abattent. A combien'leur médecin n'a-t-il pas interdit l'usage indigeste de la viande sauvage !...</text:p>
      <text:p text:style-name="P11">S'ils obéissent par prudence à cette prescription, la majorité des Français ne tarderont pas à y obéir aussi par nécessité. Le gibier, en effet, devient rare en France; ce n'est pîus un produit naturel du pays, mais une production de luxe. Où est le temps où chaque sillon cachait son lièvre, où cha­que luzerne gîtait sa compagnie de perdrix? Main­tenant, lièvres et perdrix n'existent plus guère que sur des terrains de chasse soigneusement surveillés, dont l'abondance artificielle n'est obtenue que par la protection des couvées et la conservation des cou­ples, par mille expédients ingénieux et coûteux, jusqu'au jour où l'on abat par centaines ces bêtes d'élevage qui n'ont plus ni fuite, ni défense.</text:p>
      <text:p text:style-name="P14"/>
      <text:p text:style-name="P11">La chasse ainsi pratiquée est exclusivement un jeu d'aristocrates.C'est exactement ce qu'elle était, pour d'autres causes, à la fin de l'ancien régime. Elle n'est plus un plaisir républicain, mais un divertissement royal* J'ai entendu, à ce propos,un grave et savant historien soutenir que la Révo­lution française avait été faite en partie contre le droit de chasse. Ce privilège était, parmi ceux de la noblesse, un des plus impopulaires auprès du campagnard et du bourgeois-des petites villes. Le rêve du cultivateur n'était pas la poule au pot,mais la perdrix aux choux.ll voulait pouvoir prendre son fusil et pouvoir, sur son champ, bouler librement son lièvre.</text:p>
      <text:p text:style-name="P10"><text:span text:style-name="T1">Ce droit, il l'a depuis cent ans. Il a fallu un siè</text:span><text:span text:style-name="T2">­</text:span><text:span text:style-name="T1">cle pour dégiboyer à peu près la France. Actuel­lement, là chose est faite. Les terres communales n'ont plus guère plume ni poih La petite propriété est également à peu près réduite à la même indi­gence. Le chasseur bourgeois n'a plus qu'à tirer en l'air s'il veut absolument lâcher son coup de fusil, à moins qu'il ne préfère, comme le bon Tartarin de Tarascon, s'exercer à cribler sa casquette. Pendant ce temps, les riches battues, les tirés abondants, fournissent des tableaux de douze ou quinze cents pièces, tandis que nôtre homme rentre le carnier vide et ses deux cartpuches au canon. Il peut, il est vrai,les dépharger pour se distraire sur le bon­net rouge qu'il a pendu, il y a cent ans, au sommet</text:span></text:p>
      <text:p text:style-name="P14"/>
      <text:p text:style-name="P2">de l'arbre de la liberté. Etait-ce bien la peine, pour ce résultat, de guillotiner Louis XVI et de décapi­ter André Chénier ?</text:p>
      <text:p text:style-name="P2">1902.</text:p>
      <text:p text:style-name="P8"/>
      <text:p text:style-name="P2">L'ENDROIT FRAIS</text:p>
      <text:p text:style-name="P11">Aux Parisiens d'ïié qui cherchent un endroit frais pour y passer à l'aise les heures chaudes de l'après-midi, je n'en saurais conseiller un plus agréable et plus propice que les salles de scul­pture au Musée du Louvre. La chaleur du dehors ne pénètre pas les murs épais du vieil édifice. Au dedans,il fait bon. Entrons-y parla porte du pavil­lon MoIIien et suivons la vaste galerie que termine le double escalier de pierre où se dresse, sur le palier, debout à la proue ébréchée de sa trirème, la Victoire de Samothrace. Une fraîcheur délicieuse vous surprend là, au sortir de la placé du Carrou­sel, ardente et ensoleillée. L'air/fcpi'on respire sous ces voûtes est léger et caverneux. Est-ce la déesse victorieuse qui vous évente au passage de ses ailes de pierre éternellement palpitantes ?</text:p>
      <text:p text:style-name="P11">Je ne sais, mais ces salles basses des antiques au Louvre conservent en plein Paris estival un cli­mat particulier. Les hautes fenêtres les éclairent d'un jour discret et sobre. Elles sont désertes et silencieuses. Les pas y résonnent sur le pavage</text:p>
      <text:p text:style-name="P2">froid où Ton ne s'étonnerait pas trop'de voir pous­ser l'herbe aux interstices des dalles. Le long du mur rougeâtre, dieux, déesses, héros, s'alignent sur leurs socles de brèche jaune, en leur immobi­lité divine et glorieuse. Le geste noble soulève la draperie de marbre. Beaucoup sont nus. Leur nudité même ajoute à l'impression de fraîcheur. Ne sont-elles pas rafraîchissantes à voir, ces sta­tues tranquilles et pures, quand on vient de la rue où l'on a coudoyé au passage des gens en sueur sous leurs épais vêtements modernes ?</text:p>
      <text:p text:style-name="P11">Ici, au contraire, les mouvements sont harmo­nieux et fixés à jamais dans une attitude immuable- Leur vue est un repos. Le lieu qu'elles habitent, ces statues, est tout imprégné de leur silence. Il y fait frais. Laissons-y passer l'heure chaude. Ces dieux sont bienveillants. Je suis sûr qu'ils ne s'of­fenseraient pas d'une cigarette discrètement allu­mée. Sa fumée leur rappelieraitl'encens des anciens sacrifices. Mais ici on ne tolère pas. l'ail urne tte inoffènsive du promeneur. C'est le Seul défaut de îcet endroit charmant. L'administration,qui fait sans peur cohabiter les chefs-d'œuvre avec ceux qui les gardent, craint davantage le tison sans danger du fumeur que les lampes perfides qu'elle emploie en ses loges et les redoutables popotes qu'elle cuisine à ses fourneaux.</text:p>
      <text:p text:style-name="P14"/>
      <text:p text:style-name="P13"><text:span text:style-name="T1">Ce n'est pas seulement pour en goûter, l'étéy l'agréable fraîcheur que j'ai m </text:span><text:span text:style-name="T5">e </text:span><text:span text:style-name="T1">ces salles silencieuses des antiques, mais aussi pour y suivre certaines pensées que me suggère le séjour de ce vieux Lou­vre amical et familier. L'art seul y règne désor­mais. Les chefs-d'œuvre, par la force exclusive de leur présence, chasseront aussi les parasites qui; compromettent leur sécurité.Les ministères y per­dent du terrain bien qu'ils résistent pied à pied. La lutte ne finira que quand on aura déménagé le dernier carton et éteint le dernier quinquet à réflecteur et, ce jour-là, les trésors du Louvre y seront encore à l'étroit.<text:tab/>. .</text:span></text:p>
      <text:p text:style-name="P10"><text:span text:style-name="T1">Ils sont d'ailleurs presque innombrables, et le catalogue, s'il en est jamais fait, sera monumental; Tableaux* dessins, statues, gemmes, émaux,bron­zes, faïences, meubles, tapisseries,ivoires s'y àcéu- mulent en bon ordre. C'est tout cela qu'on sent autour de soi et au-dessus de soi quand on par­court un des plus vastes domaines d'art qui existe au monde. La visite du Louvre devrait être un des plaisirs île l'été ; c'est sa saison de solitude. Et quel voyage vaut celui-là ! L'esprit y </text:span><text:span text:style-name="T5">prend imi </text:span><text:span text:style-name="T1">activité particulière. Les yeux y sont amusa it ravis continuellement par la vue de tant d'objets . singuliers, précieux, délirais et admirable de</text:span></text:p>
      <text:p text:style-name="P14"/>
      <text:p text:style-name="P2">mes ou de couleur. Tout nous y apprend la diver­sité du génie de l'homme selon les siècles et les pays. -</text:p>
      <text:p text:style-name="P11">Ce n'est point, pourtant, il faut le dire, la seule impression que l'on emporte d'une pareille visite. Il en est une autre moins avantageuse à l'humanité -et que j'éprouve chaque fois au cours d'une pro­menade à travers notre grand musée. Ce n'est point un sen timent d'orgueil à en dénombrer les richesses, c'est, au contraire, un sentiment de surprise et presque de confusion à le constater si riche. Bien plus, même, je ressens quelque honte à ïa pensée qu'il a fallu créer à l'œuvre d'art un asile dont elle ne devait pas avoir besoin. Sa.vie aurait dû être assez assurée pour qu'il fût inutile de la défendre et de la protéger ainsi. Ce soin que nous avons d'elle est moins peut-être un signe de notre sollici­tude qu'une marque de notre barbarie. D'autant plus que, souvent, nos prévenances viennent trop tard et que ce n'est plus le chef-d'œuvre intact et complet que nous recueillons ainsi, mais son frag­ment, son débris ou sa parcelle.</text:p>
      <text:p text:style-name="P4"/>
      <text:p text:style-name="P11">En effet, rien ne nous renseigne mieux qu'un musée sur ce double instinct de l'homme, à la fois destructeur aveugle et conservateur minutieux de ce qu'il a créé. II n'hésite pas à détruire et montre</text:p>
      <text:p text:style-name="P14"/>
      <text:p text:style-name="P1"><text:span text:style-name="T1">pour ce qui a survécu à la destruction des tendres­ses inattendues. Il préserve soigneusement, le len­demain, ce que, la veille, il eût brisé sans remords. Un musée est la preuve même de cette contradic­tion. La plupart des objets qui le composent y sont réunis par d'étranges vicissitudes et leur réunion disparate témoigne de l'insécurité des temps. Beau­coup en portent la marque matérielle par une cas­sure ou quelque dégât. Les plus heureux ont, au moins, été enlevés de la place qu'ils occupaient. Ils sont là, nomades et dépaysés. Ge tableau et cette tapisserie ont quitté le mur qu'ils étaient faits pour orner de leur panneau de toile peinte et de leur tenture de laine coloriée. Cette châsse provient de quelque trésor d'église pillé et dispersé; Chaque chose a perdusa destination primitive etleur assem­blage fortuit en un même lieu évoque des idées de désordre et de brutalité. Que de rencontres impré</text:span><text:span text:style-name="T2">­</text:span><text:span text:style-name="T1">vues et de voisinages inopinés !</text:span></text:p>
      <text:p text:style-name="P11">La fresque boiticellienne de la villa Lemmi, à Florence, retrouve, en ce Louvre hospitalier, la frise des archers assyriens du palais de Darius, à Suse. Un casque étrusque de bronze vert y contraste avec le morion émaillé du roi Charles IX. La sta­tuette d'une prêtresse d'Egypte s'y dresse non loin d'une figurine de Clodion ou d'une vierge gothique. La Joconde de Léonard de Vinci y sourit à la seconde femme de Pierre-Paul Rubens 1 Et ces rapproche­ments singuliers n'ont-ils pas une signification ?</text:p>
      <text:p text:style-name="P14"/>
      <text:p text:style-name="P2">Ne disent-ils pas les dangers que l'homme fait courir aux œuvres humaines, même à celles qu'il devrait laisser à l'écart de ses luttes et de ses vio­lences et qui n'y échappent que par de mystérieux hasards?</text:p>
      <text:p text:style-name="P10"><text:span text:style-name="T1">- Malgré tout, les chefs-d'œuvre veulent vivre. Il y a en eux une sorte de volonté occulte qui les défend et les conserve. Ils y emploient des ruses merveilleuses et secrètes. Ils'déjouent l'incendie et le pillage, le poing et le marteau. Fragiles, ils durent, en dépit de ce qui les devrait anéantir. La nature vient à leur aide. L'urne grecque sort délicate et _ vivante du sol qui l'a préservée. La terre rend les statues qu'elle a pieusement recouvertes pendant des siècles, et l'homme revoit avec joie et respect la déesse ou le dieu qu'il a jadis renversés bien qu'ils représentassent pourtant r^n rêve de force et de beauté</text:span><text:span text:style-name="T2">.</text:span></text:p>
      <text:p text:style-name="P4"/>
      <text:p text:style-name="P11">C'est pourquoi il n'est guère possible de par­courir sans mélancolie et sans un peu de honte ce lieu expiatoire que l'on nomme un musée, si l'on veut bien réfléchir davantage à ce qu'il est qu'à ce qu'il parait. Certes ce culte tardif rendu à l'œu­vre d'art a je ne sais quoi de consolant comme une promesse et de rassurant comme un repentir,</text:p>
      <text:p text:style-name="P14"/>
      <text:p text:style-name="P1"><text:span text:style-name="T1">mais tout de même rien ne témoigne mieux, à mon sens, de la barbarie et de la brutalité natives de l'homme envers les choses. Je sais bien qu'il cher­che à racheter ses torts par des soins attentifs. Tous ces objets qui forment un musée sont numé</text:span><text:span text:style-name="T2">­</text:span><text:span text:style-name="T1">rotés, étiquetés, époussetés. On ne néglige rien pour assurer désormais leur existence. Ils repo­sent à l'abri des vitrines et sous l'œiJ vigilant des gardiens. On les visite respectueusement. On parle bas en leur présence. On les vénère. Cependant, quelque plaisir que nous ayons à les considérer, nous ne pouvons nous empêcher de penser que ce n'est pas là où nous devrions les voir. De leur silence s'élève une rumeur de reproche.</text:span></text:p>
      <text:p text:style-name="P11">îl en est pourtant qui ont trouvé là leur asile naturel. La vitrine leur convient et semble bien leur demeure définitive. L'usage pour lequel ils étaient faits a passé. Ils n'ont plus de raisons de se mêler à la vie. 11 est bien qu'on les ait mis ainsi à l'abri; mais combien d'autres semblent prisonniers en ces salles ! Les statues surtout y sont mal à l'aise. Nous admirons encore leur beauté, mais elle n'est plus celle de jadis. Re­gardez cette hautaine Victoire de Samothrace, qui, debout à la proue de sa trirème de pierre, garde l'entrée de ces salles des antiques où l'air ost si frais, mais où la lumière est parcimonieuse et mesurée. Au lieu du triste mur jaune sur lequel elle se détache, ne voudriez-vous pas voir derrière</text:p>
      <text:p text:style-name="P14"/>
      <text:p text:style-name="P2">elle l'azur où elle ouvrait jadis ses ailes palpitan­tes?</text:p>
      <text:p text:style-name="P12">N'est-ce point dans ces jardins d'Anet, parmi les verdures et les eaux maintenant détruites, que la Nymphe de Jean Goujon devrait encore allonger son corps souple et robuste de chasseresse et cares­ser de son geste hardi le beau cerf aux cornes dorées dont elle flatte amoureusement l'encolure? Et c'est peut-être pour les empêcher, ces statues, de regagner le lieu natal, que veillent sur elles les bons gardiens, dont les bicornes, les galons, l'ha­bit presque militaire, rappellent également qu'un Musée a son origine et sa raison d'être dans la turbulence des hommes et dans le tumulj&amp;~d€s temp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Palatino Linotype" svg:font-family="'Palatino Linotype'" style:font-family-generic="roma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alatino Linotype"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orphans="0" fo:widows="0" fo:hyphenation-ladder-count="no-limit" fo:text-indent="0cm" style:auto-text-indent="false" style:text-autospace="ideograph-alpha" style:punctuation-wrap="hanging" style:line-break="strict" style:vertical-align="auto" style:writing-mode="lr-tb"/>
      <style:text-properties fo:color="#000000" style:font-name="Arial Unicode MS" fo:font-size="12pt" fo:language="fr" fo:country="FR" style:letter-kerning="true" style:font-name-asian="Arial Unicode MS" style:font-size-asian="12pt" style:language-asian="fr" style:country-asian="FR"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Mangal1" style:font-size-complex="14pt"/>
    </style:style>
    <style:style style:name="Text_20_body" style:display-name="Text body" style:family="paragraph" style:parent-style-name="Standard" style:class="text">
      <style:text-properties style:use-window-font-color="true" fo:font-size="10pt" style:font-size-asian="10pt" style:font-size-complex="10pt"/>
    </style:style>
    <style:style style:name="List" style:family="paragraph" style:parent-style-name="Text_20_body" style:class="list">
      <style:text-properties style:font-name="Palatino Linotype" style:font-name-complex="Mangal2"/>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Mangal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Body_20_Text_20_2" style:display-name="Body Text 2" style:family="paragraph" style:parent-style-name="Standard">
      <style:paragraph-properties fo:margin="100%" fo:margin-left="0cm" fo:margin-right="0cm" fo:margin-top="0cm" fo:margin-bottom="0cm" fo:text-indent="0.635cm" style:auto-text-indent="false"/>
      <style:text-properties style:use-window-font-color="true" fo:font-size="10pt" style:font-size-asian="10pt" style:font-size-complex="10pt"/>
    </style:style>
    <style:style style:name="Signature" style:family="paragraph" style:parent-style-name="Standard" style:class="text">
      <style:paragraph-properties text:number-lines="false" text:line-number="0"/>
    </style:style>
    <style:style style:name="_3c_dateline_3e_" style:display-name="&lt;dateline&gt;" style:family="paragraph" style:parent-style-name="Standard">
      <style:paragraph-properties fo:margin="100%" fo:margin-left="2.499cm" fo:margin-right="0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WW-Citation" style:family="paragraph" style:parent-style-name="Quotations">
      <style:paragraph-properties fo:margin-top="0cm" fo:margin-bottom="0cm"/>
    </style:style>
    <style:style style:name="WW8Num2z0" style:family="text">
      <style:text-properties style:font-name="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text-underline-style="solid" style:text-underline-width="auto" style:text-underline-color="font-color" style:font-name-complex="Times New Roman"/>
    </style:style>
    <style:style style:name="Corps_20_de_20_texte_20_2_20_Car" style:display-name="Corps de texte 2 Car" style:family="text" style:parent-style-name="Default_20_Paragraph_20_Font">
      <style:text-properties fo:color="#000000" style:font-name="Arial Unicode MS" fo:font-size="12pt" style:font-name-asian="Arial Unicode MS" style:font-size-asian="12pt" style:font-name-complex="Arial Unicode MS" style:font-size-complex="12pt"/>
    </style:style>
    <style:style style:name="Corps_20_de_20_texte_20_Car" style:display-name="Corps de texte Car" style:family="text" style:parent-style-name="Default_20_Paragraph_20_Font">
      <style:text-properties fo:color="#000000" style:font-name="Arial Unicode MS" fo:font-size="12pt" style:font-name-asian="Arial Unicode MS" style:font-size-asian="12pt" style:font-name-complex="Arial Unicode MS"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2.499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U^ ili ^jc'K^dM &gt;</dc:title>
    <meta:initial-creator>BASTIN</meta:initial-creator>
    <meta:creation-date>2011-07-01T09:10:00</meta:creation-date>
    <dc:creator>Frédéric Glorieux</dc:creator>
    <dc:date>2013-02-21T10:36:36</dc:date>
    <meta:editing-cycles>2</meta:editing-cycles>
    <meta:editing-duration>PT49M4S</meta:editing-duration>
    <meta:document-statistic meta:table-count="0" meta:image-count="0" meta:object-count="0" meta:page-count="136" meta:paragraph-count="404" meta:word-count="28588" meta:character-count="170326"/>
    <meta:generator>OpenOffice.org/3.4.1$Win32 OpenOffice.org_project/341m1$Build-9593</meta:generator>
  </office:meta>
</office:document-meta>
</file>